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 style:data-style-name="N3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Graphs" table:style-name="ta1">
        <table:shapes>
          <draw:frame draw:z-index="0" draw:style-name="gr1" draw:text-style-name="P1" svg:width="159.99mm" svg:height="89.99mm" svg:x="22.59mm" svg:y="4.53mm">
            <loext:p draw:notify-on-update-of-ranges="Data.G12:Data.G14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45.17mm" svg:y="103.87mm">
            <loext:p draw:notify-on-update-of-ranges="Data.M12:Data.M142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Data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5" table:default-cell-style-name="Default"/>
        <table:table-column table:style-name="co1" table:default-cell-style-name="ce1"/>
        <table:table-row table:style-name="ro1" table:number-rows-repeated="3">
          <table:table-cell table:number-columns-repeated="6"/>
          <table:table-cell table:style-name="Default"/>
          <table:table-cell table:number-columns-repeated="5"/>
          <table:table-cell table:style-name="Default"/>
        </table:table-row>
        <table:table-row table:style-name="ro1">
          <table:table-cell table:number-columns-repeated="2"/>
          <table:table-cell table:style-name="ce1" office:value-type="float" office:value="4120651137" calcext:value-type="float">
            <text:p>4,120,651,137</text:p>
          </table:table-cell>
          <table:table-cell table:number-columns-repeated="3"/>
          <table:table-cell table:style-name="Default"/>
          <table:table-cell table:number-columns-repeated="5"/>
          <table:table-cell table:style-name="Default"/>
        </table:table-row>
        <table:table-row table:style-name="ro1" table:number-rows-repeated="2">
          <table:table-cell table:number-columns-repeated="6"/>
          <table:table-cell table:style-name="Default"/>
          <table:table-cell table:number-columns-repeated="5"/>
          <table:table-cell table:style-name="Default"/>
        </table:table-row>
        <table:table-row table:style-name="ro1">
          <table:table-cell table:number-columns-repeated="2"/>
          <table:table-cell office:value-type="string" calcext:value-type="string">
            <text:p>D4:</text:p>
          </table:table-cell>
          <table:table-cell office:value-type="float" office:value="32200000" calcext:value-type="float">
            <text:p>32200000</text:p>
          </table:table-cell>
          <table:table-cell office:value-type="float" office:value="6858463817" calcext:value-type="float">
            <text:p>6858463817</text:p>
          </table:table-cell>
          <table:table-cell/>
          <table:table-cell table:style-name="Default"/>
          <table:table-cell table:number-columns-repeated="5"/>
          <table:table-cell table:style-name="Default"/>
        </table:table-row>
        <table:table-row table:style-name="ro1">
          <table:table-cell table:number-columns-repeated="2"/>
          <table:table-cell office:value-type="string" calcext:value-type="string">
            <text:p>D4:</text:p>
          </table:table-cell>
          <table:table-cell office:value-type="float" office:value="32250000" calcext:value-type="float">
            <text:p>32250000</text:p>
          </table:table-cell>
          <table:table-cell office:value-type="float" office:value="7200095081" calcext:value-type="float">
            <text:p>7200095081</text:p>
          </table:table-cell>
          <table:table-cell/>
          <table:table-cell table:style-name="Default"/>
          <table:table-cell table:number-columns-repeated="5"/>
          <table:table-cell table:style-name="Default"/>
        </table:table-row>
        <table:table-row table:style-name="ro1">
          <table:table-cell table:number-columns-repeated="3"/>
          <table:table-cell table:formula="of:=[.D8]-[.D7]" office:value-type="float" office:value="50000" calcext:value-type="float">
            <text:p>50000</text:p>
          </table:table-cell>
          <table:table-cell table:formula="of:=[.E8]-[.E7]" office:value-type="float" office:value="341631264" calcext:value-type="float">
            <text:p>341631264</text:p>
          </table:table-cell>
          <table:table-cell table:formula="of:=[.E9]/[.D9]" office:value-type="float" office:value="6832.62528" calcext:value-type="float">
            <text:p>6832.62528</text:p>
          </table:table-cell>
          <table:table-cell table:style-name="Default"/>
          <table:table-cell table:number-columns-repeated="5"/>
          <table:table-cell table:style-name="Default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</table:table-row>
        <table:table-row table:style-name="ro1">
          <table:table-cell table:number-columns-repeated="2"/>
          <table:table-cell office:value-type="string" calcext:value-type="string">
            <text:p>D4:</text:p>
          </table:table-cell>
          <table:table-cell office:value-type="float" office:value="3450000" calcext:value-type="float">
            <text:p>3450000</text:p>
          </table:table-cell>
          <table:table-cell office:value-type="float" office:value="36390707" calcext:value-type="float">
            <text:p>36390707</text:p>
          </table:table-cell>
          <table:table-cell/>
          <table:table-cell table:style-name="Default"/>
          <table:table-cell/>
          <table:table-cell office:value-type="string" calcext:value-type="string">
            <text:p>D4:</text:p>
          </table:table-cell>
          <table:table-cell office:value-type="float" office:value="3450000" calcext:value-type="float">
            <text:p>3450000</text:p>
          </table:table-cell>
          <table:table-cell office:value-type="float" office:value="39665299" calcext:value-type="float">
            <text:p>39665299</text:p>
          </table:table-cell>
          <table:table-cell/>
          <table:table-cell table:style-name="Default"/>
        </table:table-row>
        <table:table-row table:style-name="ro1">
          <table:table-cell table:number-columns-repeated="2"/>
          <table:table-cell office:value-type="string" calcext:value-type="string">
            <text:p>D4:</text:p>
          </table:table-cell>
          <table:table-cell office:value-type="float" office:value="3500000" calcext:value-type="float">
            <text:p>3500000</text:p>
          </table:table-cell>
          <table:table-cell office:value-type="float" office:value="177170775" calcext:value-type="float">
            <text:p>177170775</text:p>
          </table:table-cell>
          <table:table-cell table:formula="of:=[.E12]-[.E11]" office:value-type="float" office:value="140780068" calcext:value-type="float">
            <text:p>140780068</text:p>
          </table:table-cell>
          <table:table-cell table:formula="of:=[.F12]/([.D12]-[.D11])" office:value-type="float" office:value="2815.60136" calcext:value-type="float">
            <text:p>2,816</text:p>
          </table:table-cell>
          <table:table-cell/>
          <table:table-cell office:value-type="string" calcext:value-type="string">
            <text:p>D4:</text:p>
          </table:table-cell>
          <table:table-cell office:value-type="float" office:value="3500000" calcext:value-type="float">
            <text:p>3500000</text:p>
          </table:table-cell>
          <table:table-cell office:value-type="float" office:value="176535880" calcext:value-type="float">
            <text:p>176535880</text:p>
          </table:table-cell>
          <table:table-cell table:formula="of:=[.K12]-[.K11]" office:value-type="float" office:value="136870581" calcext:value-type="float">
            <text:p>136870581</text:p>
          </table:table-cell>
          <table:table-cell table:formula="of:=[.L12]/([.J12]-[.J11])" office:value-type="float" office:value="2737.41162" calcext:value-type="float">
            <text:p>2,73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4:</text:p>
          </table:table-cell>
          <table:table-cell office:value-type="float" office:value="3550000" calcext:value-type="float">
            <text:p>3550000</text:p>
          </table:table-cell>
          <table:table-cell office:value-type="float" office:value="342812099" calcext:value-type="float">
            <text:p>342812099</text:p>
          </table:table-cell>
          <table:table-cell table:formula="of:=[.E13]-[.E12]" office:value-type="float" office:value="165641324" calcext:value-type="float">
            <text:p>165641324</text:p>
          </table:table-cell>
          <table:table-cell table:formula="of:=[.F13]/([.D13]-[.D12])" office:value-type="float" office:value="3312.82648" calcext:value-type="float">
            <text:p>3,313</text:p>
          </table:table-cell>
          <table:table-cell/>
          <table:table-cell office:value-type="string" calcext:value-type="string">
            <text:p>D4:</text:p>
          </table:table-cell>
          <table:table-cell office:value-type="float" office:value="3550000" calcext:value-type="float">
            <text:p>3550000</text:p>
          </table:table-cell>
          <table:table-cell office:value-type="float" office:value="336922112" calcext:value-type="float">
            <text:p>336922112</text:p>
          </table:table-cell>
          <table:table-cell table:formula="of:=[.K13]-[.K12]" office:value-type="float" office:value="160386232" calcext:value-type="float">
            <text:p>160386232</text:p>
          </table:table-cell>
          <table:table-cell table:formula="of:=[.L13]/([.J13]-[.J12])" office:value-type="float" office:value="3207.72464" calcext:value-type="float">
            <text:p>3,20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4:</text:p>
          </table:table-cell>
          <table:table-cell office:value-type="float" office:value="3600000" calcext:value-type="float">
            <text:p>3600000</text:p>
          </table:table-cell>
          <table:table-cell office:value-type="float" office:value="527633786" calcext:value-type="float">
            <text:p>527633786</text:p>
          </table:table-cell>
          <table:table-cell table:formula="of:=[.E14]-[.E13]" office:value-type="float" office:value="184821687" calcext:value-type="float">
            <text:p>184821687</text:p>
          </table:table-cell>
          <table:table-cell table:formula="of:=[.F14]/([.D14]-[.D13])" office:value-type="float" office:value="3696.43374" calcext:value-type="float">
            <text:p>3,696</text:p>
          </table:table-cell>
          <table:table-cell/>
          <table:table-cell office:value-type="string" calcext:value-type="string">
            <text:p>D4:</text:p>
          </table:table-cell>
          <table:table-cell office:value-type="float" office:value="3600000" calcext:value-type="float">
            <text:p>3600000</text:p>
          </table:table-cell>
          <table:table-cell office:value-type="float" office:value="491327088" calcext:value-type="float">
            <text:p>491327088</text:p>
          </table:table-cell>
          <table:table-cell table:formula="of:=[.K14]-[.K13]" office:value-type="float" office:value="154404976" calcext:value-type="float">
            <text:p>154404976</text:p>
          </table:table-cell>
          <table:table-cell table:formula="of:=[.L14]/([.J14]-[.J13])" office:value-type="float" office:value="3088.09952" calcext:value-type="float">
            <text:p>3,08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4:</text:p>
          </table:table-cell>
          <table:table-cell office:value-type="float" office:value="3650000" calcext:value-type="float">
            <text:p>3650000</text:p>
          </table:table-cell>
          <table:table-cell office:value-type="float" office:value="674351829" calcext:value-type="float">
            <text:p>674351829</text:p>
          </table:table-cell>
          <table:table-cell table:formula="of:=[.E15]-[.E14]" office:value-type="float" office:value="146718043" calcext:value-type="float">
            <text:p>146718043</text:p>
          </table:table-cell>
          <table:table-cell table:formula="of:=[.F15]/([.D15]-[.D14])" office:value-type="float" office:value="2934.36086" calcext:value-type="float">
            <text:p>2,934</text:p>
          </table:table-cell>
          <table:table-cell/>
          <table:table-cell office:value-type="string" calcext:value-type="string">
            <text:p>D4:</text:p>
          </table:table-cell>
          <table:table-cell office:value-type="float" office:value="3650000" calcext:value-type="float">
            <text:p>3650000</text:p>
          </table:table-cell>
          <table:table-cell office:value-type="float" office:value="597539329" calcext:value-type="float">
            <text:p>597539329</text:p>
          </table:table-cell>
          <table:table-cell table:formula="of:=[.K15]-[.K14]" office:value-type="float" office:value="106212241" calcext:value-type="float">
            <text:p>106212241</text:p>
          </table:table-cell>
          <table:table-cell table:formula="of:=[.L15]/([.J15]-[.J14])" office:value-type="float" office:value="2124.24482" calcext:value-type="float">
            <text:p>2,12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4:</text:p>
          </table:table-cell>
          <table:table-cell office:value-type="float" office:value="3700000" calcext:value-type="float">
            <text:p>3700000</text:p>
          </table:table-cell>
          <table:table-cell office:value-type="float" office:value="941835627" calcext:value-type="float">
            <text:p>941835627</text:p>
          </table:table-cell>
          <table:table-cell table:formula="of:=[.E16]-[.E15]" office:value-type="float" office:value="267483798" calcext:value-type="float">
            <text:p>267483798</text:p>
          </table:table-cell>
          <table:table-cell table:formula="of:=[.F16]/([.D16]-[.D15])" office:value-type="float" office:value="5349.67596" calcext:value-type="float">
            <text:p>5,350</text:p>
          </table:table-cell>
          <table:table-cell/>
          <table:table-cell office:value-type="string" calcext:value-type="string">
            <text:p>D4:</text:p>
          </table:table-cell>
          <table:table-cell office:value-type="float" office:value="3700000" calcext:value-type="float">
            <text:p>3700000</text:p>
          </table:table-cell>
          <table:table-cell office:value-type="float" office:value="808420280" calcext:value-type="float">
            <text:p>808420280</text:p>
          </table:table-cell>
          <table:table-cell table:formula="of:=[.K16]-[.K15]" office:value-type="float" office:value="210880951" calcext:value-type="float">
            <text:p>210880951</text:p>
          </table:table-cell>
          <table:table-cell table:formula="of:=[.L16]/([.J16]-[.J15])" office:value-type="float" office:value="4217.61902" calcext:value-type="float">
            <text:p>4,21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4:</text:p>
          </table:table-cell>
          <table:table-cell office:value-type="float" office:value="3750000" calcext:value-type="float">
            <text:p>3750000</text:p>
          </table:table-cell>
          <table:table-cell office:value-type="float" office:value="1148082743" calcext:value-type="float">
            <text:p>1148082743</text:p>
          </table:table-cell>
          <table:table-cell table:formula="of:=[.E17]-[.E16]" office:value-type="float" office:value="206247116" calcext:value-type="float">
            <text:p>206247116</text:p>
          </table:table-cell>
          <table:table-cell table:formula="of:=[.F17]/([.D17]-[.D16])" office:value-type="float" office:value="4124.94232" calcext:value-type="float">
            <text:p>4,125</text:p>
          </table:table-cell>
          <table:table-cell/>
          <table:table-cell office:value-type="string" calcext:value-type="string">
            <text:p>D4:</text:p>
          </table:table-cell>
          <table:table-cell office:value-type="float" office:value="3750000" calcext:value-type="float">
            <text:p>3750000</text:p>
          </table:table-cell>
          <table:table-cell office:value-type="float" office:value="1038802128" calcext:value-type="float">
            <text:p>1038802128</text:p>
          </table:table-cell>
          <table:table-cell table:formula="of:=[.K17]-[.K16]" office:value-type="float" office:value="230381848" calcext:value-type="float">
            <text:p>230381848</text:p>
          </table:table-cell>
          <table:table-cell table:formula="of:=[.L17]/([.J17]-[.J16])" office:value-type="float" office:value="4607.63696" calcext:value-type="float">
            <text:p>4,60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4:</text:p>
          </table:table-cell>
          <table:table-cell office:value-type="float" office:value="3800000" calcext:value-type="float">
            <text:p>3800000</text:p>
          </table:table-cell>
          <table:table-cell office:value-type="float" office:value="1461549247" calcext:value-type="float">
            <text:p>1461549247</text:p>
          </table:table-cell>
          <table:table-cell table:formula="of:=[.E18]-[.E17]" office:value-type="float" office:value="313466504" calcext:value-type="float">
            <text:p>313466504</text:p>
          </table:table-cell>
          <table:table-cell table:formula="of:=[.F18]/([.D18]-[.D17])" office:value-type="float" office:value="6269.33008" calcext:value-type="float">
            <text:p>6,269</text:p>
          </table:table-cell>
          <table:table-cell/>
          <table:table-cell office:value-type="string" calcext:value-type="string">
            <text:p>D4:</text:p>
          </table:table-cell>
          <table:table-cell office:value-type="float" office:value="3800000" calcext:value-type="float">
            <text:p>3800000</text:p>
          </table:table-cell>
          <table:table-cell office:value-type="float" office:value="1307741645" calcext:value-type="float">
            <text:p>1307741645</text:p>
          </table:table-cell>
          <table:table-cell table:formula="of:=[.K18]-[.K17]" office:value-type="float" office:value="268939517" calcext:value-type="float">
            <text:p>268939517</text:p>
          </table:table-cell>
          <table:table-cell table:formula="of:=[.L18]/([.J18]-[.J17])" office:value-type="float" office:value="5378.79034" calcext:value-type="float">
            <text:p>5,37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4:</text:p>
          </table:table-cell>
          <table:table-cell office:value-type="float" office:value="3850000" calcext:value-type="float">
            <text:p>3850000</text:p>
          </table:table-cell>
          <table:table-cell office:value-type="float" office:value="1660058976" calcext:value-type="float">
            <text:p>1660058976</text:p>
          </table:table-cell>
          <table:table-cell table:formula="of:=[.E19]-[.E18]" office:value-type="float" office:value="198509729" calcext:value-type="float">
            <text:p>198509729</text:p>
          </table:table-cell>
          <table:table-cell table:formula="of:=[.F19]/([.D19]-[.D18])" office:value-type="float" office:value="3970.19458" calcext:value-type="float">
            <text:p>3,970</text:p>
          </table:table-cell>
          <table:table-cell/>
          <table:table-cell office:value-type="string" calcext:value-type="string">
            <text:p>D4:</text:p>
          </table:table-cell>
          <table:table-cell office:value-type="float" office:value="3850000" calcext:value-type="float">
            <text:p>3850000</text:p>
          </table:table-cell>
          <table:table-cell office:value-type="float" office:value="1415797498" calcext:value-type="float">
            <text:p>1415797498</text:p>
          </table:table-cell>
          <table:table-cell table:formula="of:=[.K19]-[.K18]" office:value-type="float" office:value="108055853" calcext:value-type="float">
            <text:p>108055853</text:p>
          </table:table-cell>
          <table:table-cell table:formula="of:=[.L19]/([.J19]-[.J18])" office:value-type="float" office:value="2161.11706" calcext:value-type="float">
            <text:p>2,16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4:</text:p>
          </table:table-cell>
          <table:table-cell office:value-type="float" office:value="3900000" calcext:value-type="float">
            <text:p>3900000</text:p>
          </table:table-cell>
          <table:table-cell office:value-type="float" office:value="1960272648" calcext:value-type="float">
            <text:p>1960272648</text:p>
          </table:table-cell>
          <table:table-cell table:formula="of:=[.E20]-[.E19]" office:value-type="float" office:value="300213672" calcext:value-type="float">
            <text:p>300213672</text:p>
          </table:table-cell>
          <table:table-cell table:formula="of:=[.F20]/([.D20]-[.D19])" office:value-type="float" office:value="6004.27344" calcext:value-type="float">
            <text:p>6,004</text:p>
          </table:table-cell>
          <table:table-cell/>
          <table:table-cell office:value-type="string" calcext:value-type="string">
            <text:p>D4:</text:p>
          </table:table-cell>
          <table:table-cell office:value-type="float" office:value="3900000" calcext:value-type="float">
            <text:p>3900000</text:p>
          </table:table-cell>
          <table:table-cell office:value-type="float" office:value="1650172229" calcext:value-type="float">
            <text:p>1650172229</text:p>
          </table:table-cell>
          <table:table-cell table:formula="of:=[.K20]-[.K19]" office:value-type="float" office:value="234374731" calcext:value-type="float">
            <text:p>234374731</text:p>
          </table:table-cell>
          <table:table-cell table:formula="of:=[.L20]/([.J20]-[.J19])" office:value-type="float" office:value="4687.49462" calcext:value-type="float">
            <text:p>4,68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4:</text:p>
          </table:table-cell>
          <table:table-cell office:value-type="float" office:value="3950000" calcext:value-type="float">
            <text:p>3950000</text:p>
          </table:table-cell>
          <table:table-cell office:value-type="float" office:value="2216555706" calcext:value-type="float">
            <text:p>2216555706</text:p>
          </table:table-cell>
          <table:table-cell table:formula="of:=[.E21]-[.E20]" office:value-type="float" office:value="256283058" calcext:value-type="float">
            <text:p>256283058</text:p>
          </table:table-cell>
          <table:table-cell table:formula="of:=[.F21]/([.D21]-[.D20])" office:value-type="float" office:value="5125.66116" calcext:value-type="float">
            <text:p>5,126</text:p>
          </table:table-cell>
          <table:table-cell/>
          <table:table-cell office:value-type="string" calcext:value-type="string">
            <text:p>D4:</text:p>
          </table:table-cell>
          <table:table-cell office:value-type="float" office:value="3950000" calcext:value-type="float">
            <text:p>3950000</text:p>
          </table:table-cell>
          <table:table-cell office:value-type="float" office:value="1964300100" calcext:value-type="float">
            <text:p>1964300100</text:p>
          </table:table-cell>
          <table:table-cell table:formula="of:=[.K21]-[.K20]" office:value-type="float" office:value="314127871" calcext:value-type="float">
            <text:p>314127871</text:p>
          </table:table-cell>
          <table:table-cell table:formula="of:=[.L21]/([.J21]-[.J20])" office:value-type="float" office:value="6282.55742" calcext:value-type="float">
            <text:p>6,28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4: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2483738515" calcext:value-type="float">
            <text:p>2483738515</text:p>
          </table:table-cell>
          <table:table-cell table:formula="of:=[.E22]-[.E21]" office:value-type="float" office:value="267182809" calcext:value-type="float">
            <text:p>267182809</text:p>
          </table:table-cell>
          <table:table-cell table:formula="of:=[.F22]/([.D22]-[.D21])" office:value-type="float" office:value="5343.65618" calcext:value-type="float">
            <text:p>5,344</text:p>
          </table:table-cell>
          <table:table-cell/>
          <table:table-cell office:value-type="string" calcext:value-type="string">
            <text:p>D4: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2206968456" calcext:value-type="float">
            <text:p>2206968456</text:p>
          </table:table-cell>
          <table:table-cell table:formula="of:=[.K22]-[.K21]" office:value-type="float" office:value="242668356" calcext:value-type="float">
            <text:p>242668356</text:p>
          </table:table-cell>
          <table:table-cell table:formula="of:=[.L22]/([.J22]-[.J21])" office:value-type="float" office:value="4853.36712" calcext:value-type="float">
            <text:p>4,85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4:</text:p>
          </table:table-cell>
          <table:table-cell office:value-type="float" office:value="4050000" calcext:value-type="float">
            <text:p>4050000</text:p>
          </table:table-cell>
          <table:table-cell office:value-type="float" office:value="2807480807" calcext:value-type="float">
            <text:p>2807480807</text:p>
          </table:table-cell>
          <table:table-cell table:formula="of:=[.E23]-[.E22]" office:value-type="float" office:value="323742292" calcext:value-type="float">
            <text:p>323742292</text:p>
          </table:table-cell>
          <table:table-cell table:formula="of:=[.F23]/([.D23]-[.D22])" office:value-type="float" office:value="6474.84584" calcext:value-type="float">
            <text:p>6,475</text:p>
          </table:table-cell>
          <table:table-cell/>
          <table:table-cell office:value-type="string" calcext:value-type="string">
            <text:p>D4:</text:p>
          </table:table-cell>
          <table:table-cell office:value-type="float" office:value="4050000" calcext:value-type="float">
            <text:p>4050000</text:p>
          </table:table-cell>
          <table:table-cell office:value-type="float" office:value="2483899959" calcext:value-type="float">
            <text:p>2483899959</text:p>
          </table:table-cell>
          <table:table-cell table:formula="of:=[.K23]-[.K22]" office:value-type="float" office:value="276931503" calcext:value-type="float">
            <text:p>276931503</text:p>
          </table:table-cell>
          <table:table-cell table:formula="of:=[.L23]/([.J23]-[.J22])" office:value-type="float" office:value="5538.63006" calcext:value-type="float">
            <text:p>5,53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4:</text:p>
          </table:table-cell>
          <table:table-cell office:value-type="float" office:value="4100000" calcext:value-type="float">
            <text:p>4100000</text:p>
          </table:table-cell>
          <table:table-cell office:value-type="float" office:value="3109465035" calcext:value-type="float">
            <text:p>3109465035</text:p>
          </table:table-cell>
          <table:table-cell table:formula="of:=[.E24]-[.E23]" office:value-type="float" office:value="301984228" calcext:value-type="float">
            <text:p>301984228</text:p>
          </table:table-cell>
          <table:table-cell table:formula="of:=[.F24]/([.D24]-[.D23])" office:value-type="float" office:value="6039.68456" calcext:value-type="float">
            <text:p>6,040</text:p>
          </table:table-cell>
          <table:table-cell/>
          <table:table-cell office:value-type="string" calcext:value-type="string">
            <text:p>D4:</text:p>
          </table:table-cell>
          <table:table-cell office:value-type="float" office:value="4100000" calcext:value-type="float">
            <text:p>4100000</text:p>
          </table:table-cell>
          <table:table-cell office:value-type="float" office:value="2906904746" calcext:value-type="float">
            <text:p>2906904746</text:p>
          </table:table-cell>
          <table:table-cell table:formula="of:=[.K24]-[.K23]" office:value-type="float" office:value="423004787" calcext:value-type="float">
            <text:p>423004787</text:p>
          </table:table-cell>
          <table:table-cell table:formula="of:=[.L24]/([.J24]-[.J23])" office:value-type="float" office:value="8460.09574" calcext:value-type="float">
            <text:p>8,46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4:</text:p>
          </table:table-cell>
          <table:table-cell office:value-type="float" office:value="4150000" calcext:value-type="float">
            <text:p>4150000</text:p>
          </table:table-cell>
          <table:table-cell office:value-type="float" office:value="3359573976" calcext:value-type="float">
            <text:p>3359573976</text:p>
          </table:table-cell>
          <table:table-cell table:formula="of:=[.E25]-[.E24]" office:value-type="float" office:value="250108941" calcext:value-type="float">
            <text:p>250108941</text:p>
          </table:table-cell>
          <table:table-cell table:formula="of:=[.F25]/([.D25]-[.D24])" office:value-type="float" office:value="5002.17882" calcext:value-type="float">
            <text:p>5,002</text:p>
          </table:table-cell>
          <table:table-cell/>
          <table:table-cell office:value-type="string" calcext:value-type="string">
            <text:p>D4:</text:p>
          </table:table-cell>
          <table:table-cell office:value-type="float" office:value="4150000" calcext:value-type="float">
            <text:p>4150000</text:p>
          </table:table-cell>
          <table:table-cell office:value-type="float" office:value="3094331429" calcext:value-type="float">
            <text:p>3094331429</text:p>
          </table:table-cell>
          <table:table-cell table:formula="of:=[.K25]-[.K24]" office:value-type="float" office:value="187426683" calcext:value-type="float">
            <text:p>187426683</text:p>
          </table:table-cell>
          <table:table-cell table:formula="of:=[.L25]/([.J25]-[.J24])" office:value-type="float" office:value="3748.53366" calcext:value-type="float">
            <text:p>3,74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4:</text:p>
          </table:table-cell>
          <table:table-cell office:value-type="float" office:value="4200000" calcext:value-type="float">
            <text:p>4200000</text:p>
          </table:table-cell>
          <table:table-cell office:value-type="float" office:value="3630230898" calcext:value-type="float">
            <text:p>3630230898</text:p>
          </table:table-cell>
          <table:table-cell table:formula="of:=[.E26]-[.E25]" office:value-type="float" office:value="270656922" calcext:value-type="float">
            <text:p>270656922</text:p>
          </table:table-cell>
          <table:table-cell table:formula="of:=[.F26]/([.D26]-[.D25])" office:value-type="float" office:value="5413.13844" calcext:value-type="float">
            <text:p>5,413</text:p>
          </table:table-cell>
          <table:table-cell/>
          <table:table-cell office:value-type="string" calcext:value-type="string">
            <text:p>D4:</text:p>
          </table:table-cell>
          <table:table-cell office:value-type="float" office:value="4200000" calcext:value-type="float">
            <text:p>4200000</text:p>
          </table:table-cell>
          <table:table-cell office:value-type="float" office:value="3497490022" calcext:value-type="float">
            <text:p>3497490022</text:p>
          </table:table-cell>
          <table:table-cell table:formula="of:=[.K26]-[.K25]" office:value-type="float" office:value="403158593" calcext:value-type="float">
            <text:p>403158593</text:p>
          </table:table-cell>
          <table:table-cell table:formula="of:=[.L26]/([.J26]-[.J25])" office:value-type="float" office:value="8063.17186" calcext:value-type="float">
            <text:p>8,06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4:</text:p>
          </table:table-cell>
          <table:table-cell office:value-type="float" office:value="4250000" calcext:value-type="float">
            <text:p>4250000</text:p>
          </table:table-cell>
          <table:table-cell office:value-type="float" office:value="3968731655" calcext:value-type="float">
            <text:p>3968731655</text:p>
          </table:table-cell>
          <table:table-cell table:formula="of:=[.E27]-[.E26]" office:value-type="float" office:value="338500757" calcext:value-type="float">
            <text:p>338500757</text:p>
          </table:table-cell>
          <table:table-cell table:formula="of:=[.F27]/([.D27]-[.D26])" office:value-type="float" office:value="6770.01514" calcext:value-type="float">
            <text:p>6,770</text:p>
          </table:table-cell>
          <table:table-cell/>
          <table:table-cell office:value-type="string" calcext:value-type="string">
            <text:p>D4:</text:p>
          </table:table-cell>
          <table:table-cell office:value-type="float" office:value="4250000" calcext:value-type="float">
            <text:p>4250000</text:p>
          </table:table-cell>
          <table:table-cell office:value-type="float" office:value="3815202837" calcext:value-type="float">
            <text:p>3815202837</text:p>
          </table:table-cell>
          <table:table-cell table:formula="of:=[.K27]-[.K26]" office:value-type="float" office:value="317712815" calcext:value-type="float">
            <text:p>317712815</text:p>
          </table:table-cell>
          <table:table-cell table:formula="of:=[.L27]/([.J27]-[.J26])" office:value-type="float" office:value="6354.2563" calcext:value-type="float">
            <text:p>6,35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4:</text:p>
          </table:table-cell>
          <table:table-cell office:value-type="float" office:value="4300000" calcext:value-type="float">
            <text:p>4300000</text:p>
          </table:table-cell>
          <table:table-cell office:value-type="float" office:value="4294206967" calcext:value-type="float">
            <text:p>4294206967</text:p>
          </table:table-cell>
          <table:table-cell table:formula="of:=[.E28]-[.E27]" office:value-type="float" office:value="325475312" calcext:value-type="float">
            <text:p>325475312</text:p>
          </table:table-cell>
          <table:table-cell table:formula="of:=[.F28]/([.D28]-[.D27])" office:value-type="float" office:value="6509.50624" calcext:value-type="float">
            <text:p>6,510</text:p>
          </table:table-cell>
          <table:table-cell/>
          <table:table-cell office:value-type="string" calcext:value-type="string">
            <text:p>D4:</text:p>
          </table:table-cell>
          <table:table-cell office:value-type="float" office:value="4300000" calcext:value-type="float">
            <text:p>4300000</text:p>
          </table:table-cell>
          <table:table-cell office:value-type="float" office:value="4142044159" calcext:value-type="float">
            <text:p>4142044159</text:p>
          </table:table-cell>
          <table:table-cell table:formula="of:=[.K28]-[.K27]" office:value-type="float" office:value="326841322" calcext:value-type="float">
            <text:p>326841322</text:p>
          </table:table-cell>
          <table:table-cell table:formula="of:=[.L28]/([.J28]-[.J27])" office:value-type="float" office:value="6536.82644" calcext:value-type="float">
            <text:p>6,53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4:</text:p>
          </table:table-cell>
          <table:table-cell office:value-type="float" office:value="4350000" calcext:value-type="float">
            <text:p>4350000</text:p>
          </table:table-cell>
          <table:table-cell office:value-type="float" office:value="4629818549" calcext:value-type="float">
            <text:p>4629818549</text:p>
          </table:table-cell>
          <table:table-cell table:formula="of:=[.E29]-[.E28]" office:value-type="float" office:value="335611582" calcext:value-type="float">
            <text:p>335611582</text:p>
          </table:table-cell>
          <table:table-cell table:formula="of:=[.F29]/([.D29]-[.D28])" office:value-type="float" office:value="6712.23164" calcext:value-type="float">
            <text:p>6,712</text:p>
          </table:table-cell>
          <table:table-cell/>
          <table:table-cell office:value-type="string" calcext:value-type="string">
            <text:p>D4:</text:p>
          </table:table-cell>
          <table:table-cell office:value-type="float" office:value="4350000" calcext:value-type="float">
            <text:p>4350000</text:p>
          </table:table-cell>
          <table:table-cell office:value-type="float" office:value="4638383392" calcext:value-type="float">
            <text:p>4638383392</text:p>
          </table:table-cell>
          <table:table-cell table:formula="of:=[.K29]-[.K28]" office:value-type="float" office:value="496339233" calcext:value-type="float">
            <text:p>496339233</text:p>
          </table:table-cell>
          <table:table-cell table:formula="of:=[.L29]/([.J29]-[.J28])" office:value-type="float" office:value="9926.78466" calcext:value-type="float">
            <text:p>9,92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4:</text:p>
          </table:table-cell>
          <table:table-cell office:value-type="float" office:value="4400000" calcext:value-type="float">
            <text:p>4400000</text:p>
          </table:table-cell>
          <table:table-cell office:value-type="float" office:value="4954368500" calcext:value-type="float">
            <text:p>4954368500</text:p>
          </table:table-cell>
          <table:table-cell table:formula="of:=[.E30]-[.E29]" office:value-type="float" office:value="324549951" calcext:value-type="float">
            <text:p>324549951</text:p>
          </table:table-cell>
          <table:table-cell table:formula="of:=[.F30]/([.D30]-[.D29])" office:value-type="float" office:value="6490.99902" calcext:value-type="float">
            <text:p>6,491</text:p>
          </table:table-cell>
          <table:table-cell/>
          <table:table-cell office:value-type="string" calcext:value-type="string">
            <text:p>D4:</text:p>
          </table:table-cell>
          <table:table-cell office:value-type="float" office:value="4400000" calcext:value-type="float">
            <text:p>4400000</text:p>
          </table:table-cell>
          <table:table-cell office:value-type="float" office:value="4935206461" calcext:value-type="float">
            <text:p>4935206461</text:p>
          </table:table-cell>
          <table:table-cell table:formula="of:=[.K30]-[.K29]" office:value-type="float" office:value="296823069" calcext:value-type="float">
            <text:p>296823069</text:p>
          </table:table-cell>
          <table:table-cell table:formula="of:=[.L30]/([.J30]-[.J29])" office:value-type="float" office:value="5936.46138" calcext:value-type="float">
            <text:p>5,93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4:</text:p>
          </table:table-cell>
          <table:table-cell office:value-type="float" office:value="4450000" calcext:value-type="float">
            <text:p>4450000</text:p>
          </table:table-cell>
          <table:table-cell office:value-type="float" office:value="5294561030" calcext:value-type="float">
            <text:p>5294561030</text:p>
          </table:table-cell>
          <table:table-cell table:formula="of:=[.E31]-[.E30]" office:value-type="float" office:value="340192530" calcext:value-type="float">
            <text:p>340192530</text:p>
          </table:table-cell>
          <table:table-cell table:formula="of:=[.F31]/([.D31]-[.D30])" office:value-type="float" office:value="6803.8506" calcext:value-type="float">
            <text:p>6,804</text:p>
          </table:table-cell>
          <table:table-cell/>
          <table:table-cell office:value-type="string" calcext:value-type="string">
            <text:p>D4:</text:p>
          </table:table-cell>
          <table:table-cell office:value-type="float" office:value="4450000" calcext:value-type="float">
            <text:p>4450000</text:p>
          </table:table-cell>
          <table:table-cell office:value-type="float" office:value="5411868789" calcext:value-type="float">
            <text:p>5411868789</text:p>
          </table:table-cell>
          <table:table-cell table:formula="of:=[.K31]-[.K30]" office:value-type="float" office:value="476662328" calcext:value-type="float">
            <text:p>476662328</text:p>
          </table:table-cell>
          <table:table-cell table:formula="of:=[.L31]/([.J31]-[.J30])" office:value-type="float" office:value="9533.24656" calcext:value-type="float">
            <text:p>9,53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4:</text:p>
          </table:table-cell>
          <table:table-cell office:value-type="float" office:value="4500000" calcext:value-type="float">
            <text:p>4500000</text:p>
          </table:table-cell>
          <table:table-cell office:value-type="float" office:value="5599157010" calcext:value-type="float">
            <text:p>5599157010</text:p>
          </table:table-cell>
          <table:table-cell table:formula="of:=[.E32]-[.E31]" office:value-type="float" office:value="304595980" calcext:value-type="float">
            <text:p>304595980</text:p>
          </table:table-cell>
          <table:table-cell table:formula="of:=[.F32]/([.D32]-[.D31])" office:value-type="float" office:value="6091.9196" calcext:value-type="float">
            <text:p>6,092</text:p>
          </table:table-cell>
          <table:table-cell/>
          <table:table-cell office:value-type="string" calcext:value-type="string">
            <text:p>D4:</text:p>
          </table:table-cell>
          <table:table-cell office:value-type="float" office:value="4500000" calcext:value-type="float">
            <text:p>4500000</text:p>
          </table:table-cell>
          <table:table-cell office:value-type="float" office:value="5682791176" calcext:value-type="float">
            <text:p>5682791176</text:p>
          </table:table-cell>
          <table:table-cell table:formula="of:=[.K32]-[.K31]" office:value-type="float" office:value="270922387" calcext:value-type="float">
            <text:p>270922387</text:p>
          </table:table-cell>
          <table:table-cell table:formula="of:=[.L32]/([.J32]-[.J31])" office:value-type="float" office:value="5418.44774" calcext:value-type="float">
            <text:p>5,41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4:</text:p>
          </table:table-cell>
          <table:table-cell office:value-type="float" office:value="4550000" calcext:value-type="float">
            <text:p>4550000</text:p>
          </table:table-cell>
          <table:table-cell office:value-type="float" office:value="5895443927" calcext:value-type="float">
            <text:p>5895443927</text:p>
          </table:table-cell>
          <table:table-cell table:formula="of:=[.E33]-[.E32]" office:value-type="float" office:value="296286917" calcext:value-type="float">
            <text:p>296286917</text:p>
          </table:table-cell>
          <table:table-cell table:formula="of:=[.F33]/([.D33]-[.D32])" office:value-type="float" office:value="5925.73834" calcext:value-type="float">
            <text:p>5,926</text:p>
          </table:table-cell>
          <table:table-cell/>
          <table:table-cell office:value-type="string" calcext:value-type="string">
            <text:p>D4:</text:p>
          </table:table-cell>
          <table:table-cell office:value-type="float" office:value="4550000" calcext:value-type="float">
            <text:p>4550000</text:p>
          </table:table-cell>
          <table:table-cell office:value-type="float" office:value="6088907627" calcext:value-type="float">
            <text:p>6088907627</text:p>
          </table:table-cell>
          <table:table-cell table:formula="of:=[.K33]-[.K32]" office:value-type="float" office:value="406116451" calcext:value-type="float">
            <text:p>406116451</text:p>
          </table:table-cell>
          <table:table-cell table:formula="of:=[.L33]/([.J33]-[.J32])" office:value-type="float" office:value="8122.32902" calcext:value-type="float">
            <text:p>8,12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4:</text:p>
          </table:table-cell>
          <table:table-cell office:value-type="float" office:value="4600000" calcext:value-type="float">
            <text:p>4600000</text:p>
          </table:table-cell>
          <table:table-cell office:value-type="float" office:value="6186717543" calcext:value-type="float">
            <text:p>6186717543</text:p>
          </table:table-cell>
          <table:table-cell table:formula="of:=[.E34]-[.E33]" office:value-type="float" office:value="291273616" calcext:value-type="float">
            <text:p>291273616</text:p>
          </table:table-cell>
          <table:table-cell table:formula="of:=[.F34]/([.D34]-[.D33])" office:value-type="float" office:value="5825.47232" calcext:value-type="float">
            <text:p>5,825</text:p>
          </table:table-cell>
          <table:table-cell/>
          <table:table-cell office:value-type="string" calcext:value-type="string">
            <text:p>D4:</text:p>
          </table:table-cell>
          <table:table-cell office:value-type="float" office:value="4600000" calcext:value-type="float">
            <text:p>4600000</text:p>
          </table:table-cell>
          <table:table-cell office:value-type="float" office:value="6341515567" calcext:value-type="float">
            <text:p>6341515567</text:p>
          </table:table-cell>
          <table:table-cell table:formula="of:=[.K34]-[.K33]" office:value-type="float" office:value="252607940" calcext:value-type="float">
            <text:p>252607940</text:p>
          </table:table-cell>
          <table:table-cell table:formula="of:=[.L34]/([.J34]-[.J33])" office:value-type="float" office:value="5052.1588" calcext:value-type="float">
            <text:p>5,05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4:</text:p>
          </table:table-cell>
          <table:table-cell office:value-type="float" office:value="4650000" calcext:value-type="float">
            <text:p>4650000</text:p>
          </table:table-cell>
          <table:table-cell office:value-type="float" office:value="6522329003" calcext:value-type="float">
            <text:p>6522329003</text:p>
          </table:table-cell>
          <table:table-cell table:formula="of:=[.E35]-[.E34]" office:value-type="float" office:value="335611460" calcext:value-type="float">
            <text:p>335611460</text:p>
          </table:table-cell>
          <table:table-cell table:formula="of:=[.F35]/([.D35]-[.D34])" office:value-type="float" office:value="6712.2292" calcext:value-type="float">
            <text:p>6,712</text:p>
          </table:table-cell>
          <table:table-cell/>
          <table:table-cell office:value-type="string" calcext:value-type="string">
            <text:p>D4:</text:p>
          </table:table-cell>
          <table:table-cell office:value-type="float" office:value="4650000" calcext:value-type="float">
            <text:p>4650000</text:p>
          </table:table-cell>
          <table:table-cell office:value-type="float" office:value="6708687990" calcext:value-type="float">
            <text:p>6708687990</text:p>
          </table:table-cell>
          <table:table-cell table:formula="of:=[.K35]-[.K34]" office:value-type="float" office:value="367172423" calcext:value-type="float">
            <text:p>367172423</text:p>
          </table:table-cell>
          <table:table-cell table:formula="of:=[.L35]/([.J35]-[.J34])" office:value-type="float" office:value="7343.44846" calcext:value-type="float">
            <text:p>7,34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4:</text:p>
          </table:table-cell>
          <table:table-cell office:value-type="float" office:value="4700000" calcext:value-type="float">
            <text:p>4700000</text:p>
          </table:table-cell>
          <table:table-cell office:value-type="float" office:value="6858463817" calcext:value-type="float">
            <text:p>6858463817</text:p>
          </table:table-cell>
          <table:table-cell table:formula="of:=[.E36]-[.E35]" office:value-type="float" office:value="336134814" calcext:value-type="float">
            <text:p>336134814</text:p>
          </table:table-cell>
          <table:table-cell table:formula="of:=[.F36]/([.D36]-[.D35])" office:value-type="float" office:value="6722.69628" calcext:value-type="float">
            <text:p>6,723</text:p>
          </table:table-cell>
          <table:table-cell/>
          <table:table-cell office:value-type="string" calcext:value-type="string">
            <text:p>D4:</text:p>
          </table:table-cell>
          <table:table-cell office:value-type="float" office:value="4700000" calcext:value-type="float">
            <text:p>4700000</text:p>
          </table:table-cell>
          <table:table-cell office:value-type="float" office:value="7209889148" calcext:value-type="float">
            <text:p>7209889148</text:p>
          </table:table-cell>
          <table:table-cell table:formula="of:=[.K36]-[.K35]" office:value-type="float" office:value="501201158" calcext:value-type="float">
            <text:p>501201158</text:p>
          </table:table-cell>
          <table:table-cell table:formula="of:=[.L36]/([.J36]-[.J35])" office:value-type="float" office:value="10024.02316" calcext:value-type="float">
            <text:p>10,02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4:</text:p>
          </table:table-cell>
          <table:table-cell office:value-type="float" office:value="4750000" calcext:value-type="float">
            <text:p>4750000</text:p>
          </table:table-cell>
          <table:table-cell office:value-type="float" office:value="7200095081" calcext:value-type="float">
            <text:p>7200095081</text:p>
          </table:table-cell>
          <table:table-cell table:formula="of:=[.E37]-[.E36]" office:value-type="float" office:value="341631264" calcext:value-type="float">
            <text:p>341631264</text:p>
          </table:table-cell>
          <table:table-cell table:formula="of:=[.F37]/([.D37]-[.D36])" office:value-type="float" office:value="6832.62528" calcext:value-type="float">
            <text:p>6,833</text:p>
          </table:table-cell>
          <table:table-cell/>
          <table:table-cell office:value-type="string" calcext:value-type="string">
            <text:p>D4:</text:p>
          </table:table-cell>
          <table:table-cell office:value-type="float" office:value="4750000" calcext:value-type="float">
            <text:p>4750000</text:p>
          </table:table-cell>
          <table:table-cell office:value-type="float" office:value="7518623343" calcext:value-type="float">
            <text:p>7518623343</text:p>
          </table:table-cell>
          <table:table-cell table:formula="of:=[.K37]-[.K36]" office:value-type="float" office:value="308734195" calcext:value-type="float">
            <text:p>308734195</text:p>
          </table:table-cell>
          <table:table-cell table:formula="of:=[.L37]/([.J37]-[.J36])" office:value-type="float" office:value="6174.6839" calcext:value-type="float">
            <text:p>6,17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4:</text:p>
          </table:table-cell>
          <table:table-cell office:value-type="float" office:value="4800000" calcext:value-type="float">
            <text:p>4800000</text:p>
          </table:table-cell>
          <table:table-cell office:value-type="float" office:value="7489867678" calcext:value-type="float">
            <text:p>7489867678</text:p>
          </table:table-cell>
          <table:table-cell table:formula="of:=[.E38]-[.E37]" office:value-type="float" office:value="289772597" calcext:value-type="float">
            <text:p>289772597</text:p>
          </table:table-cell>
          <table:table-cell table:formula="of:=[.F38]/([.D38]-[.D37])" office:value-type="float" office:value="5795.45194" calcext:value-type="float">
            <text:p>5,795</text:p>
          </table:table-cell>
          <table:table-cell/>
          <table:table-cell office:value-type="string" calcext:value-type="string">
            <text:p>D4:</text:p>
          </table:table-cell>
          <table:table-cell office:value-type="float" office:value="4800000" calcext:value-type="float">
            <text:p>4800000</text:p>
          </table:table-cell>
          <table:table-cell office:value-type="float" office:value="7953765516" calcext:value-type="float">
            <text:p>7953765516</text:p>
          </table:table-cell>
          <table:table-cell table:formula="of:=[.K38]-[.K37]" office:value-type="float" office:value="435142173" calcext:value-type="float">
            <text:p>435142173</text:p>
          </table:table-cell>
          <table:table-cell table:formula="of:=[.L38]/([.J38]-[.J37])" office:value-type="float" office:value="8702.84346" calcext:value-type="float">
            <text:p>8,70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4:</text:p>
          </table:table-cell>
          <table:table-cell office:value-type="float" office:value="4850000" calcext:value-type="float">
            <text:p>4850000</text:p>
          </table:table-cell>
          <table:table-cell office:value-type="float" office:value="7779446821" calcext:value-type="float">
            <text:p>7779446821</text:p>
          </table:table-cell>
          <table:table-cell table:formula="of:=[.E39]-[.E38]" office:value-type="float" office:value="289579143" calcext:value-type="float">
            <text:p>289579143</text:p>
          </table:table-cell>
          <table:table-cell table:formula="of:=[.F39]/([.D39]-[.D38])" office:value-type="float" office:value="5791.58286" calcext:value-type="float">
            <text:p>5,792</text:p>
          </table:table-cell>
          <table:table-cell/>
          <table:table-cell office:value-type="string" calcext:value-type="string">
            <text:p>D4:</text:p>
          </table:table-cell>
          <table:table-cell office:value-type="float" office:value="4850000" calcext:value-type="float">
            <text:p>4850000</text:p>
          </table:table-cell>
          <table:table-cell office:value-type="float" office:value="8223082257" calcext:value-type="float">
            <text:p>8223082257</text:p>
          </table:table-cell>
          <table:table-cell table:formula="of:=[.K39]-[.K38]" office:value-type="float" office:value="269316741" calcext:value-type="float">
            <text:p>269316741</text:p>
          </table:table-cell>
          <table:table-cell table:formula="of:=[.L39]/([.J39]-[.J38])" office:value-type="float" office:value="5386.33482" calcext:value-type="float">
            <text:p>5,38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4:</text:p>
          </table:table-cell>
          <table:table-cell office:value-type="float" office:value="4900000" calcext:value-type="float">
            <text:p>4900000</text:p>
          </table:table-cell>
          <table:table-cell office:value-type="float" office:value="8140788452" calcext:value-type="float">
            <text:p>8140788452</text:p>
          </table:table-cell>
          <table:table-cell table:formula="of:=[.E40]-[.E39]" office:value-type="float" office:value="361341631" calcext:value-type="float">
            <text:p>361341631</text:p>
          </table:table-cell>
          <table:table-cell table:formula="of:=[.F40]/([.D40]-[.D39])" office:value-type="float" office:value="7226.83262" calcext:value-type="float">
            <text:p>7,227</text:p>
          </table:table-cell>
          <table:table-cell/>
          <table:table-cell office:value-type="string" calcext:value-type="string">
            <text:p>D4:</text:p>
          </table:table-cell>
          <table:table-cell office:value-type="float" office:value="4900000" calcext:value-type="float">
            <text:p>4900000</text:p>
          </table:table-cell>
          <table:table-cell office:value-type="float" office:value="8668272081" calcext:value-type="float">
            <text:p>8668272081</text:p>
          </table:table-cell>
          <table:table-cell table:formula="of:=[.K40]-[.K39]" office:value-type="float" office:value="445189824" calcext:value-type="float">
            <text:p>445189824</text:p>
          </table:table-cell>
          <table:table-cell table:formula="of:=[.L40]/([.J40]-[.J39])" office:value-type="float" office:value="8903.79648" calcext:value-type="float">
            <text:p>8,90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4:</text:p>
          </table:table-cell>
          <table:table-cell office:value-type="float" office:value="4950000" calcext:value-type="float">
            <text:p>4950000</text:p>
          </table:table-cell>
          <table:table-cell office:value-type="float" office:value="8457821161" calcext:value-type="float">
            <text:p>8457821161</text:p>
          </table:table-cell>
          <table:table-cell table:formula="of:=[.E41]-[.E40]" office:value-type="float" office:value="317032709" calcext:value-type="float">
            <text:p>317032709</text:p>
          </table:table-cell>
          <table:table-cell table:formula="of:=[.F41]/([.D41]-[.D40])" office:value-type="float" office:value="6340.65418" calcext:value-type="float">
            <text:p>6,341</text:p>
          </table:table-cell>
          <table:table-cell/>
          <table:table-cell office:value-type="string" calcext:value-type="string">
            <text:p>D4:</text:p>
          </table:table-cell>
          <table:table-cell office:value-type="float" office:value="4950000" calcext:value-type="float">
            <text:p>4950000</text:p>
          </table:table-cell>
          <table:table-cell office:value-type="float" office:value="9127045824" calcext:value-type="float">
            <text:p>9127045824</text:p>
          </table:table-cell>
          <table:table-cell table:formula="of:=[.K41]-[.K40]" office:value-type="float" office:value="458773743" calcext:value-type="float">
            <text:p>458773743</text:p>
          </table:table-cell>
          <table:table-cell table:formula="of:=[.L41]/([.J41]-[.J40])" office:value-type="float" office:value="9175.47486" calcext:value-type="float">
            <text:p>9,17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4: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8810182930" calcext:value-type="float">
            <text:p>8810182930</text:p>
          </table:table-cell>
          <table:table-cell table:formula="of:=[.E42]-[.E41]" office:value-type="float" office:value="352361769" calcext:value-type="float">
            <text:p>352361769</text:p>
          </table:table-cell>
          <table:table-cell table:formula="of:=[.F42]/([.D42]-[.D41])" office:value-type="float" office:value="7047.23538" calcext:value-type="float">
            <text:p>7,047</text:p>
          </table:table-cell>
          <table:table-cell/>
          <table:table-cell office:value-type="string" calcext:value-type="string">
            <text:p>D4: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9511049330" calcext:value-type="float">
            <text:p>9511049330</text:p>
          </table:table-cell>
          <table:table-cell table:formula="of:=[.K42]-[.K41]" office:value-type="float" office:value="384003506" calcext:value-type="float">
            <text:p>384003506</text:p>
          </table:table-cell>
          <table:table-cell table:formula="of:=[.L42]/([.J42]-[.J41])" office:value-type="float" office:value="7680.07012" calcext:value-type="float">
            <text:p>7,68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4:</text:p>
          </table:table-cell>
          <table:table-cell office:value-type="float" office:value="5050000" calcext:value-type="float">
            <text:p>5050000</text:p>
          </table:table-cell>
          <table:table-cell office:value-type="float" office:value="9146372783" calcext:value-type="float">
            <text:p>9146372783</text:p>
          </table:table-cell>
          <table:table-cell table:formula="of:=[.E43]-[.E42]" office:value-type="float" office:value="336189853" calcext:value-type="float">
            <text:p>336189853</text:p>
          </table:table-cell>
          <table:table-cell table:formula="of:=[.F43]/([.D43]-[.D42])" office:value-type="float" office:value="6723.79706" calcext:value-type="float">
            <text:p>6,724</text:p>
          </table:table-cell>
          <table:table-cell/>
          <table:table-cell office:value-type="string" calcext:value-type="string">
            <text:p>D4:</text:p>
          </table:table-cell>
          <table:table-cell office:value-type="float" office:value="5050000" calcext:value-type="float">
            <text:p>5050000</text:p>
          </table:table-cell>
          <table:table-cell office:value-type="float" office:value="10045256814" calcext:value-type="float">
            <text:p>10045256814</text:p>
          </table:table-cell>
          <table:table-cell table:formula="of:=[.K43]-[.K42]" office:value-type="float" office:value="534207484" calcext:value-type="float">
            <text:p>534207484</text:p>
          </table:table-cell>
          <table:table-cell table:formula="of:=[.L43]/([.J43]-[.J42])" office:value-type="float" office:value="10684.14968" calcext:value-type="float">
            <text:p>10,68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4:</text:p>
          </table:table-cell>
          <table:table-cell office:value-type="float" office:value="5100000" calcext:value-type="float">
            <text:p>5100000</text:p>
          </table:table-cell>
          <table:table-cell office:value-type="float" office:value="9493262347" calcext:value-type="float">
            <text:p>9493262347</text:p>
          </table:table-cell>
          <table:table-cell table:formula="of:=[.E44]-[.E43]" office:value-type="float" office:value="346889564" calcext:value-type="float">
            <text:p>346889564</text:p>
          </table:table-cell>
          <table:table-cell table:formula="of:=[.F44]/([.D44]-[.D43])" office:value-type="float" office:value="6937.79128" calcext:value-type="float">
            <text:p>6,938</text:p>
          </table:table-cell>
          <table:table-cell/>
          <table:table-cell office:value-type="string" calcext:value-type="string">
            <text:p>D4:</text:p>
          </table:table-cell>
          <table:table-cell office:value-type="float" office:value="5100000" calcext:value-type="float">
            <text:p>5100000</text:p>
          </table:table-cell>
          <table:table-cell office:value-type="float" office:value="10425216347" calcext:value-type="float">
            <text:p>10425216347</text:p>
          </table:table-cell>
          <table:table-cell table:formula="of:=[.K44]-[.K43]" office:value-type="float" office:value="379959533" calcext:value-type="float">
            <text:p>379959533</text:p>
          </table:table-cell>
          <table:table-cell table:formula="of:=[.L44]/([.J44]-[.J43])" office:value-type="float" office:value="7599.19066" calcext:value-type="float">
            <text:p>7,59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4:</text:p>
          </table:table-cell>
          <table:table-cell office:value-type="float" office:value="5150000" calcext:value-type="float">
            <text:p>5150000</text:p>
          </table:table-cell>
          <table:table-cell office:value-type="float" office:value="9811919204" calcext:value-type="float">
            <text:p>9811919204</text:p>
          </table:table-cell>
          <table:table-cell table:formula="of:=[.E45]-[.E44]" office:value-type="float" office:value="318656857" calcext:value-type="float">
            <text:p>318656857</text:p>
          </table:table-cell>
          <table:table-cell table:formula="of:=[.F45]/([.D45]-[.D44])" office:value-type="float" office:value="6373.13714" calcext:value-type="float">
            <text:p>6,373</text:p>
          </table:table-cell>
          <table:table-cell/>
          <table:table-cell office:value-type="string" calcext:value-type="string">
            <text:p>D4:</text:p>
          </table:table-cell>
          <table:table-cell office:value-type="float" office:value="5150000" calcext:value-type="float">
            <text:p>5150000</text:p>
          </table:table-cell>
          <table:table-cell office:value-type="float" office:value="10929783338" calcext:value-type="float">
            <text:p>10929783338</text:p>
          </table:table-cell>
          <table:table-cell table:formula="of:=[.K45]-[.K44]" office:value-type="float" office:value="504566991" calcext:value-type="float">
            <text:p>504566991</text:p>
          </table:table-cell>
          <table:table-cell table:formula="of:=[.L45]/([.J45]-[.J44])" office:value-type="float" office:value="10091.33982" calcext:value-type="float">
            <text:p>10,09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4:</text:p>
          </table:table-cell>
          <table:table-cell office:value-type="float" office:value="5200000" calcext:value-type="float">
            <text:p>5200000</text:p>
          </table:table-cell>
          <table:table-cell office:value-type="float" office:value="10151718136" calcext:value-type="float">
            <text:p>10151718136</text:p>
          </table:table-cell>
          <table:table-cell table:formula="of:=[.E46]-[.E45]" office:value-type="float" office:value="339798932" calcext:value-type="float">
            <text:p>339798932</text:p>
          </table:table-cell>
          <table:table-cell table:formula="of:=[.F46]/([.D46]-[.D45])" office:value-type="float" office:value="6795.97864" calcext:value-type="float">
            <text:p>6,796</text:p>
          </table:table-cell>
          <table:table-cell/>
          <table:table-cell office:value-type="string" calcext:value-type="string">
            <text:p>D4:</text:p>
          </table:table-cell>
          <table:table-cell office:value-type="float" office:value="5200000" calcext:value-type="float">
            <text:p>5200000</text:p>
          </table:table-cell>
          <table:table-cell office:value-type="float" office:value="11314004361" calcext:value-type="float">
            <text:p>11314004361</text:p>
          </table:table-cell>
          <table:table-cell table:formula="of:=[.K46]-[.K45]" office:value-type="float" office:value="384221023" calcext:value-type="float">
            <text:p>384221023</text:p>
          </table:table-cell>
          <table:table-cell table:formula="of:=[.L46]/([.J46]-[.J45])" office:value-type="float" office:value="7684.42046" calcext:value-type="float">
            <text:p>7,68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4:</text:p>
          </table:table-cell>
          <table:table-cell office:value-type="float" office:value="5250000" calcext:value-type="float">
            <text:p>5250000</text:p>
          </table:table-cell>
          <table:table-cell office:value-type="float" office:value="10481049732" calcext:value-type="float">
            <text:p>10481049732</text:p>
          </table:table-cell>
          <table:table-cell table:formula="of:=[.E47]-[.E46]" office:value-type="float" office:value="329331596" calcext:value-type="float">
            <text:p>329331596</text:p>
          </table:table-cell>
          <table:table-cell table:formula="of:=[.F47]/([.D47]-[.D46])" office:value-type="float" office:value="6586.63192" calcext:value-type="float">
            <text:p>6,587</text:p>
          </table:table-cell>
          <table:table-cell/>
          <table:table-cell office:value-type="string" calcext:value-type="string">
            <text:p>D4:</text:p>
          </table:table-cell>
          <table:table-cell office:value-type="float" office:value="5250000" calcext:value-type="float">
            <text:p>5250000</text:p>
          </table:table-cell>
          <table:table-cell office:value-type="float" office:value="11812355753" calcext:value-type="float">
            <text:p>11812355753</text:p>
          </table:table-cell>
          <table:table-cell table:formula="of:=[.K47]-[.K46]" office:value-type="float" office:value="498351392" calcext:value-type="float">
            <text:p>498351392</text:p>
          </table:table-cell>
          <table:table-cell table:formula="of:=[.L47]/([.J47]-[.J46])" office:value-type="float" office:value="9967.02784" calcext:value-type="float">
            <text:p>9,96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4:</text:p>
          </table:table-cell>
          <table:table-cell office:value-type="float" office:value="5300000" calcext:value-type="float">
            <text:p>5300000</text:p>
          </table:table-cell>
          <table:table-cell office:value-type="float" office:value="10832738010" calcext:value-type="float">
            <text:p>10832738010</text:p>
          </table:table-cell>
          <table:table-cell table:formula="of:=[.E48]-[.E47]" office:value-type="float" office:value="351688278" calcext:value-type="float">
            <text:p>351688278</text:p>
          </table:table-cell>
          <table:table-cell table:formula="of:=[.F48]/([.D48]-[.D47])" office:value-type="float" office:value="7033.76556" calcext:value-type="float">
            <text:p>7,034</text:p>
          </table:table-cell>
          <table:table-cell/>
          <table:table-cell office:value-type="string" calcext:value-type="string">
            <text:p>D4:</text:p>
          </table:table-cell>
          <table:table-cell office:value-type="float" office:value="5300000" calcext:value-type="float">
            <text:p>5300000</text:p>
          </table:table-cell>
          <table:table-cell office:value-type="float" office:value="12214150740" calcext:value-type="float">
            <text:p>12214150740</text:p>
          </table:table-cell>
          <table:table-cell table:formula="of:=[.K48]-[.K47]" office:value-type="float" office:value="401794987" calcext:value-type="float">
            <text:p>401794987</text:p>
          </table:table-cell>
          <table:table-cell table:formula="of:=[.L48]/([.J48]-[.J47])" office:value-type="float" office:value="8035.89974" calcext:value-type="float">
            <text:p>8,03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4:</text:p>
          </table:table-cell>
          <table:table-cell office:value-type="float" office:value="5350000" calcext:value-type="float">
            <text:p>5350000</text:p>
          </table:table-cell>
          <table:table-cell office:value-type="float" office:value="11155710230" calcext:value-type="float">
            <text:p>11155710230</text:p>
          </table:table-cell>
          <table:table-cell table:formula="of:=[.E49]-[.E48]" office:value-type="float" office:value="322972220" calcext:value-type="float">
            <text:p>322972220</text:p>
          </table:table-cell>
          <table:table-cell table:formula="of:=[.F49]/([.D49]-[.D48])" office:value-type="float" office:value="6459.4444" calcext:value-type="float">
            <text:p>6,459</text:p>
          </table:table-cell>
          <table:table-cell/>
          <table:table-cell office:value-type="string" calcext:value-type="string">
            <text:p>D4:</text:p>
          </table:table-cell>
          <table:table-cell office:value-type="float" office:value="5350000" calcext:value-type="float">
            <text:p>5350000</text:p>
          </table:table-cell>
          <table:table-cell office:value-type="float" office:value="12644408620" calcext:value-type="float">
            <text:p>12644408620</text:p>
          </table:table-cell>
          <table:table-cell table:formula="of:=[.K49]-[.K48]" office:value-type="float" office:value="430257880" calcext:value-type="float">
            <text:p>430257880</text:p>
          </table:table-cell>
          <table:table-cell table:formula="of:=[.L49]/([.J49]-[.J48])" office:value-type="float" office:value="8605.1576" calcext:value-type="float">
            <text:p>8,6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4:</text:p>
          </table:table-cell>
          <table:table-cell office:value-type="float" office:value="5400000" calcext:value-type="float">
            <text:p>5400000</text:p>
          </table:table-cell>
          <table:table-cell office:value-type="float" office:value="11496608314" calcext:value-type="float">
            <text:p>11496608314</text:p>
          </table:table-cell>
          <table:table-cell table:formula="of:=[.E50]-[.E49]" office:value-type="float" office:value="340898084" calcext:value-type="float">
            <text:p>340898084</text:p>
          </table:table-cell>
          <table:table-cell table:formula="of:=[.F50]/([.D50]-[.D49])" office:value-type="float" office:value="6817.96168" calcext:value-type="float">
            <text:p>6,818</text:p>
          </table:table-cell>
          <table:table-cell/>
          <table:table-cell office:value-type="string" calcext:value-type="string">
            <text:p>D4:</text:p>
          </table:table-cell>
          <table:table-cell office:value-type="float" office:value="5400000" calcext:value-type="float">
            <text:p>5400000</text:p>
          </table:table-cell>
          <table:table-cell office:value-type="float" office:value="13143577749" calcext:value-type="float">
            <text:p>13143577749</text:p>
          </table:table-cell>
          <table:table-cell table:formula="of:=[.K50]-[.K49]" office:value-type="float" office:value="499169129" calcext:value-type="float">
            <text:p>499169129</text:p>
          </table:table-cell>
          <table:table-cell table:formula="of:=[.L50]/([.J50]-[.J49])" office:value-type="float" office:value="9983.38258" calcext:value-type="float">
            <text:p>9,98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4:</text:p>
          </table:table-cell>
          <table:table-cell office:value-type="float" office:value="5450000" calcext:value-type="float">
            <text:p>5450000</text:p>
          </table:table-cell>
          <table:table-cell office:value-type="float" office:value="11869277048" calcext:value-type="float">
            <text:p>11869277048</text:p>
          </table:table-cell>
          <table:table-cell table:formula="of:=[.E51]-[.E50]" office:value-type="float" office:value="372668734" calcext:value-type="float">
            <text:p>372668734</text:p>
          </table:table-cell>
          <table:table-cell table:formula="of:=[.F51]/([.D51]-[.D50])" office:value-type="float" office:value="7453.37468" calcext:value-type="float">
            <text:p>7,453</text:p>
          </table:table-cell>
          <table:table-cell/>
          <table:table-cell office:value-type="string" calcext:value-type="string">
            <text:p>D4:</text:p>
          </table:table-cell>
          <table:table-cell office:value-type="float" office:value="5450000" calcext:value-type="float">
            <text:p>5450000</text:p>
          </table:table-cell>
          <table:table-cell office:value-type="float" office:value="13619536020" calcext:value-type="float">
            <text:p>13619536020</text:p>
          </table:table-cell>
          <table:table-cell table:formula="of:=[.K51]-[.K50]" office:value-type="float" office:value="475958271" calcext:value-type="float">
            <text:p>475958271</text:p>
          </table:table-cell>
          <table:table-cell table:formula="of:=[.L51]/([.J51]-[.J50])" office:value-type="float" office:value="9519.16542" calcext:value-type="float">
            <text:p>9,51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4:</text:p>
          </table:table-cell>
          <table:table-cell office:value-type="float" office:value="5500000" calcext:value-type="float">
            <text:p>5500000</text:p>
          </table:table-cell>
          <table:table-cell office:value-type="float" office:value="12310167492" calcext:value-type="float">
            <text:p>12310167492</text:p>
          </table:table-cell>
          <table:table-cell table:formula="of:=[.E52]-[.E51]" office:value-type="float" office:value="440890444" calcext:value-type="float">
            <text:p>440890444</text:p>
          </table:table-cell>
          <table:table-cell table:formula="of:=[.F52]/([.D52]-[.D51])" office:value-type="float" office:value="8817.80888" calcext:value-type="float">
            <text:p>8,818</text:p>
          </table:table-cell>
          <table:table-cell/>
          <table:table-cell office:value-type="string" calcext:value-type="string">
            <text:p>D4:</text:p>
          </table:table-cell>
          <table:table-cell office:value-type="float" office:value="5500000" calcext:value-type="float">
            <text:p>5500000</text:p>
          </table:table-cell>
          <table:table-cell office:value-type="float" office:value="14318286215" calcext:value-type="float">
            <text:p>14318286215</text:p>
          </table:table-cell>
          <table:table-cell table:formula="of:=[.K52]-[.K51]" office:value-type="float" office:value="698750195" calcext:value-type="float">
            <text:p>698750195</text:p>
          </table:table-cell>
          <table:table-cell table:formula="of:=[.L52]/([.J52]-[.J51])" office:value-type="float" office:value="13975.0039" calcext:value-type="float">
            <text:p>13,97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4:</text:p>
          </table:table-cell>
          <table:table-cell office:value-type="float" office:value="5550000" calcext:value-type="float">
            <text:p>5550000</text:p>
          </table:table-cell>
          <table:table-cell office:value-type="float" office:value="12664958075" calcext:value-type="float">
            <text:p>12664958075</text:p>
          </table:table-cell>
          <table:table-cell table:formula="of:=[.E53]-[.E52]" office:value-type="float" office:value="354790583" calcext:value-type="float">
            <text:p>354790583</text:p>
          </table:table-cell>
          <table:table-cell table:formula="of:=[.F53]/([.D53]-[.D52])" office:value-type="float" office:value="7095.81166" calcext:value-type="float">
            <text:p>7,096</text:p>
          </table:table-cell>
          <table:table-cell/>
          <table:table-cell office:value-type="string" calcext:value-type="string">
            <text:p>D4:</text:p>
          </table:table-cell>
          <table:table-cell office:value-type="float" office:value="5550000" calcext:value-type="float">
            <text:p>5550000</text:p>
          </table:table-cell>
          <table:table-cell office:value-type="float" office:value="14766517955" calcext:value-type="float">
            <text:p>14766517955</text:p>
          </table:table-cell>
          <table:table-cell table:formula="of:=[.K53]-[.K52]" office:value-type="float" office:value="448231740" calcext:value-type="float">
            <text:p>448231740</text:p>
          </table:table-cell>
          <table:table-cell table:formula="of:=[.L53]/([.J53]-[.J52])" office:value-type="float" office:value="8964.6348" calcext:value-type="float">
            <text:p>8,96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4:</text:p>
          </table:table-cell>
          <table:table-cell office:value-type="float" office:value="5600000" calcext:value-type="float">
            <text:p>5600000</text:p>
          </table:table-cell>
          <table:table-cell office:value-type="float" office:value="13019228995" calcext:value-type="float">
            <text:p>13019228995</text:p>
          </table:table-cell>
          <table:table-cell table:formula="of:=[.E54]-[.E53]" office:value-type="float" office:value="354270920" calcext:value-type="float">
            <text:p>354270920</text:p>
          </table:table-cell>
          <table:table-cell table:formula="of:=[.F54]/([.D54]-[.D53])" office:value-type="float" office:value="7085.4184" calcext:value-type="float">
            <text:p>7,085</text:p>
          </table:table-cell>
          <table:table-cell/>
          <table:table-cell office:value-type="string" calcext:value-type="string">
            <text:p>D4:</text:p>
          </table:table-cell>
          <table:table-cell office:value-type="float" office:value="5600000" calcext:value-type="float">
            <text:p>5600000</text:p>
          </table:table-cell>
          <table:table-cell office:value-type="float" office:value="15223371110" calcext:value-type="float">
            <text:p>15223371110</text:p>
          </table:table-cell>
          <table:table-cell table:formula="of:=[.K54]-[.K53]" office:value-type="float" office:value="456853155" calcext:value-type="float">
            <text:p>456853155</text:p>
          </table:table-cell>
          <table:table-cell table:formula="of:=[.L54]/([.J54]-[.J53])" office:value-type="float" office:value="9137.0631" calcext:value-type="float">
            <text:p>9,13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4:</text:p>
          </table:table-cell>
          <table:table-cell office:value-type="float" office:value="5650000" calcext:value-type="float">
            <text:p>5650000</text:p>
          </table:table-cell>
          <table:table-cell office:value-type="float" office:value="13375693280" calcext:value-type="float">
            <text:p>13375693280</text:p>
          </table:table-cell>
          <table:table-cell table:formula="of:=[.E55]-[.E54]" office:value-type="float" office:value="356464285" calcext:value-type="float">
            <text:p>356464285</text:p>
          </table:table-cell>
          <table:table-cell table:formula="of:=[.F55]/([.D55]-[.D54])" office:value-type="float" office:value="7129.2857" calcext:value-type="float">
            <text:p>7,129</text:p>
          </table:table-cell>
          <table:table-cell/>
          <table:table-cell office:value-type="string" calcext:value-type="string">
            <text:p>D4:</text:p>
          </table:table-cell>
          <table:table-cell office:value-type="float" office:value="5650000" calcext:value-type="float">
            <text:p>5650000</text:p>
          </table:table-cell>
          <table:table-cell office:value-type="float" office:value="15652012185" calcext:value-type="float">
            <text:p>15652012185</text:p>
          </table:table-cell>
          <table:table-cell table:formula="of:=[.K55]-[.K54]" office:value-type="float" office:value="428641075" calcext:value-type="float">
            <text:p>428641075</text:p>
          </table:table-cell>
          <table:table-cell table:formula="of:=[.L55]/([.J55]-[.J54])" office:value-type="float" office:value="8572.8215" calcext:value-type="float">
            <text:p>8,57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4:</text:p>
          </table:table-cell>
          <table:table-cell office:value-type="float" office:value="5700000" calcext:value-type="float">
            <text:p>5700000</text:p>
          </table:table-cell>
          <table:table-cell office:value-type="float" office:value="13733031651" calcext:value-type="float">
            <text:p>13733031651</text:p>
          </table:table-cell>
          <table:table-cell table:formula="of:=[.E56]-[.E55]" office:value-type="float" office:value="357338371" calcext:value-type="float">
            <text:p>357338371</text:p>
          </table:table-cell>
          <table:table-cell table:formula="of:=[.F56]/([.D56]-[.D55])" office:value-type="float" office:value="7146.76742" calcext:value-type="float">
            <text:p>7,147</text:p>
          </table:table-cell>
          <table:table-cell/>
          <table:table-cell office:value-type="string" calcext:value-type="string">
            <text:p>D4:</text:p>
          </table:table-cell>
          <table:table-cell office:value-type="float" office:value="5700000" calcext:value-type="float">
            <text:p>5700000</text:p>
          </table:table-cell>
          <table:table-cell office:value-type="float" office:value="16257332942" calcext:value-type="float">
            <text:p>16257332942</text:p>
          </table:table-cell>
          <table:table-cell table:formula="of:=[.K56]-[.K55]" office:value-type="float" office:value="605320757" calcext:value-type="float">
            <text:p>605320757</text:p>
          </table:table-cell>
          <table:table-cell table:formula="of:=[.L56]/([.J56]-[.J55])" office:value-type="float" office:value="12106.41514" calcext:value-type="float">
            <text:p>12,1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4:</text:p>
          </table:table-cell>
          <table:table-cell office:value-type="float" office:value="5750000" calcext:value-type="float">
            <text:p>5750000</text:p>
          </table:table-cell>
          <table:table-cell office:value-type="float" office:value="14153811651" calcext:value-type="float">
            <text:p>14153811651</text:p>
          </table:table-cell>
          <table:table-cell table:formula="of:=[.E57]-[.E56]" office:value-type="float" office:value="420780000" calcext:value-type="float">
            <text:p>420780000</text:p>
          </table:table-cell>
          <table:table-cell table:formula="of:=[.F57]/([.D57]-[.D56])" office:value-type="float" office:value="8415.6" calcext:value-type="float">
            <text:p>8,416</text:p>
          </table:table-cell>
          <table:table-cell/>
          <table:table-cell office:value-type="string" calcext:value-type="string">
            <text:p>D4:</text:p>
          </table:table-cell>
          <table:table-cell office:value-type="float" office:value="5750000" calcext:value-type="float">
            <text:p>5750000</text:p>
          </table:table-cell>
          <table:table-cell office:value-type="float" office:value="16937481052" calcext:value-type="float">
            <text:p>16937481052</text:p>
          </table:table-cell>
          <table:table-cell table:formula="of:=[.K57]-[.K56]" office:value-type="float" office:value="680148110" calcext:value-type="float">
            <text:p>680148110</text:p>
          </table:table-cell>
          <table:table-cell table:formula="of:=[.L57]/([.J57]-[.J56])" office:value-type="float" office:value="13602.9622" calcext:value-type="float">
            <text:p>13,60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4:</text:p>
          </table:table-cell>
          <table:table-cell office:value-type="float" office:value="5800000" calcext:value-type="float">
            <text:p>5800000</text:p>
          </table:table-cell>
          <table:table-cell office:value-type="float" office:value="14494714115" calcext:value-type="float">
            <text:p>14494714115</text:p>
          </table:table-cell>
          <table:table-cell table:formula="of:=[.E58]-[.E57]" office:value-type="float" office:value="340902464" calcext:value-type="float">
            <text:p>340902464</text:p>
          </table:table-cell>
          <table:table-cell table:formula="of:=[.F58]/([.D58]-[.D57])" office:value-type="float" office:value="6818.04928" calcext:value-type="float">
            <text:p>6,818</text:p>
          </table:table-cell>
          <table:table-cell/>
          <table:table-cell office:value-type="string" calcext:value-type="string">
            <text:p>D4:</text:p>
          </table:table-cell>
          <table:table-cell office:value-type="float" office:value="5800000" calcext:value-type="float">
            <text:p>5800000</text:p>
          </table:table-cell>
          <table:table-cell office:value-type="float" office:value="17327692689" calcext:value-type="float">
            <text:p>17327692689</text:p>
          </table:table-cell>
          <table:table-cell table:formula="of:=[.K58]-[.K57]" office:value-type="float" office:value="390211637" calcext:value-type="float">
            <text:p>390211637</text:p>
          </table:table-cell>
          <table:table-cell table:formula="of:=[.L58]/([.J58]-[.J57])" office:value-type="float" office:value="7804.23274" calcext:value-type="float">
            <text:p>7,80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4:</text:p>
          </table:table-cell>
          <table:table-cell office:value-type="float" office:value="5850000" calcext:value-type="float">
            <text:p>5850000</text:p>
          </table:table-cell>
          <table:table-cell office:value-type="float" office:value="14838046493" calcext:value-type="float">
            <text:p>14838046493</text:p>
          </table:table-cell>
          <table:table-cell table:formula="of:=[.E59]-[.E58]" office:value-type="float" office:value="343332378" calcext:value-type="float">
            <text:p>343332378</text:p>
          </table:table-cell>
          <table:table-cell table:formula="of:=[.F59]/([.D59]-[.D58])" office:value-type="float" office:value="6866.64756" calcext:value-type="float">
            <text:p>6,867</text:p>
          </table:table-cell>
          <table:table-cell/>
          <table:table-cell office:value-type="string" calcext:value-type="string">
            <text:p>D4:</text:p>
          </table:table-cell>
          <table:table-cell office:value-type="float" office:value="5850000" calcext:value-type="float">
            <text:p>5850000</text:p>
          </table:table-cell>
          <table:table-cell office:value-type="float" office:value="17736197329" calcext:value-type="float">
            <text:p>17736197329</text:p>
          </table:table-cell>
          <table:table-cell table:formula="of:=[.K59]-[.K58]" office:value-type="float" office:value="408504640" calcext:value-type="float">
            <text:p>408504640</text:p>
          </table:table-cell>
          <table:table-cell table:formula="of:=[.L59]/([.J59]-[.J58])" office:value-type="float" office:value="8170.0928" calcext:value-type="float">
            <text:p>8,17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4:</text:p>
          </table:table-cell>
          <table:table-cell office:value-type="float" office:value="5900000" calcext:value-type="float">
            <text:p>5900000</text:p>
          </table:table-cell>
          <table:table-cell office:value-type="float" office:value="15278204416" calcext:value-type="float">
            <text:p>15278204416</text:p>
          </table:table-cell>
          <table:table-cell table:formula="of:=[.E60]-[.E59]" office:value-type="float" office:value="440157923" calcext:value-type="float">
            <text:p>440157923</text:p>
          </table:table-cell>
          <table:table-cell table:formula="of:=[.F60]/([.D60]-[.D59])" office:value-type="float" office:value="8803.15846" calcext:value-type="float">
            <text:p>8,803</text:p>
          </table:table-cell>
          <table:table-cell/>
          <table:table-cell office:value-type="string" calcext:value-type="string">
            <text:p>D4:</text:p>
          </table:table-cell>
          <table:table-cell office:value-type="float" office:value="5900000" calcext:value-type="float">
            <text:p>5900000</text:p>
          </table:table-cell>
          <table:table-cell office:value-type="float" office:value="18489308405" calcext:value-type="float">
            <text:p>18489308405</text:p>
          </table:table-cell>
          <table:table-cell table:formula="of:=[.K60]-[.K59]" office:value-type="float" office:value="753111076" calcext:value-type="float">
            <text:p>753111076</text:p>
          </table:table-cell>
          <table:table-cell table:formula="of:=[.L60]/([.J60]-[.J59])" office:value-type="float" office:value="15062.22152" calcext:value-type="float">
            <text:p>15,06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4:</text:p>
          </table:table-cell>
          <table:table-cell office:value-type="float" office:value="5950000" calcext:value-type="float">
            <text:p>5950000</text:p>
          </table:table-cell>
          <table:table-cell office:value-type="float" office:value="15679254416" calcext:value-type="float">
            <text:p>15679254416</text:p>
          </table:table-cell>
          <table:table-cell table:formula="of:=[.E61]-[.E60]" office:value-type="float" office:value="401050000" calcext:value-type="float">
            <text:p>401050000</text:p>
          </table:table-cell>
          <table:table-cell table:formula="of:=[.F61]/([.D61]-[.D60])" office:value-type="float" office:value="8021" calcext:value-type="float">
            <text:p>8,021</text:p>
          </table:table-cell>
          <table:table-cell/>
          <table:table-cell office:value-type="string" calcext:value-type="string">
            <text:p>D4:</text:p>
          </table:table-cell>
          <table:table-cell office:value-type="float" office:value="5950000" calcext:value-type="float">
            <text:p>5950000</text:p>
          </table:table-cell>
          <table:table-cell office:value-type="float" office:value="19068082878" calcext:value-type="float">
            <text:p>19068082878</text:p>
          </table:table-cell>
          <table:table-cell table:formula="of:=[.K61]-[.K60]" office:value-type="float" office:value="578774473" calcext:value-type="float">
            <text:p>578774473</text:p>
          </table:table-cell>
          <table:table-cell table:formula="of:=[.L61]/([.J61]-[.J60])" office:value-type="float" office:value="11575.48946" calcext:value-type="float">
            <text:p>11,57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4:</text:p>
          </table:table-cell>
          <table:table-cell office:value-type="float" office:value="6000000" calcext:value-type="float">
            <text:p>6000000</text:p>
          </table:table-cell>
          <table:table-cell office:value-type="float" office:value="16022661344" calcext:value-type="float">
            <text:p>16022661344</text:p>
          </table:table-cell>
          <table:table-cell table:formula="of:=[.E62]-[.E61]" office:value-type="float" office:value="343406928" calcext:value-type="float">
            <text:p>343406928</text:p>
          </table:table-cell>
          <table:table-cell table:formula="of:=[.F62]/([.D62]-[.D61])" office:value-type="float" office:value="6868.13856" calcext:value-type="float">
            <text:p>6,868</text:p>
          </table:table-cell>
          <table:table-cell/>
          <table:table-cell office:value-type="string" calcext:value-type="string">
            <text:p>D4:</text:p>
          </table:table-cell>
          <table:table-cell office:value-type="float" office:value="6000000" calcext:value-type="float">
            <text:p>6000000</text:p>
          </table:table-cell>
          <table:table-cell office:value-type="float" office:value="19463110246" calcext:value-type="float">
            <text:p>19463110246</text:p>
          </table:table-cell>
          <table:table-cell table:formula="of:=[.K62]-[.K61]" office:value-type="float" office:value="395027368" calcext:value-type="float">
            <text:p>395027368</text:p>
          </table:table-cell>
          <table:table-cell table:formula="of:=[.L62]/([.J62]-[.J61])" office:value-type="float" office:value="7900.54736" calcext:value-type="float">
            <text:p>7,90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4:</text:p>
          </table:table-cell>
          <table:table-cell office:value-type="float" office:value="6050000" calcext:value-type="float">
            <text:p>6050000</text:p>
          </table:table-cell>
          <table:table-cell office:value-type="float" office:value="16365364719" calcext:value-type="float">
            <text:p>16365364719</text:p>
          </table:table-cell>
          <table:table-cell table:formula="of:=[.E63]-[.E62]" office:value-type="float" office:value="342703375" calcext:value-type="float">
            <text:p>342703375</text:p>
          </table:table-cell>
          <table:table-cell table:formula="of:=[.F63]/([.D63]-[.D62])" office:value-type="float" office:value="6854.0675" calcext:value-type="float">
            <text:p>6,854</text:p>
          </table:table-cell>
          <table:table-cell/>
          <table:table-cell office:value-type="string" calcext:value-type="string">
            <text:p>D4:</text:p>
          </table:table-cell>
          <table:table-cell office:value-type="float" office:value="6050000" calcext:value-type="float">
            <text:p>6050000</text:p>
          </table:table-cell>
          <table:table-cell office:value-type="float" office:value="19991733370" calcext:value-type="float">
            <text:p>19991733370</text:p>
          </table:table-cell>
          <table:table-cell table:formula="of:=[.K63]-[.K62]" office:value-type="float" office:value="528623124" calcext:value-type="float">
            <text:p>528623124</text:p>
          </table:table-cell>
          <table:table-cell table:formula="of:=[.L63]/([.J63]-[.J62])" office:value-type="float" office:value="10572.46248" calcext:value-type="float">
            <text:p>10,57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4:</text:p>
          </table:table-cell>
          <table:table-cell office:value-type="float" office:value="6100000" calcext:value-type="float">
            <text:p>6100000</text:p>
          </table:table-cell>
          <table:table-cell office:value-type="float" office:value="16855552303" calcext:value-type="float">
            <text:p>16855552303</text:p>
          </table:table-cell>
          <table:table-cell table:formula="of:=[.E64]-[.E63]" office:value-type="float" office:value="490187584" calcext:value-type="float">
            <text:p>490187584</text:p>
          </table:table-cell>
          <table:table-cell table:formula="of:=[.F64]/([.D64]-[.D63])" office:value-type="float" office:value="9803.75168" calcext:value-type="float">
            <text:p>9,804</text:p>
          </table:table-cell>
          <table:table-cell/>
          <table:table-cell office:value-type="string" calcext:value-type="string">
            <text:p>D4:</text:p>
          </table:table-cell>
          <table:table-cell office:value-type="float" office:value="6100000" calcext:value-type="float">
            <text:p>6100000</text:p>
          </table:table-cell>
          <table:table-cell office:value-type="float" office:value="20752484548" calcext:value-type="float">
            <text:p>20752484548</text:p>
          </table:table-cell>
          <table:table-cell table:formula="of:=[.K64]-[.K63]" office:value-type="float" office:value="760751178" calcext:value-type="float">
            <text:p>760751178</text:p>
          </table:table-cell>
          <table:table-cell table:formula="of:=[.L64]/([.J64]-[.J63])" office:value-type="float" office:value="15215.02356" calcext:value-type="float">
            <text:p>15,21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4:</text:p>
          </table:table-cell>
          <table:table-cell office:value-type="float" office:value="6150000" calcext:value-type="float">
            <text:p>6150000</text:p>
          </table:table-cell>
          <table:table-cell office:value-type="float" office:value="17206825159" calcext:value-type="float">
            <text:p>17206825159</text:p>
          </table:table-cell>
          <table:table-cell table:formula="of:=[.E65]-[.E64]" office:value-type="float" office:value="351272856" calcext:value-type="float">
            <text:p>351272856</text:p>
          </table:table-cell>
          <table:table-cell table:formula="of:=[.F65]/([.D65]-[.D64])" office:value-type="float" office:value="7025.45712" calcext:value-type="float">
            <text:p>7,025</text:p>
          </table:table-cell>
          <table:table-cell/>
          <table:table-cell office:value-type="string" calcext:value-type="string">
            <text:p>D4:</text:p>
          </table:table-cell>
          <table:table-cell office:value-type="float" office:value="6150000" calcext:value-type="float">
            <text:p>6150000</text:p>
          </table:table-cell>
          <table:table-cell office:value-type="float" office:value="21235637404" calcext:value-type="float">
            <text:p>21235637404</text:p>
          </table:table-cell>
          <table:table-cell table:formula="of:=[.K65]-[.K64]" office:value-type="float" office:value="483152856" calcext:value-type="float">
            <text:p>483152856</text:p>
          </table:table-cell>
          <table:table-cell table:formula="of:=[.L65]/([.J65]-[.J64])" office:value-type="float" office:value="9663.05712" calcext:value-type="float">
            <text:p>9,66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4:</text:p>
          </table:table-cell>
          <table:table-cell office:value-type="float" office:value="6200000" calcext:value-type="float">
            <text:p>6200000</text:p>
          </table:table-cell>
          <table:table-cell office:value-type="float" office:value="17541892291" calcext:value-type="float">
            <text:p>17541892291</text:p>
          </table:table-cell>
          <table:table-cell table:formula="of:=[.E66]-[.E65]" office:value-type="float" office:value="335067132" calcext:value-type="float">
            <text:p>335067132</text:p>
          </table:table-cell>
          <table:table-cell table:formula="of:=[.F66]/([.D66]-[.D65])" office:value-type="float" office:value="6701.34264" calcext:value-type="float">
            <text:p>6,701</text:p>
          </table:table-cell>
          <table:table-cell/>
          <table:table-cell office:value-type="string" calcext:value-type="string">
            <text:p>D4:</text:p>
          </table:table-cell>
          <table:table-cell office:value-type="float" office:value="6200000" calcext:value-type="float">
            <text:p>6200000</text:p>
          </table:table-cell>
          <table:table-cell office:value-type="float" office:value="21612242837" calcext:value-type="float">
            <text:p>21612242837</text:p>
          </table:table-cell>
          <table:table-cell table:formula="of:=[.K66]-[.K65]" office:value-type="float" office:value="376605433" calcext:value-type="float">
            <text:p>376605433</text:p>
          </table:table-cell>
          <table:table-cell table:formula="of:=[.L66]/([.J66]-[.J65])" office:value-type="float" office:value="7532.10866" calcext:value-type="float">
            <text:p>7,53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4: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17952367580" calcext:value-type="float">
            <text:p>17952367580</text:p>
          </table:table-cell>
          <table:table-cell table:formula="of:=[.E67]-[.E66]" office:value-type="float" office:value="410475289" calcext:value-type="float">
            <text:p>410475289</text:p>
          </table:table-cell>
          <table:table-cell table:formula="of:=[.F67]/([.D67]-[.D66])" office:value-type="float" office:value="8209.50578" calcext:value-type="float">
            <text:p>8,210</text:p>
          </table:table-cell>
          <table:table-cell/>
          <table:table-cell office:value-type="string" calcext:value-type="string">
            <text:p>D4:</text:p>
          </table:table-cell>
          <table:table-cell office:value-type="float" office:value="6250000" calcext:value-type="float">
            <text:p>6250000</text:p>
          </table:table-cell>
          <table:table-cell office:value-type="float" office:value="22317796855" calcext:value-type="float">
            <text:p>22317796855</text:p>
          </table:table-cell>
          <table:table-cell table:formula="of:=[.K67]-[.K66]" office:value-type="float" office:value="705554018" calcext:value-type="float">
            <text:p>705554018</text:p>
          </table:table-cell>
          <table:table-cell table:formula="of:=[.L67]/([.J67]-[.J66])" office:value-type="float" office:value="14111.08036" calcext:value-type="float">
            <text:p>14,11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4:</text:p>
          </table:table-cell>
          <table:table-cell office:value-type="float" office:value="6300000" calcext:value-type="float">
            <text:p>6300000</text:p>
          </table:table-cell>
          <table:table-cell office:value-type="float" office:value="18386247580" calcext:value-type="float">
            <text:p>18386247580</text:p>
          </table:table-cell>
          <table:table-cell table:formula="of:=[.E68]-[.E67]" office:value-type="float" office:value="433880000" calcext:value-type="float">
            <text:p>433880000</text:p>
          </table:table-cell>
          <table:table-cell table:formula="of:=[.F68]/([.D68]-[.D67])" office:value-type="float" office:value="8677.6" calcext:value-type="float">
            <text:p>8,678</text:p>
          </table:table-cell>
          <table:table-cell/>
          <table:table-cell office:value-type="string" calcext:value-type="string">
            <text:p>D4:</text:p>
          </table:table-cell>
          <table:table-cell office:value-type="float" office:value="6300000" calcext:value-type="float">
            <text:p>6300000</text:p>
          </table:table-cell>
          <table:table-cell office:value-type="float" office:value="22985556855" calcext:value-type="float">
            <text:p>22985556855</text:p>
          </table:table-cell>
          <table:table-cell table:formula="of:=[.K68]-[.K67]" office:value-type="float" office:value="667760000" calcext:value-type="float">
            <text:p>667760000</text:p>
          </table:table-cell>
          <table:table-cell table:formula="of:=[.L68]/([.J68]-[.J67])" office:value-type="float" office:value="13355.2" calcext:value-type="float">
            <text:p>13,35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4:</text:p>
          </table:table-cell>
          <table:table-cell office:value-type="float" office:value="6350000" calcext:value-type="float">
            <text:p>6350000</text:p>
          </table:table-cell>
          <table:table-cell office:value-type="float" office:value="18717093321" calcext:value-type="float">
            <text:p>18717093321</text:p>
          </table:table-cell>
          <table:table-cell table:formula="of:=[.E69]-[.E68]" office:value-type="float" office:value="330845741" calcext:value-type="float">
            <text:p>330845741</text:p>
          </table:table-cell>
          <table:table-cell table:formula="of:=[.F69]/([.D69]-[.D68])" office:value-type="float" office:value="6616.91482" calcext:value-type="float">
            <text:p>6,617</text:p>
          </table:table-cell>
          <table:table-cell/>
          <table:table-cell office:value-type="string" calcext:value-type="string">
            <text:p>D4:</text:p>
          </table:table-cell>
          <table:table-cell office:value-type="float" office:value="6350000" calcext:value-type="float">
            <text:p>6350000</text:p>
          </table:table-cell>
          <table:table-cell office:value-type="float" office:value="23336173987" calcext:value-type="float">
            <text:p>23336173987</text:p>
          </table:table-cell>
          <table:table-cell table:formula="of:=[.K69]-[.K68]" office:value-type="float" office:value="350617132" calcext:value-type="float">
            <text:p>350617132</text:p>
          </table:table-cell>
          <table:table-cell table:formula="of:=[.L69]/([.J69]-[.J68])" office:value-type="float" office:value="7012.34264" calcext:value-type="float">
            <text:p>7,01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4:</text:p>
          </table:table-cell>
          <table:table-cell office:value-type="float" office:value="6400000" calcext:value-type="float">
            <text:p>6400000</text:p>
          </table:table-cell>
          <table:table-cell office:value-type="float" office:value="19089766502" calcext:value-type="float">
            <text:p>19089766502</text:p>
          </table:table-cell>
          <table:table-cell table:formula="of:=[.E70]-[.E69]" office:value-type="float" office:value="372673181" calcext:value-type="float">
            <text:p>372673181</text:p>
          </table:table-cell>
          <table:table-cell table:formula="of:=[.F70]/([.D70]-[.D69])" office:value-type="float" office:value="7453.46362" calcext:value-type="float">
            <text:p>7,453</text:p>
          </table:table-cell>
          <table:table-cell/>
          <table:table-cell office:value-type="string" calcext:value-type="string">
            <text:p>D4:</text:p>
          </table:table-cell>
          <table:table-cell office:value-type="float" office:value="6400000" calcext:value-type="float">
            <text:p>6400000</text:p>
          </table:table-cell>
          <table:table-cell office:value-type="float" office:value="23976953583" calcext:value-type="float">
            <text:p>23976953583</text:p>
          </table:table-cell>
          <table:table-cell table:formula="of:=[.K70]-[.K69]" office:value-type="float" office:value="640779596" calcext:value-type="float">
            <text:p>640779596</text:p>
          </table:table-cell>
          <table:table-cell table:formula="of:=[.L70]/([.J70]-[.J69])" office:value-type="float" office:value="12815.59192" calcext:value-type="float">
            <text:p>12,81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4:</text:p>
          </table:table-cell>
          <table:table-cell office:value-type="float" office:value="6450000" calcext:value-type="float">
            <text:p>6450000</text:p>
          </table:table-cell>
          <table:table-cell office:value-type="float" office:value="19579709464" calcext:value-type="float">
            <text:p>19579709464</text:p>
          </table:table-cell>
          <table:table-cell table:formula="of:=[.E71]-[.E70]" office:value-type="float" office:value="489942962" calcext:value-type="float">
            <text:p>489942962</text:p>
          </table:table-cell>
          <table:table-cell table:formula="of:=[.F71]/([.D71]-[.D70])" office:value-type="float" office:value="9798.85924" calcext:value-type="float">
            <text:p>9,799</text:p>
          </table:table-cell>
          <table:table-cell/>
          <table:table-cell office:value-type="string" calcext:value-type="string">
            <text:p>D4:</text:p>
          </table:table-cell>
          <table:table-cell office:value-type="float" office:value="6450000" calcext:value-type="float">
            <text:p>6450000</text:p>
          </table:table-cell>
          <table:table-cell office:value-type="float" office:value="24732644030" calcext:value-type="float">
            <text:p>24732644030</text:p>
          </table:table-cell>
          <table:table-cell table:formula="of:=[.K71]-[.K70]" office:value-type="float" office:value="755690447" calcext:value-type="float">
            <text:p>755690447</text:p>
          </table:table-cell>
          <table:table-cell table:formula="of:=[.L71]/([.J71]-[.J70])" office:value-type="float" office:value="15113.80894" calcext:value-type="float">
            <text:p>15,11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4:</text:p>
          </table:table-cell>
          <table:table-cell office:value-type="float" office:value="6500000" calcext:value-type="float">
            <text:p>6500000</text:p>
          </table:table-cell>
          <table:table-cell office:value-type="float" office:value="19916292801" calcext:value-type="float">
            <text:p>19916292801</text:p>
          </table:table-cell>
          <table:table-cell table:formula="of:=[.E72]-[.E71]" office:value-type="float" office:value="336583337" calcext:value-type="float">
            <text:p>336583337</text:p>
          </table:table-cell>
          <table:table-cell table:formula="of:=[.F72]/([.D72]-[.D71])" office:value-type="float" office:value="6731.66674" calcext:value-type="float">
            <text:p>6,732</text:p>
          </table:table-cell>
          <table:table-cell/>
          <table:table-cell office:value-type="string" calcext:value-type="string">
            <text:p>D4:</text:p>
          </table:table-cell>
          <table:table-cell office:value-type="float" office:value="6500000" calcext:value-type="float">
            <text:p>6500000</text:p>
          </table:table-cell>
          <table:table-cell office:value-type="float" office:value="25143943112" calcext:value-type="float">
            <text:p>25143943112</text:p>
          </table:table-cell>
          <table:table-cell table:formula="of:=[.K72]-[.K71]" office:value-type="float" office:value="411299082" calcext:value-type="float">
            <text:p>411299082</text:p>
          </table:table-cell>
          <table:table-cell table:formula="of:=[.L72]/([.J72]-[.J71])" office:value-type="float" office:value="8225.98164" calcext:value-type="float">
            <text:p>8,2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4:</text:p>
          </table:table-cell>
          <table:table-cell office:value-type="float" office:value="6550000" calcext:value-type="float">
            <text:p>6550000</text:p>
          </table:table-cell>
          <table:table-cell office:value-type="float" office:value="20257238878" calcext:value-type="float">
            <text:p>20257238878</text:p>
          </table:table-cell>
          <table:table-cell table:formula="of:=[.E73]-[.E72]" office:value-type="float" office:value="340946077" calcext:value-type="float">
            <text:p>340946077</text:p>
          </table:table-cell>
          <table:table-cell table:formula="of:=[.F73]/([.D73]-[.D72])" office:value-type="float" office:value="6818.92154" calcext:value-type="float">
            <text:p>6,819</text:p>
          </table:table-cell>
          <table:table-cell/>
          <table:table-cell office:value-type="string" calcext:value-type="string">
            <text:p>D4:</text:p>
          </table:table-cell>
          <table:table-cell office:value-type="float" office:value="6550000" calcext:value-type="float">
            <text:p>6550000</text:p>
          </table:table-cell>
          <table:table-cell office:value-type="float" office:value="25592298236" calcext:value-type="float">
            <text:p>25592298236</text:p>
          </table:table-cell>
          <table:table-cell table:formula="of:=[.K73]-[.K72]" office:value-type="float" office:value="448355124" calcext:value-type="float">
            <text:p>448355124</text:p>
          </table:table-cell>
          <table:table-cell table:formula="of:=[.L73]/([.J73]-[.J72])" office:value-type="float" office:value="8967.10248" calcext:value-type="float">
            <text:p>8,96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4:</text:p>
          </table:table-cell>
          <table:table-cell office:value-type="float" office:value="6600000" calcext:value-type="float">
            <text:p>6600000</text:p>
          </table:table-cell>
          <table:table-cell office:value-type="float" office:value="20691426807" calcext:value-type="float">
            <text:p>20691426807</text:p>
          </table:table-cell>
          <table:table-cell table:formula="of:=[.E74]-[.E73]" office:value-type="float" office:value="434187929" calcext:value-type="float">
            <text:p>434187929</text:p>
          </table:table-cell>
          <table:table-cell table:formula="of:=[.F74]/([.D74]-[.D73])" office:value-type="float" office:value="8683.75858" calcext:value-type="float">
            <text:p>8,684</text:p>
          </table:table-cell>
          <table:table-cell/>
          <table:table-cell office:value-type="string" calcext:value-type="string">
            <text:p>D4:</text:p>
          </table:table-cell>
          <table:table-cell office:value-type="float" office:value="6600000" calcext:value-type="float">
            <text:p>6600000</text:p>
          </table:table-cell>
          <table:table-cell office:value-type="float" office:value="26289912296" calcext:value-type="float">
            <text:p>26289912296</text:p>
          </table:table-cell>
          <table:table-cell table:formula="of:=[.K74]-[.K73]" office:value-type="float" office:value="697614060" calcext:value-type="float">
            <text:p>697614060</text:p>
          </table:table-cell>
          <table:table-cell table:formula="of:=[.L74]/([.J74]-[.J73])" office:value-type="float" office:value="13952.2812" calcext:value-type="float">
            <text:p>13,95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4:</text:p>
          </table:table-cell>
          <table:table-cell office:value-type="float" office:value="6650000" calcext:value-type="float">
            <text:p>6650000</text:p>
          </table:table-cell>
          <table:table-cell office:value-type="float" office:value="21100426807" calcext:value-type="float">
            <text:p>21100426807</text:p>
          </table:table-cell>
          <table:table-cell table:formula="of:=[.E75]-[.E74]" office:value-type="float" office:value="409000000" calcext:value-type="float">
            <text:p>409000000</text:p>
          </table:table-cell>
          <table:table-cell table:formula="of:=[.F75]/([.D75]-[.D74])" office:value-type="float" office:value="8180" calcext:value-type="float">
            <text:p>8,180</text:p>
          </table:table-cell>
          <table:table-cell/>
          <table:table-cell office:value-type="string" calcext:value-type="string">
            <text:p>D4:</text:p>
          </table:table-cell>
          <table:table-cell office:value-type="float" office:value="6650000" calcext:value-type="float">
            <text:p>6650000</text:p>
          </table:table-cell>
          <table:table-cell office:value-type="float" office:value="26900950326" calcext:value-type="float">
            <text:p>26900950326</text:p>
          </table:table-cell>
          <table:table-cell table:formula="of:=[.K75]-[.K74]" office:value-type="float" office:value="611038030" calcext:value-type="float">
            <text:p>611038030</text:p>
          </table:table-cell>
          <table:table-cell table:formula="of:=[.L75]/([.J75]-[.J74])" office:value-type="float" office:value="12220.7606" calcext:value-type="float">
            <text:p>12,22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4:</text:p>
          </table:table-cell>
          <table:table-cell office:value-type="float" office:value="6700000" calcext:value-type="float">
            <text:p>6700000</text:p>
          </table:table-cell>
          <table:table-cell office:value-type="float" office:value="21459371650" calcext:value-type="float">
            <text:p>21459371650</text:p>
          </table:table-cell>
          <table:table-cell table:formula="of:=[.E76]-[.E75]" office:value-type="float" office:value="358944843" calcext:value-type="float">
            <text:p>358944843</text:p>
          </table:table-cell>
          <table:table-cell table:formula="of:=[.F76]/([.D76]-[.D75])" office:value-type="float" office:value="7178.89686" calcext:value-type="float">
            <text:p>7,179</text:p>
          </table:table-cell>
          <table:table-cell/>
          <table:table-cell office:value-type="string" calcext:value-type="string">
            <text:p>D4:</text:p>
          </table:table-cell>
          <table:table-cell office:value-type="float" office:value="6700000" calcext:value-type="float">
            <text:p>6700000</text:p>
          </table:table-cell>
          <table:table-cell office:value-type="float" office:value="27345810798" calcext:value-type="float">
            <text:p>27345810798</text:p>
          </table:table-cell>
          <table:table-cell table:formula="of:=[.K76]-[.K75]" office:value-type="float" office:value="444860472" calcext:value-type="float">
            <text:p>444860472</text:p>
          </table:table-cell>
          <table:table-cell table:formula="of:=[.L76]/([.J76]-[.J75])" office:value-type="float" office:value="8897.20944" calcext:value-type="float">
            <text:p>8,89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4:</text:p>
          </table:table-cell>
          <table:table-cell office:value-type="float" office:value="6750000" calcext:value-type="float">
            <text:p>6750000</text:p>
          </table:table-cell>
          <table:table-cell office:value-type="float" office:value="21808246647" calcext:value-type="float">
            <text:p>21808246647</text:p>
          </table:table-cell>
          <table:table-cell table:formula="of:=[.E77]-[.E76]" office:value-type="float" office:value="348874997" calcext:value-type="float">
            <text:p>348874997</text:p>
          </table:table-cell>
          <table:table-cell table:formula="of:=[.F77]/([.D77]-[.D76])" office:value-type="float" office:value="6977.49994" calcext:value-type="float">
            <text:p>6,977</text:p>
          </table:table-cell>
          <table:table-cell/>
          <table:table-cell office:value-type="string" calcext:value-type="string">
            <text:p>D4:</text:p>
          </table:table-cell>
          <table:table-cell office:value-type="float" office:value="6750000" calcext:value-type="float">
            <text:p>6750000</text:p>
          </table:table-cell>
          <table:table-cell office:value-type="float" office:value="27852597586" calcext:value-type="float">
            <text:p>27852597586</text:p>
          </table:table-cell>
          <table:table-cell table:formula="of:=[.K77]-[.K76]" office:value-type="float" office:value="506786788" calcext:value-type="float">
            <text:p>506786788</text:p>
          </table:table-cell>
          <table:table-cell table:formula="of:=[.L77]/([.J77]-[.J76])" office:value-type="float" office:value="10135.73576" calcext:value-type="float">
            <text:p>10,13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4:</text:p>
          </table:table-cell>
          <table:table-cell office:value-type="float" office:value="6800000" calcext:value-type="float">
            <text:p>6800000</text:p>
          </table:table-cell>
          <table:table-cell office:value-type="float" office:value="22281235269" calcext:value-type="float">
            <text:p>22281235269</text:p>
          </table:table-cell>
          <table:table-cell table:formula="of:=[.E78]-[.E77]" office:value-type="float" office:value="472988622" calcext:value-type="float">
            <text:p>472988622</text:p>
          </table:table-cell>
          <table:table-cell table:formula="of:=[.F78]/([.D78]-[.D77])" office:value-type="float" office:value="9459.77244" calcext:value-type="float">
            <text:p>9,460</text:p>
          </table:table-cell>
          <table:table-cell/>
          <table:table-cell office:value-type="string" calcext:value-type="string">
            <text:p>D4:</text:p>
          </table:table-cell>
          <table:table-cell office:value-type="float" office:value="6800000" calcext:value-type="float">
            <text:p>6800000</text:p>
          </table:table-cell>
          <table:table-cell office:value-type="float" office:value="28619992288" calcext:value-type="float">
            <text:p>28619992288</text:p>
          </table:table-cell>
          <table:table-cell table:formula="of:=[.K78]-[.K77]" office:value-type="float" office:value="767394702" calcext:value-type="float">
            <text:p>767394702</text:p>
          </table:table-cell>
          <table:table-cell table:formula="of:=[.L78]/([.J78]-[.J77])" office:value-type="float" office:value="15347.89404" calcext:value-type="float">
            <text:p>15,34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4:</text:p>
          </table:table-cell>
          <table:table-cell office:value-type="float" office:value="6850000" calcext:value-type="float">
            <text:p>6850000</text:p>
          </table:table-cell>
          <table:table-cell office:value-type="float" office:value="22643118454" calcext:value-type="float">
            <text:p>22643118454</text:p>
          </table:table-cell>
          <table:table-cell table:formula="of:=[.E79]-[.E78]" office:value-type="float" office:value="361883185" calcext:value-type="float">
            <text:p>361883185</text:p>
          </table:table-cell>
          <table:table-cell table:formula="of:=[.F79]/([.D79]-[.D78])" office:value-type="float" office:value="7237.6637" calcext:value-type="float">
            <text:p>7,238</text:p>
          </table:table-cell>
          <table:table-cell/>
          <table:table-cell office:value-type="string" calcext:value-type="string">
            <text:p>D4:</text:p>
          </table:table-cell>
          <table:table-cell office:value-type="float" office:value="6850000" calcext:value-type="float">
            <text:p>6850000</text:p>
          </table:table-cell>
          <table:table-cell office:value-type="float" office:value="29140601002" calcext:value-type="float">
            <text:p>29140601002</text:p>
          </table:table-cell>
          <table:table-cell table:formula="of:=[.K79]-[.K78]" office:value-type="float" office:value="520608714" calcext:value-type="float">
            <text:p>520608714</text:p>
          </table:table-cell>
          <table:table-cell table:formula="of:=[.L79]/([.J79]-[.J78])" office:value-type="float" office:value="10412.17428" calcext:value-type="float">
            <text:p>10,41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4:</text:p>
          </table:table-cell>
          <table:table-cell office:value-type="float" office:value="6900000" calcext:value-type="float">
            <text:p>6900000</text:p>
          </table:table-cell>
          <table:table-cell office:value-type="float" office:value="22995612749" calcext:value-type="float">
            <text:p>22995612749</text:p>
          </table:table-cell>
          <table:table-cell table:formula="of:=[.E80]-[.E79]" office:value-type="float" office:value="352494295" calcext:value-type="float">
            <text:p>352494295</text:p>
          </table:table-cell>
          <table:table-cell table:formula="of:=[.F80]/([.D80]-[.D79])" office:value-type="float" office:value="7049.8859" calcext:value-type="float">
            <text:p>7,050</text:p>
          </table:table-cell>
          <table:table-cell/>
          <table:table-cell office:value-type="string" calcext:value-type="string">
            <text:p>D4:</text:p>
          </table:table-cell>
          <table:table-cell office:value-type="float" office:value="6900000" calcext:value-type="float">
            <text:p>6900000</text:p>
          </table:table-cell>
          <table:table-cell office:value-type="float" office:value="29545755830" calcext:value-type="float">
            <text:p>29545755830</text:p>
          </table:table-cell>
          <table:table-cell table:formula="of:=[.K80]-[.K79]" office:value-type="float" office:value="405154828" calcext:value-type="float">
            <text:p>405154828</text:p>
          </table:table-cell>
          <table:table-cell table:formula="of:=[.L80]/([.J80]-[.J79])" office:value-type="float" office:value="8103.09656" calcext:value-type="float">
            <text:p>8,10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4:</text:p>
          </table:table-cell>
          <table:table-cell office:value-type="float" office:value="6950000" calcext:value-type="float">
            <text:p>6950000</text:p>
          </table:table-cell>
          <table:table-cell office:value-type="float" office:value="23351826068" calcext:value-type="float">
            <text:p>23351826068</text:p>
          </table:table-cell>
          <table:table-cell table:formula="of:=[.E81]-[.E80]" office:value-type="float" office:value="356213319" calcext:value-type="float">
            <text:p>356213319</text:p>
          </table:table-cell>
          <table:table-cell table:formula="of:=[.F81]/([.D81]-[.D80])" office:value-type="float" office:value="7124.26638" calcext:value-type="float">
            <text:p>7,124</text:p>
          </table:table-cell>
          <table:table-cell/>
          <table:table-cell office:value-type="string" calcext:value-type="string">
            <text:p>D4:</text:p>
          </table:table-cell>
          <table:table-cell office:value-type="float" office:value="6950000" calcext:value-type="float">
            <text:p>6950000</text:p>
          </table:table-cell>
          <table:table-cell office:value-type="float" office:value="30159663826" calcext:value-type="float">
            <text:p>30159663826</text:p>
          </table:table-cell>
          <table:table-cell table:formula="of:=[.K81]-[.K80]" office:value-type="float" office:value="613907996" calcext:value-type="float">
            <text:p>613907996</text:p>
          </table:table-cell>
          <table:table-cell table:formula="of:=[.L81]/([.J81]-[.J80])" office:value-type="float" office:value="12278.15992" calcext:value-type="float">
            <text:p>12,27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4:</text:p>
          </table:table-cell>
          <table:table-cell office:value-type="float" office:value="7000000" calcext:value-type="float">
            <text:p>7000000</text:p>
          </table:table-cell>
          <table:table-cell office:value-type="float" office:value="23835545084" calcext:value-type="float">
            <text:p>23835545084</text:p>
          </table:table-cell>
          <table:table-cell table:formula="of:=[.E82]-[.E81]" office:value-type="float" office:value="483719016" calcext:value-type="float">
            <text:p>483719016</text:p>
          </table:table-cell>
          <table:table-cell table:formula="of:=[.F82]/([.D82]-[.D81])" office:value-type="float" office:value="9674.38032" calcext:value-type="float">
            <text:p>9,674</text:p>
          </table:table-cell>
          <table:table-cell/>
          <table:table-cell office:value-type="string" calcext:value-type="string">
            <text:p>D4:</text:p>
          </table:table-cell>
          <table:table-cell office:value-type="float" office:value="7000000" calcext:value-type="float">
            <text:p>7000000</text:p>
          </table:table-cell>
          <table:table-cell office:value-type="float" office:value="30891230919" calcext:value-type="float">
            <text:p>30891230919</text:p>
          </table:table-cell>
          <table:table-cell table:formula="of:=[.K82]-[.K81]" office:value-type="float" office:value="731567093" calcext:value-type="float">
            <text:p>731567093</text:p>
          </table:table-cell>
          <table:table-cell table:formula="of:=[.L82]/([.J82]-[.J81])" office:value-type="float" office:value="14631.34186" calcext:value-type="float">
            <text:p>14,63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4:</text:p>
          </table:table-cell>
          <table:table-cell office:value-type="float" office:value="7050000" calcext:value-type="float">
            <text:p>7050000</text:p>
          </table:table-cell>
          <table:table-cell office:value-type="float" office:value="24180350297" calcext:value-type="float">
            <text:p>24180350297</text:p>
          </table:table-cell>
          <table:table-cell table:formula="of:=[.E83]-[.E82]" office:value-type="float" office:value="344805213" calcext:value-type="float">
            <text:p>344805213</text:p>
          </table:table-cell>
          <table:table-cell table:formula="of:=[.F83]/([.D83]-[.D82])" office:value-type="float" office:value="6896.10426" calcext:value-type="float">
            <text:p>6,896</text:p>
          </table:table-cell>
          <table:table-cell/>
          <table:table-cell office:value-type="string" calcext:value-type="string">
            <text:p>D4:</text:p>
          </table:table-cell>
          <table:table-cell office:value-type="float" office:value="7050000" calcext:value-type="float">
            <text:p>7050000</text:p>
          </table:table-cell>
          <table:table-cell office:value-type="float" office:value="31340284929" calcext:value-type="float">
            <text:p>31340284929</text:p>
          </table:table-cell>
          <table:table-cell table:formula="of:=[.K83]-[.K82]" office:value-type="float" office:value="449054010" calcext:value-type="float">
            <text:p>449054010</text:p>
          </table:table-cell>
          <table:table-cell table:formula="of:=[.L83]/([.J83]-[.J82])" office:value-type="float" office:value="8981.0802" calcext:value-type="float">
            <text:p>8,98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4:</text:p>
          </table:table-cell>
          <table:table-cell office:value-type="float" office:value="7100000" calcext:value-type="float">
            <text:p>7100000</text:p>
          </table:table-cell>
          <table:table-cell office:value-type="float" office:value="24521345513" calcext:value-type="float">
            <text:p>24521345513</text:p>
          </table:table-cell>
          <table:table-cell table:formula="of:=[.E84]-[.E83]" office:value-type="float" office:value="340995216" calcext:value-type="float">
            <text:p>340995216</text:p>
          </table:table-cell>
          <table:table-cell table:formula="of:=[.F84]/([.D84]-[.D83])" office:value-type="float" office:value="6819.90432" calcext:value-type="float">
            <text:p>6,820</text:p>
          </table:table-cell>
          <table:table-cell/>
          <table:table-cell office:value-type="string" calcext:value-type="string">
            <text:p>D4:</text:p>
          </table:table-cell>
          <table:table-cell office:value-type="float" office:value="7100000" calcext:value-type="float">
            <text:p>7100000</text:p>
          </table:table-cell>
          <table:table-cell office:value-type="float" office:value="31775926077" calcext:value-type="float">
            <text:p>31775926077</text:p>
          </table:table-cell>
          <table:table-cell table:formula="of:=[.K84]-[.K83]" office:value-type="float" office:value="435641148" calcext:value-type="float">
            <text:p>435641148</text:p>
          </table:table-cell>
          <table:table-cell table:formula="of:=[.L84]/([.J84]-[.J83])" office:value-type="float" office:value="8712.82296" calcext:value-type="float">
            <text:p>8,71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4:</text:p>
          </table:table-cell>
          <table:table-cell office:value-type="float" office:value="7150000" calcext:value-type="float">
            <text:p>7150000</text:p>
          </table:table-cell>
          <table:table-cell office:value-type="float" office:value="24878717259" calcext:value-type="float">
            <text:p>24878717259</text:p>
          </table:table-cell>
          <table:table-cell table:formula="of:=[.E85]-[.E84]" office:value-type="float" office:value="357371746" calcext:value-type="float">
            <text:p>357371746</text:p>
          </table:table-cell>
          <table:table-cell table:formula="of:=[.F85]/([.D85]-[.D84])" office:value-type="float" office:value="7147.43492" calcext:value-type="float">
            <text:p>7,147</text:p>
          </table:table-cell>
          <table:table-cell/>
          <table:table-cell office:value-type="string" calcext:value-type="string">
            <text:p>D4:</text:p>
          </table:table-cell>
          <table:table-cell office:value-type="float" office:value="7150000" calcext:value-type="float">
            <text:p>7150000</text:p>
          </table:table-cell>
          <table:table-cell office:value-type="float" office:value="32269485285" calcext:value-type="float">
            <text:p>32269485285</text:p>
          </table:table-cell>
          <table:table-cell table:formula="of:=[.K85]-[.K84]" office:value-type="float" office:value="493559208" calcext:value-type="float">
            <text:p>493559208</text:p>
          </table:table-cell>
          <table:table-cell table:formula="of:=[.L85]/([.J85]-[.J84])" office:value-type="float" office:value="9871.18416" calcext:value-type="float">
            <text:p>9,87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4:</text:p>
          </table:table-cell>
          <table:table-cell office:value-type="float" office:value="7200000" calcext:value-type="float">
            <text:p>7200000</text:p>
          </table:table-cell>
          <table:table-cell office:value-type="float" office:value="25258630510" calcext:value-type="float">
            <text:p>25258630510</text:p>
          </table:table-cell>
          <table:table-cell table:formula="of:=[.E86]-[.E85]" office:value-type="float" office:value="379913251" calcext:value-type="float">
            <text:p>379913251</text:p>
          </table:table-cell>
          <table:table-cell table:formula="of:=[.F86]/([.D86]-[.D85])" office:value-type="float" office:value="7598.26502" calcext:value-type="float">
            <text:p>7,598</text:p>
          </table:table-cell>
          <table:table-cell/>
          <table:table-cell office:value-type="string" calcext:value-type="string">
            <text:p>D4:</text:p>
          </table:table-cell>
          <table:table-cell office:value-type="float" office:value="7200000" calcext:value-type="float">
            <text:p>7200000</text:p>
          </table:table-cell>
          <table:table-cell office:value-type="float" office:value="32847367820" calcext:value-type="float">
            <text:p>32847367820</text:p>
          </table:table-cell>
          <table:table-cell table:formula="of:=[.K86]-[.K85]" office:value-type="float" office:value="577882535" calcext:value-type="float">
            <text:p>577882535</text:p>
          </table:table-cell>
          <table:table-cell table:formula="of:=[.L86]/([.J86]-[.J85])" office:value-type="float" office:value="11557.6507" calcext:value-type="float">
            <text:p>11,55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4:</text:p>
          </table:table-cell>
          <table:table-cell office:value-type="float" office:value="7250000" calcext:value-type="float">
            <text:p>7250000</text:p>
          </table:table-cell>
          <table:table-cell office:value-type="float" office:value="25724759270" calcext:value-type="float">
            <text:p>25724759270</text:p>
          </table:table-cell>
          <table:table-cell table:formula="of:=[.E87]-[.E86]" office:value-type="float" office:value="466128760" calcext:value-type="float">
            <text:p>466128760</text:p>
          </table:table-cell>
          <table:table-cell table:formula="of:=[.F87]/([.D87]-[.D86])" office:value-type="float" office:value="9322.5752" calcext:value-type="float">
            <text:p>9,323</text:p>
          </table:table-cell>
          <table:table-cell/>
          <table:table-cell office:value-type="string" calcext:value-type="string">
            <text:p>D4:</text:p>
          </table:table-cell>
          <table:table-cell office:value-type="float" office:value="7250000" calcext:value-type="float">
            <text:p>7250000</text:p>
          </table:table-cell>
          <table:table-cell office:value-type="float" office:value="33591250479" calcext:value-type="float">
            <text:p>33591250479</text:p>
          </table:table-cell>
          <table:table-cell table:formula="of:=[.K87]-[.K86]" office:value-type="float" office:value="743882659" calcext:value-type="float">
            <text:p>743882659</text:p>
          </table:table-cell>
          <table:table-cell table:formula="of:=[.L87]/([.J87]-[.J86])" office:value-type="float" office:value="14877.65318" calcext:value-type="float">
            <text:p>14,87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4:</text:p>
          </table:table-cell>
          <table:table-cell office:value-type="float" office:value="7300000" calcext:value-type="float">
            <text:p>7300000</text:p>
          </table:table-cell>
          <table:table-cell office:value-type="float" office:value="26084875571" calcext:value-type="float">
            <text:p>26084875571</text:p>
          </table:table-cell>
          <table:table-cell table:formula="of:=[.E88]-[.E87]" office:value-type="float" office:value="360116301" calcext:value-type="float">
            <text:p>360116301</text:p>
          </table:table-cell>
          <table:table-cell table:formula="of:=[.F88]/([.D88]-[.D87])" office:value-type="float" office:value="7202.32602" calcext:value-type="float">
            <text:p>7,202</text:p>
          </table:table-cell>
          <table:table-cell/>
          <table:table-cell office:value-type="string" calcext:value-type="string">
            <text:p>D4:</text:p>
          </table:table-cell>
          <table:table-cell office:value-type="float" office:value="7300000" calcext:value-type="float">
            <text:p>7300000</text:p>
          </table:table-cell>
          <table:table-cell office:value-type="float" office:value="34074543642" calcext:value-type="float">
            <text:p>34074543642</text:p>
          </table:table-cell>
          <table:table-cell table:formula="of:=[.K88]-[.K87]" office:value-type="float" office:value="483293163" calcext:value-type="float">
            <text:p>483293163</text:p>
          </table:table-cell>
          <table:table-cell table:formula="of:=[.L88]/([.J88]-[.J87])" office:value-type="float" office:value="9665.86326" calcext:value-type="float">
            <text:p>9,66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4:</text:p>
          </table:table-cell>
          <table:table-cell office:value-type="float" office:value="7350000" calcext:value-type="float">
            <text:p>7350000</text:p>
          </table:table-cell>
          <table:table-cell office:value-type="float" office:value="26442689017" calcext:value-type="float">
            <text:p>26442689017</text:p>
          </table:table-cell>
          <table:table-cell table:formula="of:=[.E89]-[.E88]" office:value-type="float" office:value="357813446" calcext:value-type="float">
            <text:p>357813446</text:p>
          </table:table-cell>
          <table:table-cell table:formula="of:=[.F89]/([.D89]-[.D88])" office:value-type="float" office:value="7156.26892" calcext:value-type="float">
            <text:p>7,156</text:p>
          </table:table-cell>
          <table:table-cell/>
          <table:table-cell office:value-type="string" calcext:value-type="string">
            <text:p>D4:</text:p>
          </table:table-cell>
          <table:table-cell office:value-type="float" office:value="7350000" calcext:value-type="float">
            <text:p>7350000</text:p>
          </table:table-cell>
          <table:table-cell office:value-type="float" office:value="34595944096" calcext:value-type="float">
            <text:p>34595944096</text:p>
          </table:table-cell>
          <table:table-cell table:formula="of:=[.K89]-[.K88]" office:value-type="float" office:value="521400454" calcext:value-type="float">
            <text:p>521400454</text:p>
          </table:table-cell>
          <table:table-cell table:formula="of:=[.L89]/([.J89]-[.J88])" office:value-type="float" office:value="10428.00908" calcext:value-type="float">
            <text:p>10,42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4:</text:p>
          </table:table-cell>
          <table:table-cell office:value-type="float" office:value="7400000" calcext:value-type="float">
            <text:p>7400000</text:p>
          </table:table-cell>
          <table:table-cell office:value-type="float" office:value="26796621517" calcext:value-type="float">
            <text:p>26796621517</text:p>
          </table:table-cell>
          <table:table-cell table:formula="of:=[.E90]-[.E89]" office:value-type="float" office:value="353932500" calcext:value-type="float">
            <text:p>353932500</text:p>
          </table:table-cell>
          <table:table-cell table:formula="of:=[.F90]/([.D90]-[.D89])" office:value-type="float" office:value="7078.65" calcext:value-type="float">
            <text:p>7,079</text:p>
          </table:table-cell>
          <table:table-cell/>
          <table:table-cell office:value-type="string" calcext:value-type="string">
            <text:p>D4:</text:p>
          </table:table-cell>
          <table:table-cell office:value-type="float" office:value="7400000" calcext:value-type="float">
            <text:p>7400000</text:p>
          </table:table-cell>
          <table:table-cell office:value-type="float" office:value="35022952046" calcext:value-type="float">
            <text:p>35022952046</text:p>
          </table:table-cell>
          <table:table-cell table:formula="of:=[.K90]-[.K89]" office:value-type="float" office:value="427007950" calcext:value-type="float">
            <text:p>427007950</text:p>
          </table:table-cell>
          <table:table-cell table:formula="of:=[.L90]/([.J90]-[.J89])" office:value-type="float" office:value="8540.159" calcext:value-type="float">
            <text:p>8,54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4:</text:p>
          </table:table-cell>
          <table:table-cell office:value-type="float" office:value="7450000" calcext:value-type="float">
            <text:p>7450000</text:p>
          </table:table-cell>
          <table:table-cell office:value-type="float" office:value="27158265840" calcext:value-type="float">
            <text:p>27158265840</text:p>
          </table:table-cell>
          <table:table-cell table:formula="of:=[.E91]-[.E90]" office:value-type="float" office:value="361644323" calcext:value-type="float">
            <text:p>361644323</text:p>
          </table:table-cell>
          <table:table-cell table:formula="of:=[.F91]/([.D91]-[.D90])" office:value-type="float" office:value="7232.88646" calcext:value-type="float">
            <text:p>7,233</text:p>
          </table:table-cell>
          <table:table-cell/>
          <table:table-cell office:value-type="string" calcext:value-type="string">
            <text:p>D4:</text:p>
          </table:table-cell>
          <table:table-cell office:value-type="float" office:value="7450000" calcext:value-type="float">
            <text:p>7450000</text:p>
          </table:table-cell>
          <table:table-cell office:value-type="float" office:value="35583357826" calcext:value-type="float">
            <text:p>35583357826</text:p>
          </table:table-cell>
          <table:table-cell table:formula="of:=[.K91]-[.K90]" office:value-type="float" office:value="560405780" calcext:value-type="float">
            <text:p>560405780</text:p>
          </table:table-cell>
          <table:table-cell table:formula="of:=[.L91]/([.J91]-[.J90])" office:value-type="float" office:value="11208.1156" calcext:value-type="float">
            <text:p>11,20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4:</text:p>
          </table:table-cell>
          <table:table-cell office:value-type="float" office:value="7500000" calcext:value-type="float">
            <text:p>7500000</text:p>
          </table:table-cell>
          <table:table-cell office:value-type="float" office:value="27554996074" calcext:value-type="float">
            <text:p>27554996074</text:p>
          </table:table-cell>
          <table:table-cell table:formula="of:=[.E92]-[.E91]" office:value-type="float" office:value="396730234" calcext:value-type="float">
            <text:p>396730234</text:p>
          </table:table-cell>
          <table:table-cell table:formula="of:=[.F92]/([.D92]-[.D91])" office:value-type="float" office:value="7934.60468" calcext:value-type="float">
            <text:p>7,935</text:p>
          </table:table-cell>
          <table:table-cell/>
          <table:table-cell office:value-type="string" calcext:value-type="string">
            <text:p>D4:</text:p>
          </table:table-cell>
          <table:table-cell office:value-type="float" office:value="7500000" calcext:value-type="float">
            <text:p>7500000</text:p>
          </table:table-cell>
          <table:table-cell office:value-type="float" office:value="36237945581" calcext:value-type="float">
            <text:p>36237945581</text:p>
          </table:table-cell>
          <table:table-cell table:formula="of:=[.K92]-[.K91]" office:value-type="float" office:value="654587755" calcext:value-type="float">
            <text:p>654587755</text:p>
          </table:table-cell>
          <table:table-cell table:formula="of:=[.L92]/([.J92]-[.J91])" office:value-type="float" office:value="13091.7551" calcext:value-type="float">
            <text:p>13,09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4:</text:p>
          </table:table-cell>
          <table:table-cell office:value-type="float" office:value="7550000" calcext:value-type="float">
            <text:p>7550000</text:p>
          </table:table-cell>
          <table:table-cell office:value-type="float" office:value="27956561103" calcext:value-type="float">
            <text:p>27956561103</text:p>
          </table:table-cell>
          <table:table-cell table:formula="of:=[.E93]-[.E92]" office:value-type="float" office:value="401565029" calcext:value-type="float">
            <text:p>401565029</text:p>
          </table:table-cell>
          <table:table-cell table:formula="of:=[.F93]/([.D93]-[.D92])" office:value-type="float" office:value="8031.30058" calcext:value-type="float">
            <text:p>8,031</text:p>
          </table:table-cell>
          <table:table-cell/>
          <table:table-cell office:value-type="string" calcext:value-type="string">
            <text:p>D4:</text:p>
          </table:table-cell>
          <table:table-cell office:value-type="float" office:value="7550000" calcext:value-type="float">
            <text:p>7550000</text:p>
          </table:table-cell>
          <table:table-cell office:value-type="float" office:value="36766259180" calcext:value-type="float">
            <text:p>36766259180</text:p>
          </table:table-cell>
          <table:table-cell table:formula="of:=[.K93]-[.K92]" office:value-type="float" office:value="528313599" calcext:value-type="float">
            <text:p>528313599</text:p>
          </table:table-cell>
          <table:table-cell table:formula="of:=[.L93]/([.J93]-[.J92])" office:value-type="float" office:value="10566.27198" calcext:value-type="float">
            <text:p>10,56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4:</text:p>
          </table:table-cell>
          <table:table-cell office:value-type="float" office:value="7600000" calcext:value-type="float">
            <text:p>7600000</text:p>
          </table:table-cell>
          <table:table-cell office:value-type="float" office:value="28351332581" calcext:value-type="float">
            <text:p>28351332581</text:p>
          </table:table-cell>
          <table:table-cell table:formula="of:=[.E94]-[.E93]" office:value-type="float" office:value="394771478" calcext:value-type="float">
            <text:p>394771478</text:p>
          </table:table-cell>
          <table:table-cell table:formula="of:=[.F94]/([.D94]-[.D93])" office:value-type="float" office:value="7895.42956" calcext:value-type="float">
            <text:p>7,895</text:p>
          </table:table-cell>
          <table:table-cell/>
          <table:table-cell office:value-type="string" calcext:value-type="string">
            <text:p>D4:</text:p>
          </table:table-cell>
          <table:table-cell office:value-type="float" office:value="7600000" calcext:value-type="float">
            <text:p>7600000</text:p>
          </table:table-cell>
          <table:table-cell office:value-type="float" office:value="37391984229" calcext:value-type="float">
            <text:p>37391984229</text:p>
          </table:table-cell>
          <table:table-cell table:formula="of:=[.K94]-[.K93]" office:value-type="float" office:value="625725049" calcext:value-type="float">
            <text:p>625725049</text:p>
          </table:table-cell>
          <table:table-cell table:formula="of:=[.L94]/([.J94]-[.J93])" office:value-type="float" office:value="12514.50098" calcext:value-type="float">
            <text:p>12,51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4:</text:p>
          </table:table-cell>
          <table:table-cell office:value-type="float" office:value="7650000" calcext:value-type="float">
            <text:p>7650000</text:p>
          </table:table-cell>
          <table:table-cell office:value-type="float" office:value="28713507193" calcext:value-type="float">
            <text:p>28713507193</text:p>
          </table:table-cell>
          <table:table-cell table:formula="of:=[.E95]-[.E94]" office:value-type="float" office:value="362174612" calcext:value-type="float">
            <text:p>362174612</text:p>
          </table:table-cell>
          <table:table-cell table:formula="of:=[.F95]/([.D95]-[.D94])" office:value-type="float" office:value="7243.49224" calcext:value-type="float">
            <text:p>7,243</text:p>
          </table:table-cell>
          <table:table-cell/>
          <table:table-cell office:value-type="string" calcext:value-type="string">
            <text:p>D4:</text:p>
          </table:table-cell>
          <table:table-cell office:value-type="float" office:value="7650000" calcext:value-type="float">
            <text:p>7650000</text:p>
          </table:table-cell>
          <table:table-cell office:value-type="float" office:value="37875879146" calcext:value-type="float">
            <text:p>37875879146</text:p>
          </table:table-cell>
          <table:table-cell table:formula="of:=[.K95]-[.K94]" office:value-type="float" office:value="483894917" calcext:value-type="float">
            <text:p>483894917</text:p>
          </table:table-cell>
          <table:table-cell table:formula="of:=[.L95]/([.J95]-[.J94])" office:value-type="float" office:value="9677.89834" calcext:value-type="float">
            <text:p>9,67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4:</text:p>
          </table:table-cell>
          <table:table-cell office:value-type="float" office:value="7700000" calcext:value-type="float">
            <text:p>7700000</text:p>
          </table:table-cell>
          <table:table-cell office:value-type="float" office:value="29076682005" calcext:value-type="float">
            <text:p>29076682005</text:p>
          </table:table-cell>
          <table:table-cell table:formula="of:=[.E96]-[.E95]" office:value-type="float" office:value="363174812" calcext:value-type="float">
            <text:p>363174812</text:p>
          </table:table-cell>
          <table:table-cell table:formula="of:=[.F96]/([.D96]-[.D95])" office:value-type="float" office:value="7263.49624" calcext:value-type="float">
            <text:p>7,263</text:p>
          </table:table-cell>
          <table:table-cell/>
          <table:table-cell office:value-type="string" calcext:value-type="string">
            <text:p>D4:</text:p>
          </table:table-cell>
          <table:table-cell office:value-type="float" office:value="7700000" calcext:value-type="float">
            <text:p>7700000</text:p>
          </table:table-cell>
          <table:table-cell office:value-type="float" office:value="38400639486" calcext:value-type="float">
            <text:p>38400639486</text:p>
          </table:table-cell>
          <table:table-cell table:formula="of:=[.K96]-[.K95]" office:value-type="float" office:value="524760340" calcext:value-type="float">
            <text:p>524760340</text:p>
          </table:table-cell>
          <table:table-cell table:formula="of:=[.L96]/([.J96]-[.J95])" office:value-type="float" office:value="10495.2068" calcext:value-type="float">
            <text:p>10,49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4:</text:p>
          </table:table-cell>
          <table:table-cell office:value-type="float" office:value="7750000" calcext:value-type="float">
            <text:p>7750000</text:p>
          </table:table-cell>
          <table:table-cell office:value-type="float" office:value="29441282910" calcext:value-type="float">
            <text:p>29441282910</text:p>
          </table:table-cell>
          <table:table-cell table:formula="of:=[.E97]-[.E96]" office:value-type="float" office:value="364600905" calcext:value-type="float">
            <text:p>364600905</text:p>
          </table:table-cell>
          <table:table-cell table:formula="of:=[.F97]/([.D97]-[.D96])" office:value-type="float" office:value="7292.0181" calcext:value-type="float">
            <text:p>7,292</text:p>
          </table:table-cell>
          <table:table-cell/>
          <table:table-cell office:value-type="string" calcext:value-type="string">
            <text:p>D4:</text:p>
          </table:table-cell>
          <table:table-cell office:value-type="float" office:value="7750000" calcext:value-type="float">
            <text:p>7750000</text:p>
          </table:table-cell>
          <table:table-cell office:value-type="float" office:value="38825262311" calcext:value-type="float">
            <text:p>38825262311</text:p>
          </table:table-cell>
          <table:table-cell table:formula="of:=[.K97]-[.K96]" office:value-type="float" office:value="424622825" calcext:value-type="float">
            <text:p>424622825</text:p>
          </table:table-cell>
          <table:table-cell table:formula="of:=[.L97]/([.J97]-[.J96])" office:value-type="float" office:value="8492.4565" calcext:value-type="float">
            <text:p>8,49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4:</text:p>
          </table:table-cell>
          <table:table-cell office:value-type="float" office:value="7800000" calcext:value-type="float">
            <text:p>7800000</text:p>
          </table:table-cell>
          <table:table-cell office:value-type="float" office:value="29785716356" calcext:value-type="float">
            <text:p>29785716356</text:p>
          </table:table-cell>
          <table:table-cell table:formula="of:=[.E98]-[.E97]" office:value-type="float" office:value="344433446" calcext:value-type="float">
            <text:p>344433446</text:p>
          </table:table-cell>
          <table:table-cell table:formula="of:=[.F98]/([.D98]-[.D97])" office:value-type="float" office:value="6888.66892" calcext:value-type="float">
            <text:p>6,889</text:p>
          </table:table-cell>
          <table:table-cell/>
          <table:table-cell office:value-type="string" calcext:value-type="string">
            <text:p>D4:</text:p>
          </table:table-cell>
          <table:table-cell office:value-type="float" office:value="7800000" calcext:value-type="float">
            <text:p>7800000</text:p>
          </table:table-cell>
          <table:table-cell office:value-type="float" office:value="39329176693" calcext:value-type="float">
            <text:p>39329176693</text:p>
          </table:table-cell>
          <table:table-cell table:formula="of:=[.K98]-[.K97]" office:value-type="float" office:value="503914382" calcext:value-type="float">
            <text:p>503914382</text:p>
          </table:table-cell>
          <table:table-cell table:formula="of:=[.L98]/([.J98]-[.J97])" office:value-type="float" office:value="10078.28764" calcext:value-type="float">
            <text:p>10,07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4:</text:p>
          </table:table-cell>
          <table:table-cell office:value-type="float" office:value="7850000" calcext:value-type="float">
            <text:p>7850000</text:p>
          </table:table-cell>
          <table:table-cell office:value-type="float" office:value="30150175355" calcext:value-type="float">
            <text:p>30150175355</text:p>
          </table:table-cell>
          <table:table-cell table:formula="of:=[.E99]-[.E98]" office:value-type="float" office:value="364458999" calcext:value-type="float">
            <text:p>364458999</text:p>
          </table:table-cell>
          <table:table-cell table:formula="of:=[.F99]/([.D99]-[.D98])" office:value-type="float" office:value="7289.17998" calcext:value-type="float">
            <text:p>7,289</text:p>
          </table:table-cell>
          <table:table-cell/>
          <table:table-cell office:value-type="string" calcext:value-type="string">
            <text:p>D4:</text:p>
          </table:table-cell>
          <table:table-cell office:value-type="float" office:value="7850000" calcext:value-type="float">
            <text:p>7850000</text:p>
          </table:table-cell>
          <table:table-cell office:value-type="float" office:value="39829462087" calcext:value-type="float">
            <text:p>39829462087</text:p>
          </table:table-cell>
          <table:table-cell table:formula="of:=[.K99]-[.K98]" office:value-type="float" office:value="500285394" calcext:value-type="float">
            <text:p>500285394</text:p>
          </table:table-cell>
          <table:table-cell table:formula="of:=[.L99]/([.J99]-[.J98])" office:value-type="float" office:value="10005.70788" calcext:value-type="float">
            <text:p>10,0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4:</text:p>
          </table:table-cell>
          <table:table-cell office:value-type="float" office:value="7900000" calcext:value-type="float">
            <text:p>7900000</text:p>
          </table:table-cell>
          <table:table-cell office:value-type="float" office:value="30511104749" calcext:value-type="float">
            <text:p>30511104749</text:p>
          </table:table-cell>
          <table:table-cell table:formula="of:=[.E100]-[.E99]" office:value-type="float" office:value="360929394" calcext:value-type="float">
            <text:p>360929394</text:p>
          </table:table-cell>
          <table:table-cell table:formula="of:=[.F100]/([.D100]-[.D99])" office:value-type="float" office:value="7218.58788" calcext:value-type="float">
            <text:p>7,219</text:p>
          </table:table-cell>
          <table:table-cell/>
          <table:table-cell office:value-type="string" calcext:value-type="string">
            <text:p>D4:</text:p>
          </table:table-cell>
          <table:table-cell office:value-type="float" office:value="7900000" calcext:value-type="float">
            <text:p>7900000</text:p>
          </table:table-cell>
          <table:table-cell office:value-type="float" office:value="40395267973" calcext:value-type="float">
            <text:p>40395267973</text:p>
          </table:table-cell>
          <table:table-cell table:formula="of:=[.K100]-[.K99]" office:value-type="float" office:value="565805886" calcext:value-type="float">
            <text:p>565805886</text:p>
          </table:table-cell>
          <table:table-cell table:formula="of:=[.L100]/([.J100]-[.J99])" office:value-type="float" office:value="11316.11772" calcext:value-type="float">
            <text:p>11,31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4:</text:p>
          </table:table-cell>
          <table:table-cell office:value-type="float" office:value="7950000" calcext:value-type="float">
            <text:p>7950000</text:p>
          </table:table-cell>
          <table:table-cell office:value-type="float" office:value="30918916908" calcext:value-type="float">
            <text:p>30918916908</text:p>
          </table:table-cell>
          <table:table-cell table:formula="of:=[.E101]-[.E100]" office:value-type="float" office:value="407812159" calcext:value-type="float">
            <text:p>407812159</text:p>
          </table:table-cell>
          <table:table-cell table:formula="of:=[.F101]/([.D101]-[.D100])" office:value-type="float" office:value="8156.24318" calcext:value-type="float">
            <text:p>8,156</text:p>
          </table:table-cell>
          <table:table-cell/>
          <table:table-cell office:value-type="string" calcext:value-type="string">
            <text:p>D4:</text:p>
          </table:table-cell>
          <table:table-cell office:value-type="float" office:value="7950000" calcext:value-type="float">
            <text:p>7950000</text:p>
          </table:table-cell>
          <table:table-cell office:value-type="float" office:value="41066438078" calcext:value-type="float">
            <text:p>41066438078</text:p>
          </table:table-cell>
          <table:table-cell table:formula="of:=[.K101]-[.K100]" office:value-type="float" office:value="671170105" calcext:value-type="float">
            <text:p>671170105</text:p>
          </table:table-cell>
          <table:table-cell table:formula="of:=[.L101]/([.J101]-[.J100])" office:value-type="float" office:value="13423.4021" calcext:value-type="float">
            <text:p>13,42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4:</text:p>
          </table:table-cell>
          <table:table-cell office:value-type="float" office:value="8000000" calcext:value-type="float">
            <text:p>8000000</text:p>
          </table:table-cell>
          <table:table-cell office:value-type="float" office:value="31335010893" calcext:value-type="float">
            <text:p>31335010893</text:p>
          </table:table-cell>
          <table:table-cell table:formula="of:=[.E102]-[.E101]" office:value-type="float" office:value="416093985" calcext:value-type="float">
            <text:p>416093985</text:p>
          </table:table-cell>
          <table:table-cell table:formula="of:=[.F102]/([.D102]-[.D101])" office:value-type="float" office:value="8321.8797" calcext:value-type="float">
            <text:p>8,322</text:p>
          </table:table-cell>
          <table:table-cell/>
          <table:table-cell office:value-type="string" calcext:value-type="string">
            <text:p>D4:</text:p>
          </table:table-cell>
          <table:table-cell office:value-type="float" office:value="8000000" calcext:value-type="float">
            <text:p>8000000</text:p>
          </table:table-cell>
          <table:table-cell office:value-type="float" office:value="41615704496" calcext:value-type="float">
            <text:p>41615704496</text:p>
          </table:table-cell>
          <table:table-cell table:formula="of:=[.K102]-[.K101]" office:value-type="float" office:value="549266418" calcext:value-type="float">
            <text:p>549266418</text:p>
          </table:table-cell>
          <table:table-cell table:formula="of:=[.L102]/([.J102]-[.J101])" office:value-type="float" office:value="10985.32836" calcext:value-type="float">
            <text:p>10,98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4:</text:p>
          </table:table-cell>
          <table:table-cell office:value-type="float" office:value="8050000" calcext:value-type="float">
            <text:p>8050000</text:p>
          </table:table-cell>
          <table:table-cell office:value-type="float" office:value="31697562948" calcext:value-type="float">
            <text:p>31697562948</text:p>
          </table:table-cell>
          <table:table-cell table:formula="of:=[.E103]-[.E102]" office:value-type="float" office:value="362552055" calcext:value-type="float">
            <text:p>362552055</text:p>
          </table:table-cell>
          <table:table-cell table:formula="of:=[.F103]/([.D103]-[.D102])" office:value-type="float" office:value="7251.0411" calcext:value-type="float">
            <text:p>7,251</text:p>
          </table:table-cell>
          <table:table-cell/>
          <table:table-cell office:value-type="string" calcext:value-type="string">
            <text:p>D4:</text:p>
          </table:table-cell>
          <table:table-cell office:value-type="float" office:value="8050000" calcext:value-type="float">
            <text:p>8050000</text:p>
          </table:table-cell>
          <table:table-cell office:value-type="float" office:value="42183829880" calcext:value-type="float">
            <text:p>42183829880</text:p>
          </table:table-cell>
          <table:table-cell table:formula="of:=[.K103]-[.K102]" office:value-type="float" office:value="568125384" calcext:value-type="float">
            <text:p>568125384</text:p>
          </table:table-cell>
          <table:table-cell table:formula="of:=[.L103]/([.J103]-[.J102])" office:value-type="float" office:value="11362.50768" calcext:value-type="float">
            <text:p>11,36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4:</text:p>
          </table:table-cell>
          <table:table-cell office:value-type="float" office:value="8100000" calcext:value-type="float">
            <text:p>8100000</text:p>
          </table:table-cell>
          <table:table-cell office:value-type="float" office:value="32061581730" calcext:value-type="float">
            <text:p>32061581730</text:p>
          </table:table-cell>
          <table:table-cell table:formula="of:=[.E104]-[.E103]" office:value-type="float" office:value="364018782" calcext:value-type="float">
            <text:p>364018782</text:p>
          </table:table-cell>
          <table:table-cell table:formula="of:=[.F104]/([.D104]-[.D103])" office:value-type="float" office:value="7280.37564" calcext:value-type="float">
            <text:p>7,280</text:p>
          </table:table-cell>
          <table:table-cell/>
          <table:table-cell office:value-type="string" calcext:value-type="string">
            <text:p>D4:</text:p>
          </table:table-cell>
          <table:table-cell office:value-type="float" office:value="8100000" calcext:value-type="float">
            <text:p>8100000</text:p>
          </table:table-cell>
          <table:table-cell office:value-type="float" office:value="42662232331" calcext:value-type="float">
            <text:p>42662232331</text:p>
          </table:table-cell>
          <table:table-cell table:formula="of:=[.K104]-[.K103]" office:value-type="float" office:value="478402451" calcext:value-type="float">
            <text:p>478402451</text:p>
          </table:table-cell>
          <table:table-cell table:formula="of:=[.L104]/([.J104]-[.J103])" office:value-type="float" office:value="9568.04902" calcext:value-type="float">
            <text:p>9,56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4:</text:p>
          </table:table-cell>
          <table:table-cell office:value-type="float" office:value="8150000" calcext:value-type="float">
            <text:p>8150000</text:p>
          </table:table-cell>
          <table:table-cell office:value-type="float" office:value="32409153107" calcext:value-type="float">
            <text:p>32409153107</text:p>
          </table:table-cell>
          <table:table-cell table:formula="of:=[.E105]-[.E104]" office:value-type="float" office:value="347571377" calcext:value-type="float">
            <text:p>347571377</text:p>
          </table:table-cell>
          <table:table-cell table:formula="of:=[.F105]/([.D105]-[.D104])" office:value-type="float" office:value="6951.42754" calcext:value-type="float">
            <text:p>6,951</text:p>
          </table:table-cell>
          <table:table-cell/>
          <table:table-cell office:value-type="string" calcext:value-type="string">
            <text:p>D4:</text:p>
          </table:table-cell>
          <table:table-cell office:value-type="float" office:value="8150000" calcext:value-type="float">
            <text:p>8150000</text:p>
          </table:table-cell>
          <table:table-cell office:value-type="float" office:value="43216623200" calcext:value-type="float">
            <text:p>43216623200</text:p>
          </table:table-cell>
          <table:table-cell table:formula="of:=[.K105]-[.K104]" office:value-type="float" office:value="554390869" calcext:value-type="float">
            <text:p>554390869</text:p>
          </table:table-cell>
          <table:table-cell table:formula="of:=[.L105]/([.J105]-[.J104])" office:value-type="float" office:value="11087.81738" calcext:value-type="float">
            <text:p>11,08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4:</text:p>
          </table:table-cell>
          <table:table-cell office:value-type="float" office:value="8200000" calcext:value-type="float">
            <text:p>8200000</text:p>
          </table:table-cell>
          <table:table-cell office:value-type="float" office:value="32725864893" calcext:value-type="float">
            <text:p>32725864893</text:p>
          </table:table-cell>
          <table:table-cell table:formula="of:=[.E106]-[.E105]" office:value-type="float" office:value="316711786" calcext:value-type="float">
            <text:p>316711786</text:p>
          </table:table-cell>
          <table:table-cell table:formula="of:=[.F106]/([.D106]-[.D105])" office:value-type="float" office:value="6334.23572" calcext:value-type="float">
            <text:p>6,334</text:p>
          </table:table-cell>
          <table:table-cell/>
          <table:table-cell office:value-type="string" calcext:value-type="string">
            <text:p>D4:</text:p>
          </table:table-cell>
          <table:table-cell office:value-type="float" office:value="8200000" calcext:value-type="float">
            <text:p>8200000</text:p>
          </table:table-cell>
          <table:table-cell office:value-type="float" office:value="43546768769" calcext:value-type="float">
            <text:p>43546768769</text:p>
          </table:table-cell>
          <table:table-cell table:formula="of:=[.K106]-[.K105]" office:value-type="float" office:value="330145569" calcext:value-type="float">
            <text:p>330145569</text:p>
          </table:table-cell>
          <table:table-cell table:formula="of:=[.L106]/([.J106]-[.J105])" office:value-type="float" office:value="6602.91138" calcext:value-type="float">
            <text:p>6,60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4:</text:p>
          </table:table-cell>
          <table:table-cell office:value-type="float" office:value="8250000" calcext:value-type="float">
            <text:p>8250000</text:p>
          </table:table-cell>
          <table:table-cell office:value-type="float" office:value="33021255335" calcext:value-type="float">
            <text:p>33021255335</text:p>
          </table:table-cell>
          <table:table-cell table:formula="of:=[.E107]-[.E106]" office:value-type="float" office:value="295390442" calcext:value-type="float">
            <text:p>295390442</text:p>
          </table:table-cell>
          <table:table-cell table:formula="of:=[.F107]/([.D107]-[.D106])" office:value-type="float" office:value="5907.80884" calcext:value-type="float">
            <text:p>5,908</text:p>
          </table:table-cell>
          <table:table-cell/>
          <table:table-cell office:value-type="string" calcext:value-type="string">
            <text:p>D4:</text:p>
          </table:table-cell>
          <table:table-cell office:value-type="float" office:value="8250000" calcext:value-type="float">
            <text:p>8250000</text:p>
          </table:table-cell>
          <table:table-cell office:value-type="float" office:value="44044886131" calcext:value-type="float">
            <text:p>44044886131</text:p>
          </table:table-cell>
          <table:table-cell table:formula="of:=[.K107]-[.K106]" office:value-type="float" office:value="498117362" calcext:value-type="float">
            <text:p>498117362</text:p>
          </table:table-cell>
          <table:table-cell table:formula="of:=[.L107]/([.J107]-[.J106])" office:value-type="float" office:value="9962.34724" calcext:value-type="float">
            <text:p>9,96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4:</text:p>
          </table:table-cell>
          <table:table-cell office:value-type="float" office:value="8300000" calcext:value-type="float">
            <text:p>8300000</text:p>
          </table:table-cell>
          <table:table-cell office:value-type="float" office:value="33356769312" calcext:value-type="float">
            <text:p>33356769312</text:p>
          </table:table-cell>
          <table:table-cell table:formula="of:=[.E108]-[.E107]" office:value-type="float" office:value="335513977" calcext:value-type="float">
            <text:p>335513977</text:p>
          </table:table-cell>
          <table:table-cell table:formula="of:=[.F108]/([.D108]-[.D107])" office:value-type="float" office:value="6710.27954" calcext:value-type="float">
            <text:p>6,710</text:p>
          </table:table-cell>
          <table:table-cell/>
          <table:table-cell office:value-type="string" calcext:value-type="string">
            <text:p>D4:</text:p>
          </table:table-cell>
          <table:table-cell office:value-type="float" office:value="8300000" calcext:value-type="float">
            <text:p>8300000</text:p>
          </table:table-cell>
          <table:table-cell office:value-type="float" office:value="44441105479" calcext:value-type="float">
            <text:p>44441105479</text:p>
          </table:table-cell>
          <table:table-cell table:formula="of:=[.K108]-[.K107]" office:value-type="float" office:value="396219348" calcext:value-type="float">
            <text:p>396219348</text:p>
          </table:table-cell>
          <table:table-cell table:formula="of:=[.L108]/([.J108]-[.J107])" office:value-type="float" office:value="7924.38696" calcext:value-type="float">
            <text:p>7,92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4:</text:p>
          </table:table-cell>
          <table:table-cell office:value-type="float" office:value="8350000" calcext:value-type="float">
            <text:p>8350000</text:p>
          </table:table-cell>
          <table:table-cell office:value-type="float" office:value="33729572131" calcext:value-type="float">
            <text:p>33729572131</text:p>
          </table:table-cell>
          <table:table-cell table:formula="of:=[.E109]-[.E108]" office:value-type="float" office:value="372802819" calcext:value-type="float">
            <text:p>372802819</text:p>
          </table:table-cell>
          <table:table-cell table:formula="of:=[.F109]/([.D109]-[.D108])" office:value-type="float" office:value="7456.05638" calcext:value-type="float">
            <text:p>7,456</text:p>
          </table:table-cell>
          <table:table-cell/>
          <table:table-cell office:value-type="string" calcext:value-type="string">
            <text:p>D4:</text:p>
          </table:table-cell>
          <table:table-cell office:value-type="float" office:value="8350000" calcext:value-type="float">
            <text:p>8350000</text:p>
          </table:table-cell>
          <table:table-cell office:value-type="float" office:value="44920040135" calcext:value-type="float">
            <text:p>44920040135</text:p>
          </table:table-cell>
          <table:table-cell table:formula="of:=[.K109]-[.K108]" office:value-type="float" office:value="478934656" calcext:value-type="float">
            <text:p>478934656</text:p>
          </table:table-cell>
          <table:table-cell table:formula="of:=[.L109]/([.J109]-[.J108])" office:value-type="float" office:value="9578.69312" calcext:value-type="float">
            <text:p>9,57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4:</text:p>
          </table:table-cell>
          <table:table-cell office:value-type="float" office:value="8400000" calcext:value-type="float">
            <text:p>8400000</text:p>
          </table:table-cell>
          <table:table-cell office:value-type="float" office:value="34093523394" calcext:value-type="float">
            <text:p>34093523394</text:p>
          </table:table-cell>
          <table:table-cell table:formula="of:=[.E110]-[.E109]" office:value-type="float" office:value="363951263" calcext:value-type="float">
            <text:p>363951263</text:p>
          </table:table-cell>
          <table:table-cell table:formula="of:=[.F110]/([.D110]-[.D109])" office:value-type="float" office:value="7279.02526" calcext:value-type="float">
            <text:p>7,279</text:p>
          </table:table-cell>
          <table:table-cell/>
          <table:table-cell office:value-type="string" calcext:value-type="string">
            <text:p>D4:</text:p>
          </table:table-cell>
          <table:table-cell office:value-type="float" office:value="8400000" calcext:value-type="float">
            <text:p>8400000</text:p>
          </table:table-cell>
          <table:table-cell office:value-type="float" office:value="45557705853" calcext:value-type="float">
            <text:p>45557705853</text:p>
          </table:table-cell>
          <table:table-cell table:formula="of:=[.K110]-[.K109]" office:value-type="float" office:value="637665718" calcext:value-type="float">
            <text:p>637665718</text:p>
          </table:table-cell>
          <table:table-cell table:formula="of:=[.L110]/([.J110]-[.J109])" office:value-type="float" office:value="12753.31436" calcext:value-type="float">
            <text:p>12,75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4:</text:p>
          </table:table-cell>
          <table:table-cell office:value-type="float" office:value="8450000" calcext:value-type="float">
            <text:p>8450000</text:p>
          </table:table-cell>
          <table:table-cell office:value-type="float" office:value="34441158663" calcext:value-type="float">
            <text:p>34441158663</text:p>
          </table:table-cell>
          <table:table-cell table:formula="of:=[.E111]-[.E110]" office:value-type="float" office:value="347635269" calcext:value-type="float">
            <text:p>347635269</text:p>
          </table:table-cell>
          <table:table-cell table:formula="of:=[.F111]/([.D111]-[.D110])" office:value-type="float" office:value="6952.70538" calcext:value-type="float">
            <text:p>6,953</text:p>
          </table:table-cell>
          <table:table-cell/>
          <table:table-cell office:value-type="string" calcext:value-type="string">
            <text:p>D4:</text:p>
          </table:table-cell>
          <table:table-cell office:value-type="float" office:value="8450000" calcext:value-type="float">
            <text:p>8450000</text:p>
          </table:table-cell>
          <table:table-cell office:value-type="float" office:value="45906206382" calcext:value-type="float">
            <text:p>45906206382</text:p>
          </table:table-cell>
          <table:table-cell table:formula="of:=[.K111]-[.K110]" office:value-type="float" office:value="348500529" calcext:value-type="float">
            <text:p>348500529</text:p>
          </table:table-cell>
          <table:table-cell table:formula="of:=[.L111]/([.J111]-[.J110])" office:value-type="float" office:value="6970.01058" calcext:value-type="float">
            <text:p>6,97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4:</text:p>
          </table:table-cell>
          <table:table-cell office:value-type="float" office:value="8500000" calcext:value-type="float">
            <text:p>8500000</text:p>
          </table:table-cell>
          <table:table-cell office:value-type="float" office:value="34742580240" calcext:value-type="float">
            <text:p>34742580240</text:p>
          </table:table-cell>
          <table:table-cell table:formula="of:=[.E112]-[.E111]" office:value-type="float" office:value="301421577" calcext:value-type="float">
            <text:p>301421577</text:p>
          </table:table-cell>
          <table:table-cell table:formula="of:=[.F112]/([.D112]-[.D111])" office:value-type="float" office:value="6028.43154" calcext:value-type="float">
            <text:p>6,028</text:p>
          </table:table-cell>
          <table:table-cell/>
          <table:table-cell office:value-type="string" calcext:value-type="string">
            <text:p>D4:</text:p>
          </table:table-cell>
          <table:table-cell office:value-type="float" office:value="8500000" calcext:value-type="float">
            <text:p>8500000</text:p>
          </table:table-cell>
          <table:table-cell office:value-type="float" office:value="46429217660" calcext:value-type="float">
            <text:p>46429217660</text:p>
          </table:table-cell>
          <table:table-cell table:formula="of:=[.K112]-[.K111]" office:value-type="float" office:value="523011278" calcext:value-type="float">
            <text:p>523011278</text:p>
          </table:table-cell>
          <table:table-cell table:formula="of:=[.L112]/([.J112]-[.J111])" office:value-type="float" office:value="10460.22556" calcext:value-type="float">
            <text:p>10,46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4:</text:p>
          </table:table-cell>
          <table:table-cell office:value-type="float" office:value="8550000" calcext:value-type="float">
            <text:p>8550000</text:p>
          </table:table-cell>
          <table:table-cell office:value-type="float" office:value="35063310084" calcext:value-type="float">
            <text:p>35063310084</text:p>
          </table:table-cell>
          <table:table-cell table:formula="of:=[.E113]-[.E112]" office:value-type="float" office:value="320729844" calcext:value-type="float">
            <text:p>320729844</text:p>
          </table:table-cell>
          <table:table-cell table:formula="of:=[.F113]/([.D113]-[.D112])" office:value-type="float" office:value="6414.59688" calcext:value-type="float">
            <text:p>6,415</text:p>
          </table:table-cell>
          <table:table-cell/>
          <table:table-cell office:value-type="string" calcext:value-type="string">
            <text:p>D4:</text:p>
          </table:table-cell>
          <table:table-cell office:value-type="float" office:value="8550000" calcext:value-type="float">
            <text:p>8550000</text:p>
          </table:table-cell>
          <table:table-cell office:value-type="float" office:value="46714341407" calcext:value-type="float">
            <text:p>46714341407</text:p>
          </table:table-cell>
          <table:table-cell table:formula="of:=[.K113]-[.K112]" office:value-type="float" office:value="285123747" calcext:value-type="float">
            <text:p>285123747</text:p>
          </table:table-cell>
          <table:table-cell table:formula="of:=[.L113]/([.J113]-[.J112])" office:value-type="float" office:value="5702.47494" calcext:value-type="float">
            <text:p>5,70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4:</text:p>
          </table:table-cell>
          <table:table-cell office:value-type="float" office:value="8600000" calcext:value-type="float">
            <text:p>8600000</text:p>
          </table:table-cell>
          <table:table-cell office:value-type="float" office:value="35383924520" calcext:value-type="float">
            <text:p>35383924520</text:p>
          </table:table-cell>
          <table:table-cell table:formula="of:=[.E114]-[.E113]" office:value-type="float" office:value="320614436" calcext:value-type="float">
            <text:p>320614436</text:p>
          </table:table-cell>
          <table:table-cell table:formula="of:=[.F114]/([.D114]-[.D113])" office:value-type="float" office:value="6412.28872" calcext:value-type="float">
            <text:p>6,412</text:p>
          </table:table-cell>
          <table:table-cell/>
          <table:table-cell office:value-type="string" calcext:value-type="string">
            <text:p>D4:</text:p>
          </table:table-cell>
          <table:table-cell office:value-type="float" office:value="8600000" calcext:value-type="float">
            <text:p>8600000</text:p>
          </table:table-cell>
          <table:table-cell office:value-type="float" office:value="47201584087" calcext:value-type="float">
            <text:p>47201584087</text:p>
          </table:table-cell>
          <table:table-cell table:formula="of:=[.K114]-[.K113]" office:value-type="float" office:value="487242680" calcext:value-type="float">
            <text:p>487242680</text:p>
          </table:table-cell>
          <table:table-cell table:formula="of:=[.L114]/([.J114]-[.J113])" office:value-type="float" office:value="9744.8536" calcext:value-type="float">
            <text:p>9,74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4:</text:p>
          </table:table-cell>
          <table:table-cell office:value-type="float" office:value="8650000" calcext:value-type="float">
            <text:p>8650000</text:p>
          </table:table-cell>
          <table:table-cell office:value-type="float" office:value="35749749312" calcext:value-type="float">
            <text:p>35749749312</text:p>
          </table:table-cell>
          <table:table-cell table:formula="of:=[.E115]-[.E114]" office:value-type="float" office:value="365824792" calcext:value-type="float">
            <text:p>365824792</text:p>
          </table:table-cell>
          <table:table-cell table:formula="of:=[.F115]/([.D115]-[.D114])" office:value-type="float" office:value="7316.49584" calcext:value-type="float">
            <text:p>7,316</text:p>
          </table:table-cell>
          <table:table-cell/>
          <table:table-cell office:value-type="string" calcext:value-type="string">
            <text:p>D4:</text:p>
          </table:table-cell>
          <table:table-cell office:value-type="float" office:value="8650000" calcext:value-type="float">
            <text:p>8650000</text:p>
          </table:table-cell>
          <table:table-cell office:value-type="float" office:value="47624214982" calcext:value-type="float">
            <text:p>47624214982</text:p>
          </table:table-cell>
          <table:table-cell table:formula="of:=[.K115]-[.K114]" office:value-type="float" office:value="422630895" calcext:value-type="float">
            <text:p>422630895</text:p>
          </table:table-cell>
          <table:table-cell table:formula="of:=[.L115]/([.J115]-[.J114])" office:value-type="float" office:value="8452.6179" calcext:value-type="float">
            <text:p>8,45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4:</text:p>
          </table:table-cell>
          <table:table-cell office:value-type="float" office:value="8700000" calcext:value-type="float">
            <text:p>8700000</text:p>
          </table:table-cell>
          <table:table-cell office:value-type="float" office:value="36096455391" calcext:value-type="float">
            <text:p>36096455391</text:p>
          </table:table-cell>
          <table:table-cell table:formula="of:=[.E116]-[.E115]" office:value-type="float" office:value="346706079" calcext:value-type="float">
            <text:p>346706079</text:p>
          </table:table-cell>
          <table:table-cell table:formula="of:=[.F116]/([.D116]-[.D115])" office:value-type="float" office:value="6934.12158" calcext:value-type="float">
            <text:p>6,934</text:p>
          </table:table-cell>
          <table:table-cell/>
          <table:table-cell office:value-type="string" calcext:value-type="string">
            <text:p>D4:</text:p>
          </table:table-cell>
          <table:table-cell office:value-type="float" office:value="8700000" calcext:value-type="float">
            <text:p>8700000</text:p>
          </table:table-cell>
          <table:table-cell office:value-type="float" office:value="48134187373" calcext:value-type="float">
            <text:p>48134187373</text:p>
          </table:table-cell>
          <table:table-cell table:formula="of:=[.K116]-[.K115]" office:value-type="float" office:value="509972391" calcext:value-type="float">
            <text:p>509972391</text:p>
          </table:table-cell>
          <table:table-cell table:formula="of:=[.L116]/([.J116]-[.J115])" office:value-type="float" office:value="10199.44782" calcext:value-type="float">
            <text:p>10,19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4:</text:p>
          </table:table-cell>
          <table:table-cell office:value-type="float" office:value="8750000" calcext:value-type="float">
            <text:p>8750000</text:p>
          </table:table-cell>
          <table:table-cell office:value-type="float" office:value="36452765957" calcext:value-type="float">
            <text:p>36452765957</text:p>
          </table:table-cell>
          <table:table-cell table:formula="of:=[.E117]-[.E116]" office:value-type="float" office:value="356310566" calcext:value-type="float">
            <text:p>356310566</text:p>
          </table:table-cell>
          <table:table-cell table:formula="of:=[.F117]/([.D117]-[.D116])" office:value-type="float" office:value="7126.21132" calcext:value-type="float">
            <text:p>7,126</text:p>
          </table:table-cell>
          <table:table-cell/>
          <table:table-cell office:value-type="string" calcext:value-type="string">
            <text:p>D4:</text:p>
          </table:table-cell>
          <table:table-cell office:value-type="float" office:value="8750000" calcext:value-type="float">
            <text:p>8750000</text:p>
          </table:table-cell>
          <table:table-cell office:value-type="float" office:value="48599462562" calcext:value-type="float">
            <text:p>48599462562</text:p>
          </table:table-cell>
          <table:table-cell table:formula="of:=[.K117]-[.K116]" office:value-type="float" office:value="465275189" calcext:value-type="float">
            <text:p>465275189</text:p>
          </table:table-cell>
          <table:table-cell table:formula="of:=[.L117]/([.J117]-[.J116])" office:value-type="float" office:value="9305.50378" calcext:value-type="float">
            <text:p>9,3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4:</text:p>
          </table:table-cell>
          <table:table-cell office:value-type="float" office:value="8800000" calcext:value-type="float">
            <text:p>8800000</text:p>
          </table:table-cell>
          <table:table-cell office:value-type="float" office:value="36831974355" calcext:value-type="float">
            <text:p>36831974355</text:p>
          </table:table-cell>
          <table:table-cell table:formula="of:=[.E118]-[.E117]" office:value-type="float" office:value="379208398" calcext:value-type="float">
            <text:p>379208398</text:p>
          </table:table-cell>
          <table:table-cell table:formula="of:=[.F118]/([.D118]-[.D117])" office:value-type="float" office:value="7584.16796" calcext:value-type="float">
            <text:p>7,584</text:p>
          </table:table-cell>
          <table:table-cell/>
          <table:table-cell office:value-type="string" calcext:value-type="string">
            <text:p>D4:</text:p>
          </table:table-cell>
          <table:table-cell office:value-type="float" office:value="8800000" calcext:value-type="float">
            <text:p>8800000</text:p>
          </table:table-cell>
          <table:table-cell office:value-type="float" office:value="49181062237" calcext:value-type="float">
            <text:p>49181062237</text:p>
          </table:table-cell>
          <table:table-cell table:formula="of:=[.K118]-[.K117]" office:value-type="float" office:value="581599675" calcext:value-type="float">
            <text:p>581599675</text:p>
          </table:table-cell>
          <table:table-cell table:formula="of:=[.L118]/([.J118]-[.J117])" office:value-type="float" office:value="11631.9935" calcext:value-type="float">
            <text:p>11,63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4:</text:p>
          </table:table-cell>
          <table:table-cell office:value-type="float" office:value="8850000" calcext:value-type="float">
            <text:p>8850000</text:p>
          </table:table-cell>
          <table:table-cell office:value-type="float" office:value="37242421014" calcext:value-type="float">
            <text:p>37242421014</text:p>
          </table:table-cell>
          <table:table-cell table:formula="of:=[.E119]-[.E118]" office:value-type="float" office:value="410446659" calcext:value-type="float">
            <text:p>410446659</text:p>
          </table:table-cell>
          <table:table-cell table:formula="of:=[.F119]/([.D119]-[.D118])" office:value-type="float" office:value="8208.93318" calcext:value-type="float">
            <text:p>8,209</text:p>
          </table:table-cell>
          <table:table-cell/>
          <table:table-cell office:value-type="string" calcext:value-type="string">
            <text:p>D4:</text:p>
          </table:table-cell>
          <table:table-cell office:value-type="float" office:value="8850000" calcext:value-type="float">
            <text:p>8850000</text:p>
          </table:table-cell>
          <table:table-cell office:value-type="float" office:value="49690564947" calcext:value-type="float">
            <text:p>49690564947</text:p>
          </table:table-cell>
          <table:table-cell table:formula="of:=[.K119]-[.K118]" office:value-type="float" office:value="509502710" calcext:value-type="float">
            <text:p>509502710</text:p>
          </table:table-cell>
          <table:table-cell table:formula="of:=[.L119]/([.J119]-[.J118])" office:value-type="float" office:value="10190.0542" calcext:value-type="float">
            <text:p>10,19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4:</text:p>
          </table:table-cell>
          <table:table-cell office:value-type="float" office:value="8900000" calcext:value-type="float">
            <text:p>8900000</text:p>
          </table:table-cell>
          <table:table-cell office:value-type="float" office:value="37605349683" calcext:value-type="float">
            <text:p>37605349683</text:p>
          </table:table-cell>
          <table:table-cell table:formula="of:=[.E120]-[.E119]" office:value-type="float" office:value="362928669" calcext:value-type="float">
            <text:p>362928669</text:p>
          </table:table-cell>
          <table:table-cell table:formula="of:=[.F120]/([.D120]-[.D119])" office:value-type="float" office:value="7258.57338" calcext:value-type="float">
            <text:p>7,259</text:p>
          </table:table-cell>
          <table:table-cell/>
          <table:table-cell office:value-type="string" calcext:value-type="string">
            <text:p>D4:</text:p>
          </table:table-cell>
          <table:table-cell office:value-type="float" office:value="8900000" calcext:value-type="float">
            <text:p>8900000</text:p>
          </table:table-cell>
          <table:table-cell office:value-type="float" office:value="50254575950" calcext:value-type="float">
            <text:p>50254575950</text:p>
          </table:table-cell>
          <table:table-cell table:formula="of:=[.K120]-[.K119]" office:value-type="float" office:value="564011003" calcext:value-type="float">
            <text:p>564011003</text:p>
          </table:table-cell>
          <table:table-cell table:formula="of:=[.L120]/([.J120]-[.J119])" office:value-type="float" office:value="11280.22006" calcext:value-type="float">
            <text:p>11,28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4:</text:p>
          </table:table-cell>
          <table:table-cell office:value-type="float" office:value="8950000" calcext:value-type="float">
            <text:p>8950000</text:p>
          </table:table-cell>
          <table:table-cell office:value-type="float" office:value="37958809958" calcext:value-type="float">
            <text:p>37958809958</text:p>
          </table:table-cell>
          <table:table-cell table:formula="of:=[.E121]-[.E120]" office:value-type="float" office:value="353460275" calcext:value-type="float">
            <text:p>353460275</text:p>
          </table:table-cell>
          <table:table-cell table:formula="of:=[.F121]/([.D121]-[.D120])" office:value-type="float" office:value="7069.2055" calcext:value-type="float">
            <text:p>7,069</text:p>
          </table:table-cell>
          <table:table-cell/>
          <table:table-cell office:value-type="string" calcext:value-type="string">
            <text:p>D4:</text:p>
          </table:table-cell>
          <table:table-cell office:value-type="float" office:value="8950000" calcext:value-type="float">
            <text:p>8950000</text:p>
          </table:table-cell>
          <table:table-cell office:value-type="float" office:value="50699827609" calcext:value-type="float">
            <text:p>50699827609</text:p>
          </table:table-cell>
          <table:table-cell table:formula="of:=[.K121]-[.K120]" office:value-type="float" office:value="445251659" calcext:value-type="float">
            <text:p>445251659</text:p>
          </table:table-cell>
          <table:table-cell table:formula="of:=[.L121]/([.J121]-[.J120])" office:value-type="float" office:value="8905.03318" calcext:value-type="float">
            <text:p>8,9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4:</text:p>
          </table:table-cell>
          <table:table-cell office:value-type="float" office:value="9000000" calcext:value-type="float">
            <text:p>9000000</text:p>
          </table:table-cell>
          <table:table-cell office:value-type="float" office:value="38311169985" calcext:value-type="float">
            <text:p>38311169985</text:p>
          </table:table-cell>
          <table:table-cell table:formula="of:=[.E122]-[.E121]" office:value-type="float" office:value="352360027" calcext:value-type="float">
            <text:p>352360027</text:p>
          </table:table-cell>
          <table:table-cell table:formula="of:=[.F122]/([.D122]-[.D121])" office:value-type="float" office:value="7047.20054" calcext:value-type="float">
            <text:p>7,047</text:p>
          </table:table-cell>
          <table:table-cell/>
          <table:table-cell office:value-type="string" calcext:value-type="string">
            <text:p>D4:</text:p>
          </table:table-cell>
          <table:table-cell office:value-type="float" office:value="9000000" calcext:value-type="float">
            <text:p>9000000</text:p>
          </table:table-cell>
          <table:table-cell office:value-type="float" office:value="51239787948" calcext:value-type="float">
            <text:p>51239787948</text:p>
          </table:table-cell>
          <table:table-cell table:formula="of:=[.K122]-[.K121]" office:value-type="float" office:value="539960339" calcext:value-type="float">
            <text:p>539960339</text:p>
          </table:table-cell>
          <table:table-cell table:formula="of:=[.L122]/([.J122]-[.J121])" office:value-type="float" office:value="10799.20678" calcext:value-type="float">
            <text:p>10,79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4:</text:p>
          </table:table-cell>
          <table:table-cell office:value-type="float" office:value="9050000" calcext:value-type="float">
            <text:p>9050000</text:p>
          </table:table-cell>
          <table:table-cell office:value-type="float" office:value="38659906693" calcext:value-type="float">
            <text:p>38659906693</text:p>
          </table:table-cell>
          <table:table-cell table:formula="of:=[.E123]-[.E122]" office:value-type="float" office:value="348736708" calcext:value-type="float">
            <text:p>348736708</text:p>
          </table:table-cell>
          <table:table-cell table:formula="of:=[.F123]/([.D123]-[.D122])" office:value-type="float" office:value="6974.73416" calcext:value-type="float">
            <text:p>6,975</text:p>
          </table:table-cell>
          <table:table-cell/>
          <table:table-cell office:value-type="string" calcext:value-type="string">
            <text:p>D4:</text:p>
          </table:table-cell>
          <table:table-cell office:value-type="float" office:value="9050000" calcext:value-type="float">
            <text:p>9050000</text:p>
          </table:table-cell>
          <table:table-cell office:value-type="float" office:value="51633374415" calcext:value-type="float">
            <text:p>51633374415</text:p>
          </table:table-cell>
          <table:table-cell table:formula="of:=[.K123]-[.K122]" office:value-type="float" office:value="393586467" calcext:value-type="float">
            <text:p>393586467</text:p>
          </table:table-cell>
          <table:table-cell table:formula="of:=[.L123]/([.J123]-[.J122])" office:value-type="float" office:value="7871.72934" calcext:value-type="float">
            <text:p>7,87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4:</text:p>
          </table:table-cell>
          <table:table-cell office:value-type="float" office:value="9100000" calcext:value-type="float">
            <text:p>9100000</text:p>
          </table:table-cell>
          <table:table-cell office:value-type="float" office:value="39016706220" calcext:value-type="float">
            <text:p>39016706220</text:p>
          </table:table-cell>
          <table:table-cell table:formula="of:=[.E124]-[.E123]" office:value-type="float" office:value="356799527" calcext:value-type="float">
            <text:p>356799527</text:p>
          </table:table-cell>
          <table:table-cell table:formula="of:=[.F124]/([.D124]-[.D123])" office:value-type="float" office:value="7135.99054" calcext:value-type="float">
            <text:p>7,136</text:p>
          </table:table-cell>
          <table:table-cell/>
          <table:table-cell office:value-type="string" calcext:value-type="string">
            <text:p>D4:</text:p>
          </table:table-cell>
          <table:table-cell office:value-type="float" office:value="9100000" calcext:value-type="float">
            <text:p>9100000</text:p>
          </table:table-cell>
          <table:table-cell office:value-type="float" office:value="52171548573" calcext:value-type="float">
            <text:p>52171548573</text:p>
          </table:table-cell>
          <table:table-cell table:formula="of:=[.K124]-[.K123]" office:value-type="float" office:value="538174158" calcext:value-type="float">
            <text:p>538174158</text:p>
          </table:table-cell>
          <table:table-cell table:formula="of:=[.L124]/([.J124]-[.J123])" office:value-type="float" office:value="10763.48316" calcext:value-type="float">
            <text:p>10,76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4:</text:p>
          </table:table-cell>
          <table:table-cell office:value-type="float" office:value="9150000" calcext:value-type="float">
            <text:p>9150000</text:p>
          </table:table-cell>
          <table:table-cell office:value-type="float" office:value="39364856108" calcext:value-type="float">
            <text:p>39364856108</text:p>
          </table:table-cell>
          <table:table-cell table:formula="of:=[.E125]-[.E124]" office:value-type="float" office:value="348149888" calcext:value-type="float">
            <text:p>348149888</text:p>
          </table:table-cell>
          <table:table-cell table:formula="of:=[.F125]/([.D125]-[.D124])" office:value-type="float" office:value="6962.99776" calcext:value-type="float">
            <text:p>6,963</text:p>
          </table:table-cell>
          <table:table-cell/>
          <table:table-cell office:value-type="string" calcext:value-type="string">
            <text:p>D4:</text:p>
          </table:table-cell>
          <table:table-cell office:value-type="float" office:value="9150000" calcext:value-type="float">
            <text:p>9150000</text:p>
          </table:table-cell>
          <table:table-cell office:value-type="float" office:value="52592658292" calcext:value-type="float">
            <text:p>52592658292</text:p>
          </table:table-cell>
          <table:table-cell table:formula="of:=[.K125]-[.K124]" office:value-type="float" office:value="421109719" calcext:value-type="float">
            <text:p>421109719</text:p>
          </table:table-cell>
          <table:table-cell table:formula="of:=[.L125]/([.J125]-[.J124])" office:value-type="float" office:value="8422.19438" calcext:value-type="float">
            <text:p>8,42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4:</text:p>
          </table:table-cell>
          <table:table-cell office:value-type="float" office:value="9200000" calcext:value-type="float">
            <text:p>9200000</text:p>
          </table:table-cell>
          <table:table-cell office:value-type="float" office:value="39728778425" calcext:value-type="float">
            <text:p>39728778425</text:p>
          </table:table-cell>
          <table:table-cell table:formula="of:=[.E126]-[.E125]" office:value-type="float" office:value="363922317" calcext:value-type="float">
            <text:p>363922317</text:p>
          </table:table-cell>
          <table:table-cell table:formula="of:=[.F126]/([.D126]-[.D125])" office:value-type="float" office:value="7278.44634" calcext:value-type="float">
            <text:p>7,278</text:p>
          </table:table-cell>
          <table:table-cell/>
          <table:table-cell office:value-type="string" calcext:value-type="string">
            <text:p>D4:</text:p>
          </table:table-cell>
          <table:table-cell office:value-type="float" office:value="9200000" calcext:value-type="float">
            <text:p>9200000</text:p>
          </table:table-cell>
          <table:table-cell office:value-type="float" office:value="53095077459" calcext:value-type="float">
            <text:p>53095077459</text:p>
          </table:table-cell>
          <table:table-cell table:formula="of:=[.K126]-[.K125]" office:value-type="float" office:value="502419167" calcext:value-type="float">
            <text:p>502419167</text:p>
          </table:table-cell>
          <table:table-cell table:formula="of:=[.L126]/([.J126]-[.J125])" office:value-type="float" office:value="10048.38334" calcext:value-type="float">
            <text:p>10,04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4:</text:p>
          </table:table-cell>
          <table:table-cell office:value-type="float" office:value="9250000" calcext:value-type="float">
            <text:p>9250000</text:p>
          </table:table-cell>
          <table:table-cell office:value-type="float" office:value="40085158625" calcext:value-type="float">
            <text:p>40085158625</text:p>
          </table:table-cell>
          <table:table-cell table:formula="of:=[.E127]-[.E126]" office:value-type="float" office:value="356380200" calcext:value-type="float">
            <text:p>356380200</text:p>
          </table:table-cell>
          <table:table-cell table:formula="of:=[.F127]/([.D127]-[.D126])" office:value-type="float" office:value="7127.604" calcext:value-type="float">
            <text:p>7,128</text:p>
          </table:table-cell>
          <table:table-cell/>
          <table:table-cell office:value-type="string" calcext:value-type="string">
            <text:p>D4:</text:p>
          </table:table-cell>
          <table:table-cell office:value-type="float" office:value="9250000" calcext:value-type="float">
            <text:p>9250000</text:p>
          </table:table-cell>
          <table:table-cell office:value-type="float" office:value="53519109203" calcext:value-type="float">
            <text:p>53519109203</text:p>
          </table:table-cell>
          <table:table-cell table:formula="of:=[.K127]-[.K126]" office:value-type="float" office:value="424031744" calcext:value-type="float">
            <text:p>424031744</text:p>
          </table:table-cell>
          <table:table-cell table:formula="of:=[.L127]/([.J127]-[.J126])" office:value-type="float" office:value="8480.63488" calcext:value-type="float">
            <text:p>8,48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4:</text:p>
          </table:table-cell>
          <table:table-cell office:value-type="float" office:value="9300000" calcext:value-type="float">
            <text:p>9300000</text:p>
          </table:table-cell>
          <table:table-cell office:value-type="float" office:value="40414187598" calcext:value-type="float">
            <text:p>40414187598</text:p>
          </table:table-cell>
          <table:table-cell table:formula="of:=[.E128]-[.E127]" office:value-type="float" office:value="329028973" calcext:value-type="float">
            <text:p>329028973</text:p>
          </table:table-cell>
          <table:table-cell table:formula="of:=[.F128]/([.D128]-[.D127])" office:value-type="float" office:value="6580.57946" calcext:value-type="float">
            <text:p>6,581</text:p>
          </table:table-cell>
          <table:table-cell/>
          <table:table-cell office:value-type="string" calcext:value-type="string">
            <text:p>D4:</text:p>
          </table:table-cell>
          <table:table-cell office:value-type="float" office:value="9300000" calcext:value-type="float">
            <text:p>9300000</text:p>
          </table:table-cell>
          <table:table-cell office:value-type="float" office:value="53996171925" calcext:value-type="float">
            <text:p>53996171925</text:p>
          </table:table-cell>
          <table:table-cell table:formula="of:=[.K128]-[.K127]" office:value-type="float" office:value="477062722" calcext:value-type="float">
            <text:p>477062722</text:p>
          </table:table-cell>
          <table:table-cell table:formula="of:=[.L128]/([.J128]-[.J127])" office:value-type="float" office:value="9541.25444" calcext:value-type="float">
            <text:p>9,54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4:</text:p>
          </table:table-cell>
          <table:table-cell office:value-type="float" office:value="9350000" calcext:value-type="float">
            <text:p>9350000</text:p>
          </table:table-cell>
          <table:table-cell office:value-type="float" office:value="40772732494" calcext:value-type="float">
            <text:p>40772732494</text:p>
          </table:table-cell>
          <table:table-cell table:formula="of:=[.E129]-[.E128]" office:value-type="float" office:value="358544896" calcext:value-type="float">
            <text:p>358544896</text:p>
          </table:table-cell>
          <table:table-cell table:formula="of:=[.F129]/([.D129]-[.D128])" office:value-type="float" office:value="7170.89792" calcext:value-type="float">
            <text:p>7,171</text:p>
          </table:table-cell>
          <table:table-cell/>
          <table:table-cell office:value-type="string" calcext:value-type="string">
            <text:p>D4:</text:p>
          </table:table-cell>
          <table:table-cell office:value-type="float" office:value="9350000" calcext:value-type="float">
            <text:p>9350000</text:p>
          </table:table-cell>
          <table:table-cell office:value-type="float" office:value="54410739679" calcext:value-type="float">
            <text:p>54410739679</text:p>
          </table:table-cell>
          <table:table-cell table:formula="of:=[.K129]-[.K128]" office:value-type="float" office:value="414567754" calcext:value-type="float">
            <text:p>414567754</text:p>
          </table:table-cell>
          <table:table-cell table:formula="of:=[.L129]/([.J129]-[.J128])" office:value-type="float" office:value="8291.35508" calcext:value-type="float">
            <text:p>8,29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4:</text:p>
          </table:table-cell>
          <table:table-cell office:value-type="float" office:value="9400000" calcext:value-type="float">
            <text:p>9400000</text:p>
          </table:table-cell>
          <table:table-cell office:value-type="float" office:value="41062112470" calcext:value-type="float">
            <text:p>41062112470</text:p>
          </table:table-cell>
          <table:table-cell table:formula="of:=[.E130]-[.E129]" office:value-type="float" office:value="289379976" calcext:value-type="float">
            <text:p>289379976</text:p>
          </table:table-cell>
          <table:table-cell table:formula="of:=[.F130]/([.D130]-[.D129])" office:value-type="float" office:value="5787.59952" calcext:value-type="float">
            <text:p>5,788</text:p>
          </table:table-cell>
          <table:table-cell/>
          <table:table-cell office:value-type="string" calcext:value-type="string">
            <text:p>D4:</text:p>
          </table:table-cell>
          <table:table-cell office:value-type="float" office:value="9400000" calcext:value-type="float">
            <text:p>9400000</text:p>
          </table:table-cell>
          <table:table-cell office:value-type="float" office:value="54746792711" calcext:value-type="float">
            <text:p>54746792711</text:p>
          </table:table-cell>
          <table:table-cell table:formula="of:=[.K130]-[.K129]" office:value-type="float" office:value="336053032" calcext:value-type="float">
            <text:p>336053032</text:p>
          </table:table-cell>
          <table:table-cell table:formula="of:=[.L130]/([.J130]-[.J129])" office:value-type="float" office:value="6721.06064" calcext:value-type="float">
            <text:p>6,72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4:</text:p>
          </table:table-cell>
          <table:table-cell office:value-type="float" office:value="9450000" calcext:value-type="float">
            <text:p>9450000</text:p>
          </table:table-cell>
          <table:table-cell office:value-type="float" office:value="41387516888" calcext:value-type="float">
            <text:p>41387516888</text:p>
          </table:table-cell>
          <table:table-cell table:formula="of:=[.E131]-[.E130]" office:value-type="float" office:value="325404418" calcext:value-type="float">
            <text:p>325404418</text:p>
          </table:table-cell>
          <table:table-cell table:formula="of:=[.F131]/([.D131]-[.D130])" office:value-type="float" office:value="6508.08836" calcext:value-type="float">
            <text:p>6,508</text:p>
          </table:table-cell>
          <table:table-cell/>
          <table:table-cell office:value-type="string" calcext:value-type="string">
            <text:p>D4:</text:p>
          </table:table-cell>
          <table:table-cell office:value-type="float" office:value="9450000" calcext:value-type="float">
            <text:p>9450000</text:p>
          </table:table-cell>
          <table:table-cell office:value-type="float" office:value="55109079035" calcext:value-type="float">
            <text:p>55109079035</text:p>
          </table:table-cell>
          <table:table-cell table:formula="of:=[.K131]-[.K130]" office:value-type="float" office:value="362286324" calcext:value-type="float">
            <text:p>362286324</text:p>
          </table:table-cell>
          <table:table-cell table:formula="of:=[.L131]/([.J131]-[.J130])" office:value-type="float" office:value="7245.72648" calcext:value-type="float">
            <text:p>7,24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4:</text:p>
          </table:table-cell>
          <table:table-cell office:value-type="float" office:value="9500000" calcext:value-type="float">
            <text:p>9500000</text:p>
          </table:table-cell>
          <table:table-cell office:value-type="float" office:value="41654694426" calcext:value-type="float">
            <text:p>41654694426</text:p>
          </table:table-cell>
          <table:table-cell table:formula="of:=[.E132]-[.E131]" office:value-type="float" office:value="267177538" calcext:value-type="float">
            <text:p>267177538</text:p>
          </table:table-cell>
          <table:table-cell table:formula="of:=[.F132]/([.D132]-[.D131])" office:value-type="float" office:value="5343.55076" calcext:value-type="float">
            <text:p>5,344</text:p>
          </table:table-cell>
          <table:table-cell/>
          <table:table-cell office:value-type="string" calcext:value-type="string">
            <text:p>D4:</text:p>
          </table:table-cell>
          <table:table-cell office:value-type="float" office:value="9500000" calcext:value-type="float">
            <text:p>9500000</text:p>
          </table:table-cell>
          <table:table-cell office:value-type="float" office:value="55305019446" calcext:value-type="float">
            <text:p>55305019446</text:p>
          </table:table-cell>
          <table:table-cell table:formula="of:=[.K132]-[.K131]" office:value-type="float" office:value="195940411" calcext:value-type="float">
            <text:p>195940411</text:p>
          </table:table-cell>
          <table:table-cell table:formula="of:=[.L132]/([.J132]-[.J131])" office:value-type="float" office:value="3918.80822" calcext:value-type="float">
            <text:p>3,91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4:</text:p>
          </table:table-cell>
          <table:table-cell office:value-type="float" office:value="9550000" calcext:value-type="float">
            <text:p>9550000</text:p>
          </table:table-cell>
          <table:table-cell office:value-type="float" office:value="41980661313" calcext:value-type="float">
            <text:p>41980661313</text:p>
          </table:table-cell>
          <table:table-cell table:formula="of:=[.E133]-[.E132]" office:value-type="float" office:value="325966887" calcext:value-type="float">
            <text:p>325966887</text:p>
          </table:table-cell>
          <table:table-cell table:formula="of:=[.F133]/([.D133]-[.D132])" office:value-type="float" office:value="6519.33774" calcext:value-type="float">
            <text:p>6,519</text:p>
          </table:table-cell>
          <table:table-cell/>
          <table:table-cell office:value-type="string" calcext:value-type="string">
            <text:p>D4:</text:p>
          </table:table-cell>
          <table:table-cell office:value-type="float" office:value="9550000" calcext:value-type="float">
            <text:p>9550000</text:p>
          </table:table-cell>
          <table:table-cell office:value-type="float" office:value="55575754302" calcext:value-type="float">
            <text:p>55575754302</text:p>
          </table:table-cell>
          <table:table-cell table:formula="of:=[.K133]-[.K132]" office:value-type="float" office:value="270734856" calcext:value-type="float">
            <text:p>270734856</text:p>
          </table:table-cell>
          <table:table-cell table:formula="of:=[.L133]/([.J133]-[.J132])" office:value-type="float" office:value="5414.69712" calcext:value-type="float">
            <text:p>5,41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4:</text:p>
          </table:table-cell>
          <table:table-cell office:value-type="float" office:value="9600000" calcext:value-type="float">
            <text:p>9600000</text:p>
          </table:table-cell>
          <table:table-cell office:value-type="float" office:value="42205303609" calcext:value-type="float">
            <text:p>42205303609</text:p>
          </table:table-cell>
          <table:table-cell table:formula="of:=[.E134]-[.E133]" office:value-type="float" office:value="224642296" calcext:value-type="float">
            <text:p>224642296</text:p>
          </table:table-cell>
          <table:table-cell table:formula="of:=[.F134]/([.D134]-[.D133])" office:value-type="float" office:value="4492.84592" calcext:value-type="float">
            <text:p>4,493</text:p>
          </table:table-cell>
          <table:table-cell/>
          <table:table-cell office:value-type="string" calcext:value-type="string">
            <text:p>D4:</text:p>
          </table:table-cell>
          <table:table-cell office:value-type="float" office:value="9600000" calcext:value-type="float">
            <text:p>9600000</text:p>
          </table:table-cell>
          <table:table-cell office:value-type="float" office:value="55819511014" calcext:value-type="float">
            <text:p>55819511014</text:p>
          </table:table-cell>
          <table:table-cell table:formula="of:=[.K134]-[.K133]" office:value-type="float" office:value="243756712" calcext:value-type="float">
            <text:p>243756712</text:p>
          </table:table-cell>
          <table:table-cell table:formula="of:=[.L134]/([.J134]-[.J133])" office:value-type="float" office:value="4875.13424" calcext:value-type="float">
            <text:p>4,87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4:</text:p>
          </table:table-cell>
          <table:table-cell office:value-type="float" office:value="9650000" calcext:value-type="float">
            <text:p>9650000</text:p>
          </table:table-cell>
          <table:table-cell office:value-type="float" office:value="42515243430" calcext:value-type="float">
            <text:p>42515243430</text:p>
          </table:table-cell>
          <table:table-cell table:formula="of:=[.E135]-[.E134]" office:value-type="float" office:value="309939821" calcext:value-type="float">
            <text:p>309939821</text:p>
          </table:table-cell>
          <table:table-cell table:formula="of:=[.F135]/([.D135]-[.D134])" office:value-type="float" office:value="6198.79642" calcext:value-type="float">
            <text:p>6,199</text:p>
          </table:table-cell>
          <table:table-cell/>
          <table:table-cell office:value-type="string" calcext:value-type="string">
            <text:p>D4:</text:p>
          </table:table-cell>
          <table:table-cell office:value-type="float" office:value="9650000" calcext:value-type="float">
            <text:p>9650000</text:p>
          </table:table-cell>
          <table:table-cell office:value-type="float" office:value="56064645886" calcext:value-type="float">
            <text:p>56064645886</text:p>
          </table:table-cell>
          <table:table-cell table:formula="of:=[.K135]-[.K134]" office:value-type="float" office:value="245134872" calcext:value-type="float">
            <text:p>245134872</text:p>
          </table:table-cell>
          <table:table-cell table:formula="of:=[.L135]/([.J135]-[.J134])" office:value-type="float" office:value="4902.69744" calcext:value-type="float">
            <text:p>4,90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4:</text:p>
          </table:table-cell>
          <table:table-cell office:value-type="float" office:value="9700000" calcext:value-type="float">
            <text:p>9700000</text:p>
          </table:table-cell>
          <table:table-cell office:value-type="float" office:value="42783359700" calcext:value-type="float">
            <text:p>42783359700</text:p>
          </table:table-cell>
          <table:table-cell table:formula="of:=[.E136]-[.E135]" office:value-type="float" office:value="268116270" calcext:value-type="float">
            <text:p>268116270</text:p>
          </table:table-cell>
          <table:table-cell table:formula="of:=[.F136]/([.D136]-[.D135])" office:value-type="float" office:value="5362.3254" calcext:value-type="float">
            <text:p>5,362</text:p>
          </table:table-cell>
          <table:table-cell/>
          <table:table-cell office:value-type="string" calcext:value-type="string">
            <text:p>D4:</text:p>
          </table:table-cell>
          <table:table-cell office:value-type="float" office:value="9700000" calcext:value-type="float">
            <text:p>9700000</text:p>
          </table:table-cell>
          <table:table-cell office:value-type="float" office:value="56213123959" calcext:value-type="float">
            <text:p>56213123959</text:p>
          </table:table-cell>
          <table:table-cell table:formula="of:=[.K136]-[.K135]" office:value-type="float" office:value="148478073" calcext:value-type="float">
            <text:p>148478073</text:p>
          </table:table-cell>
          <table:table-cell table:formula="of:=[.L136]/([.J136]-[.J135])" office:value-type="float" office:value="2969.56146" calcext:value-type="float">
            <text:p>2,97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4:</text:p>
          </table:table-cell>
          <table:table-cell office:value-type="float" office:value="9750000" calcext:value-type="float">
            <text:p>9750000</text:p>
          </table:table-cell>
          <table:table-cell office:value-type="float" office:value="43010602196" calcext:value-type="float">
            <text:p>43010602196</text:p>
          </table:table-cell>
          <table:table-cell table:formula="of:=[.E137]-[.E136]" office:value-type="float" office:value="227242496" calcext:value-type="float">
            <text:p>227242496</text:p>
          </table:table-cell>
          <table:table-cell table:formula="of:=[.F137]/([.D137]-[.D136])" office:value-type="float" office:value="4544.84992" calcext:value-type="float">
            <text:p>4,545</text:p>
          </table:table-cell>
          <table:table-cell/>
          <table:table-cell office:value-type="string" calcext:value-type="string">
            <text:p>D4:</text:p>
          </table:table-cell>
          <table:table-cell office:value-type="float" office:value="9750000" calcext:value-type="float">
            <text:p>9750000</text:p>
          </table:table-cell>
          <table:table-cell office:value-type="float" office:value="56336000798" calcext:value-type="float">
            <text:p>56336000798</text:p>
          </table:table-cell>
          <table:table-cell table:formula="of:=[.K137]-[.K136]" office:value-type="float" office:value="122876839" calcext:value-type="float">
            <text:p>122876839</text:p>
          </table:table-cell>
          <table:table-cell table:formula="of:=[.L137]/([.J137]-[.J136])" office:value-type="float" office:value="2457.53678" calcext:value-type="float">
            <text:p>2,45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4:</text:p>
          </table:table-cell>
          <table:table-cell office:value-type="float" office:value="9800000" calcext:value-type="float">
            <text:p>9800000</text:p>
          </table:table-cell>
          <table:table-cell office:value-type="float" office:value="43173344976" calcext:value-type="float">
            <text:p>43173344976</text:p>
          </table:table-cell>
          <table:table-cell table:formula="of:=[.E138]-[.E137]" office:value-type="float" office:value="162742780" calcext:value-type="float">
            <text:p>162742780</text:p>
          </table:table-cell>
          <table:table-cell table:formula="of:=[.F138]/([.D138]-[.D137])" office:value-type="float" office:value="3254.8556" calcext:value-type="float">
            <text:p>3,255</text:p>
          </table:table-cell>
          <table:table-cell/>
          <table:table-cell office:value-type="string" calcext:value-type="string">
            <text:p>D4:</text:p>
          </table:table-cell>
          <table:table-cell office:value-type="float" office:value="9800000" calcext:value-type="float">
            <text:p>9800000</text:p>
          </table:table-cell>
          <table:table-cell office:value-type="float" office:value="56448140231" calcext:value-type="float">
            <text:p>56448140231</text:p>
          </table:table-cell>
          <table:table-cell table:formula="of:=[.K138]-[.K137]" office:value-type="float" office:value="112139433" calcext:value-type="float">
            <text:p>112139433</text:p>
          </table:table-cell>
          <table:table-cell table:formula="of:=[.L138]/([.J138]-[.J137])" office:value-type="float" office:value="2242.78866" calcext:value-type="float">
            <text:p>2,24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4:</text:p>
          </table:table-cell>
          <table:table-cell office:value-type="float" office:value="9850000" calcext:value-type="float">
            <text:p>9850000</text:p>
          </table:table-cell>
          <table:table-cell office:value-type="float" office:value="43333253290" calcext:value-type="float">
            <text:p>43333253290</text:p>
          </table:table-cell>
          <table:table-cell table:formula="of:=[.E139]-[.E138]" office:value-type="float" office:value="159908314" calcext:value-type="float">
            <text:p>159908314</text:p>
          </table:table-cell>
          <table:table-cell table:formula="of:=[.F139]/([.D139]-[.D138])" office:value-type="float" office:value="3198.16628" calcext:value-type="float">
            <text:p>3,198</text:p>
          </table:table-cell>
          <table:table-cell/>
          <table:table-cell office:value-type="string" calcext:value-type="string">
            <text:p>D4:</text:p>
          </table:table-cell>
          <table:table-cell office:value-type="float" office:value="9850000" calcext:value-type="float">
            <text:p>9850000</text:p>
          </table:table-cell>
          <table:table-cell office:value-type="float" office:value="56523492269" calcext:value-type="float">
            <text:p>56523492269</text:p>
          </table:table-cell>
          <table:table-cell table:formula="of:=[.K139]-[.K138]" office:value-type="float" office:value="75352038" calcext:value-type="float">
            <text:p>75352038</text:p>
          </table:table-cell>
          <table:table-cell table:formula="of:=[.L139]/([.J139]-[.J138])" office:value-type="float" office:value="1507.04076" calcext:value-type="float">
            <text:p>1,50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4:</text:p>
          </table:table-cell>
          <table:table-cell office:value-type="float" office:value="9900000" calcext:value-type="float">
            <text:p>9900000</text:p>
          </table:table-cell>
          <table:table-cell office:value-type="float" office:value="43419189180" calcext:value-type="float">
            <text:p>43419189180</text:p>
          </table:table-cell>
          <table:table-cell table:formula="of:=[.E140]-[.E139]" office:value-type="float" office:value="85935890" calcext:value-type="float">
            <text:p>85935890</text:p>
          </table:table-cell>
          <table:table-cell table:formula="of:=[.F140]/([.D140]-[.D139])" office:value-type="float" office:value="1718.7178" calcext:value-type="float">
            <text:p>1,719</text:p>
          </table:table-cell>
          <table:table-cell/>
          <table:table-cell office:value-type="string" calcext:value-type="string">
            <text:p>D4:</text:p>
          </table:table-cell>
          <table:table-cell office:value-type="float" office:value="9900000" calcext:value-type="float">
            <text:p>9900000</text:p>
          </table:table-cell>
          <table:table-cell office:value-type="float" office:value="56593734663" calcext:value-type="float">
            <text:p>56593734663</text:p>
          </table:table-cell>
          <table:table-cell table:formula="of:=[.K140]-[.K139]" office:value-type="float" office:value="70242394" calcext:value-type="float">
            <text:p>70242394</text:p>
          </table:table-cell>
          <table:table-cell table:formula="of:=[.L140]/([.J140]-[.J139])" office:value-type="float" office:value="1404.84788" calcext:value-type="float">
            <text:p>1,4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4:</text:p>
          </table:table-cell>
          <table:table-cell office:value-type="float" office:value="9950000" calcext:value-type="float">
            <text:p>9950000</text:p>
          </table:table-cell>
          <table:table-cell office:value-type="float" office:value="43464960176" calcext:value-type="float">
            <text:p>43464960176</text:p>
          </table:table-cell>
          <table:table-cell table:formula="of:=[.E141]-[.E140]" office:value-type="float" office:value="45770996" calcext:value-type="float">
            <text:p>45770996</text:p>
          </table:table-cell>
          <table:table-cell table:formula="of:=[.F141]/([.D141]-[.D140])" office:value-type="float" office:value="915.41992" calcext:value-type="float">
            <text:p>915</text:p>
          </table:table-cell>
          <table:table-cell/>
          <table:table-cell office:value-type="string" calcext:value-type="string">
            <text:p>D4:</text:p>
          </table:table-cell>
          <table:table-cell office:value-type="float" office:value="9950000" calcext:value-type="float">
            <text:p>9950000</text:p>
          </table:table-cell>
          <table:table-cell office:value-type="float" office:value="56620442645" calcext:value-type="float">
            <text:p>56620442645</text:p>
          </table:table-cell>
          <table:table-cell table:formula="of:=[.K141]-[.K140]" office:value-type="float" office:value="26707982" calcext:value-type="float">
            <text:p>26707982</text:p>
          </table:table-cell>
          <table:table-cell table:formula="of:=[.L141]/([.J141]-[.J140])" office:value-type="float" office:value="534.15964" calcext:value-type="float">
            <text:p>53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4: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3477138877" calcext:value-type="float">
            <text:p>43477138877</text:p>
          </table:table-cell>
          <table:table-cell table:formula="of:=[.E142]-[.E141]" office:value-type="float" office:value="12178701" calcext:value-type="float">
            <text:p>12178701</text:p>
          </table:table-cell>
          <table:table-cell table:formula="of:=[.F142]/([.D142]-[.D141])" office:value-type="float" office:value="243.57402" calcext:value-type="float">
            <text:p>244</text:p>
          </table:table-cell>
          <table:table-cell/>
          <table:table-cell office:value-type="string" calcext:value-type="string">
            <text:p>D4: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6628269557" calcext:value-type="float">
            <text:p>56628269557</text:p>
          </table:table-cell>
          <table:table-cell table:formula="of:=[.K142]-[.K141]" office:value-type="float" office:value="7826912" calcext:value-type="float">
            <text:p>7826912</text:p>
          </table:table-cell>
          <table:table-cell table:formula="of:=[.L142]/([.J142]-[.J141])" office:value-type="float" office:value="156.53824" calcext:value-type="float">
            <text:p>157</text:p>
          </table:table-cell>
        </table:table-row>
        <table:table-row table:style-name="ro1">
          <table:table-cell table:number-columns-repeated="6"/>
          <table:table-cell table:style-name="Default" table:formula="of:=AVERAGE([.G12:.G142])" office:value-type="float" office:value="6632.17529312977" calcext:value-type="float">
            <text:p>6632.1752931298</text:p>
          </table:table-cell>
          <table:table-cell table:number-columns-repeated="5"/>
          <table:table-cell table:style-name="Default" table:formula="of:=AVERAGE([.M12:.M142])" office:value-type="float" office:value="8639.48156610687" calcext:value-type="float">
            <text:p>8639.4815661069</text:p>
          </table:table-cell>
        </table:table-row>
        <table:table-row table:style-name="ro1" table:number-rows-repeated="2">
          <table:table-cell table:number-columns-repeated="6"/>
          <table:table-cell table:style-name="Default"/>
          <table:table-cell table:number-columns-repeated="5"/>
          <table:table-cell table:style-name="Default"/>
        </table:table-row>
        <table:table-row table:style-name="ro1">
          <table:table-cell table:number-columns-repeated="2"/>
          <table:table-cell office:value-type="string" calcext:value-type="string">
            <text:p>alg,run,k,c,tomatch,success,rate,avgk,time</text:p>
          </table:table-cell>
          <table:table-cell table:number-columns-repeated="3"/>
          <table:table-cell table:style-name="Default"/>
          <table:table-cell table:number-columns-repeated="5"/>
          <table:table-cell table:style-name="Default"/>
        </table:table-row>
        <table:table-row table:style-name="ro1">
          <table:table-cell/>
          <table:table-cell office:value-type="string" calcext:value-type="string">
            <text:p>10m</text:p>
          </table:table-cell>
          <table:table-cell office:value-type="string" calcext:value-type="string">
            <text:p>Distribution,0,10000,100,6592826,2971724,0.450751,4347.71,540.044</text:p>
          </table:table-cell>
          <table:table-cell table:number-columns-repeated="3"/>
          <table:table-cell table:style-name="Default"/>
          <table:table-cell table:number-columns-repeated="5"/>
          <table:table-cell table:style-name="Default"/>
        </table:table-row>
        <table:table-row table:style-name="ro1">
          <table:table-cell/>
          <table:table-cell office:value-type="string" calcext:value-type="string">
            <text:p>10m</text:p>
          </table:table-cell>
          <table:table-cell office:value-type="string" calcext:value-type="string">
            <text:p>Distribution,0,20000,100,6592826,5230552,0.79337,5662.83,568.997</text:p>
          </table:table-cell>
          <table:table-cell table:number-columns-repeated="3"/>
          <table:table-cell table:style-name="Default"/>
          <table:table-cell table:number-columns-repeated="5"/>
          <table:table-cell table:style-name="Default"/>
        </table:table-row>
        <table:table-row table:style-name="ro1">
          <table:table-cell/>
          <table:table-cell office:value-type="string" calcext:value-type="string">
            <text:p>10m</text:p>
          </table:table-cell>
          <table:table-cell office:value-type="string" calcext:value-type="string">
            <text:p>Distribution,0,30000,100,6592826,6394806,0.969964,5124.53,578.4</text:p>
          </table:table-cell>
          <table:table-cell table:number-columns-repeated="3"/>
          <table:table-cell table:style-name="Default"/>
          <table:table-cell table:number-columns-repeated="5"/>
          <table:table-cell table:style-name="Default"/>
        </table:table-row>
        <table:table-row table:style-name="ro1">
          <table:table-cell/>
          <table:table-cell office:value-type="string" calcext:value-type="string">
            <text:p>20m</text:p>
          </table:table-cell>
          <table:table-cell office:value-type="string" calcext:value-type="string">
            <text:p>Distribution,0,50000,100,13185652,11933884,0.905066,11100.9,1351.98</text:p>
          </table:table-cell>
          <table:table-cell table:number-columns-repeated="3"/>
          <table:table-cell table:style-name="Default"/>
          <table:table-cell table:number-columns-repeated="5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athan Geffen</meta:initial-creator>
    <meta:creation-date>2016-08-09T11:28:48.002742059</meta:creation-date>
    <dc:date>2016-08-10T08:20:33.602011599</dc:date>
    <dc:creator>Nathan Geffen</dc:creator>
    <meta:editing-duration>PT16H18M33S</meta:editing-duration>
    <meta:editing-cycles>2</meta:editing-cycles>
    <meta:generator>LibreOffice/5.0.3.2$Linux_X86_64 LibreOffice_project/00m0$Build-2</meta:generator>
    <meta:document-statistic meta:table-count="2" meta:cell-count="1337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3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3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21cm" svg:y="4.201cm" style:legend-expansion="high" chart:style-name="ch2"/>
        <chart:plot-area chart:style-name="ch3" table:cell-range-address="Data.G12:Data.G142" svg:x="0.32cm" svg:y="0.18cm" svg:width="12.481cm" svg:height="8.64cm">
          <chartooo:coordinate-region svg:x="1.603cm" svg:y="0.301cm" svg:width="11.198cm" svg:height="7.51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Data.G12:Data.G142" chart:class="chart:line">
            <chart:data-point chart:repeated="13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815.60136">
                <text:p>2815.60136</text:p>
                <draw:g>
                  <svg:desc>Data.G12:Data.G1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312.82648">
                <text:p>3312.826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696.43374">
                <text:p>3696.4337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934.36086">
                <text:p>2934.360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349.67596">
                <text:p>5349.6759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124.94232">
                <text:p>4124.9423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269.33008">
                <text:p>6269.3300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970.19458">
                <text:p>3970.1945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004.27344">
                <text:p>6004.2734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125.66116">
                <text:p>5125.6611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343.65618">
                <text:p>5343.6561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474.84584">
                <text:p>6474.8458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39.68456">
                <text:p>6039.6845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002.17882">
                <text:p>5002.1788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413.13844">
                <text:p>5413.1384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770.01514">
                <text:p>6770.0151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509.50624">
                <text:p>6509.5062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712.23164">
                <text:p>6712.2316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490.99902">
                <text:p>6490.9990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803.8506">
                <text:p>6803.850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091.9196">
                <text:p>6091.919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925.73834">
                <text:p>5925.7383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825.47232">
                <text:p>5825.4723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712.2292">
                <text:p>6712.229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722.69628">
                <text:p>6722.6962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832.62528">
                <text:p>6832.6252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795.45194">
                <text:p>5795.4519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791.58286">
                <text:p>5791.5828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226.83262">
                <text:p>7226.8326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340.65418">
                <text:p>6340.6541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047.23538">
                <text:p>7047.2353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723.79706">
                <text:p>6723.7970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937.79128">
                <text:p>6937.7912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373.13714">
                <text:p>6373.1371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795.97864">
                <text:p>6795.9786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586.63192">
                <text:p>6586.6319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033.76556">
                <text:p>7033.7655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459.4444">
                <text:p>6459.444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817.96168">
                <text:p>6817.9616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453.37468">
                <text:p>7453.3746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817.80888">
                <text:p>8817.8088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095.81166">
                <text:p>7095.8116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085.4184">
                <text:p>7085.418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129.2857">
                <text:p>7129.285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146.76742">
                <text:p>7146.7674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8415.6">
                <text:p>8415.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818.04928">
                <text:p>6818.0492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866.64756">
                <text:p>6866.6475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8803.15846">
                <text:p>8803.1584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8021">
                <text:p>802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868.13856">
                <text:p>6868.1385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854.0675">
                <text:p>6854.067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9803.75168">
                <text:p>9803.7516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7025.45712">
                <text:p>7025.4571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701.34264">
                <text:p>6701.3426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8209.50578">
                <text:p>8209.5057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8677.6">
                <text:p>8677.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616.91482">
                <text:p>6616.9148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453.46362">
                <text:p>7453.4636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9798.85924">
                <text:p>9798.8592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731.66674">
                <text:p>6731.6667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818.92154">
                <text:p>6818.9215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8683.75858">
                <text:p>8683.7585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8180">
                <text:p>818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178.89686">
                <text:p>7178.8968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977.49994">
                <text:p>6977.4999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9459.77244">
                <text:p>9459.7724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237.6637">
                <text:p>7237.663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049.8859">
                <text:p>7049.885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124.26638">
                <text:p>7124.2663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9674.38032">
                <text:p>9674.3803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6896.10426">
                <text:p>6896.1042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6819.90432">
                <text:p>6819.9043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147.43492">
                <text:p>7147.4349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98.26502">
                <text:p>7598.2650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9322.5752">
                <text:p>9322.575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202.32602">
                <text:p>7202.3260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156.26892">
                <text:p>7156.2689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078.65">
                <text:p>7078.6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232.88646">
                <text:p>7232.8864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7934.60468">
                <text:p>7934.6046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031.30058">
                <text:p>8031.3005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7895.42956">
                <text:p>7895.4295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7243.49224">
                <text:p>7243.4922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7263.49624">
                <text:p>7263.4962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7292.0181">
                <text:p>7292.018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6888.66892">
                <text:p>6888.6689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7289.17998">
                <text:p>7289.1799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7218.58788">
                <text:p>7218.5878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156.24318">
                <text:p>8156.2431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8321.8797">
                <text:p>8321.879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7251.0411">
                <text:p>7251.041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7280.37564">
                <text:p>7280.3756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6951.42754">
                <text:p>6951.4275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6334.23572">
                <text:p>6334.2357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907.80884">
                <text:p>5907.8088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6710.27954">
                <text:p>6710.2795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7456.05638">
                <text:p>7456.0563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7279.02526">
                <text:p>7279.0252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6952.70538">
                <text:p>6952.7053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6028.43154">
                <text:p>6028.4315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6414.59688">
                <text:p>6414.5968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6412.28872">
                <text:p>6412.2887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7316.49584">
                <text:p>7316.4958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6934.12158">
                <text:p>6934.1215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7126.21132">
                <text:p>7126.2113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7584.16796">
                <text:p>7584.1679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8208.93318">
                <text:p>8208.9331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7258.57338">
                <text:p>7258.5733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7069.2055">
                <text:p>7069.205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7047.20054">
                <text:p>7047.2005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6974.73416">
                <text:p>6974.7341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7135.99054">
                <text:p>7135.9905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6962.99776">
                <text:p>6962.9977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7278.44634">
                <text:p>7278.4463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7127.604">
                <text:p>7127.60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6580.57946">
                <text:p>6580.5794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7170.89792">
                <text:p>7170.8979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787.59952">
                <text:p>5787.5995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6508.08836">
                <text:p>6508.0883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5343.55076">
                <text:p>5343.5507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6519.33774">
                <text:p>6519.3377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4492.84592">
                <text:p>4492.8459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6198.79642">
                <text:p>6198.7964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5362.3254">
                <text:p>5362.325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4544.84992">
                <text:p>4544.8499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254.8556">
                <text:p>3254.855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198.16628">
                <text:p>3198.1662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718.7178">
                <text:p>1718.717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915.41992">
                <text:p>915.4199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43.57402">
                <text:p>243.5740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3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3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095cm" svg:y="4.201cm" style:legend-expansion="high" chart:style-name="ch2"/>
        <chart:plot-area chart:style-name="ch3" table:cell-range-address="Data.M12:Data.M142" svg:x="0.32cm" svg:y="0.18cm" svg:width="12.455cm" svg:height="8.64cm">
          <chartooo:coordinate-region svg:x="1.603cm" svg:y="0.301cm" svg:width="11.172cm" svg:height="7.51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Data.M12:Data.M142" chart:class="chart:line">
            <chart:data-point chart:repeated="13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737.41162">
                <text:p>2737.41162</text:p>
                <draw:g>
                  <svg:desc>Data.M12:Data.M1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207.72464">
                <text:p>3207.724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88.09952">
                <text:p>3088.0995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124.24482">
                <text:p>2124.2448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217.61902">
                <text:p>4217.619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607.63696">
                <text:p>4607.6369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378.79034">
                <text:p>5378.7903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161.11706">
                <text:p>2161.1170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687.49462">
                <text:p>4687.4946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282.55742">
                <text:p>6282.5574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853.36712">
                <text:p>4853.3671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38.63006">
                <text:p>5538.6300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460.09574">
                <text:p>8460.0957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748.53366">
                <text:p>3748.5336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063.17186">
                <text:p>8063.1718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354.2563">
                <text:p>6354.256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536.82644">
                <text:p>6536.8264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926.78466">
                <text:p>9926.7846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936.46138">
                <text:p>5936.4613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533.24656">
                <text:p>9533.2465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418.44774">
                <text:p>5418.4477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122.32902">
                <text:p>8122.3290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052.1588">
                <text:p>5052.158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343.44846">
                <text:p>7343.4484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024.02316">
                <text:p>10024.0231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174.6839">
                <text:p>6174.683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702.84346">
                <text:p>8702.8434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386.33482">
                <text:p>5386.3348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903.79648">
                <text:p>8903.7964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175.47486">
                <text:p>9175.4748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680.07012">
                <text:p>7680.0701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0684.14968">
                <text:p>10684.1496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7599.19066">
                <text:p>7599.1906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091.33982">
                <text:p>10091.3398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684.42046">
                <text:p>7684.4204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9967.02784">
                <text:p>9967.0278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8035.89974">
                <text:p>8035.8997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8605.1576">
                <text:p>8605.157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9983.38258">
                <text:p>9983.3825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9519.16542">
                <text:p>9519.1654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3975.0039">
                <text:p>13975.003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964.6348">
                <text:p>8964.634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9137.0631">
                <text:p>9137.063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572.8215">
                <text:p>8572.821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2106.41514">
                <text:p>12106.4151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3602.9622">
                <text:p>13602.962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7804.23274">
                <text:p>7804.2327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8170.0928">
                <text:p>8170.092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5062.22152">
                <text:p>15062.2215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1575.48946">
                <text:p>11575.4894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7900.54736">
                <text:p>7900.5473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572.46248">
                <text:p>10572.4624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5215.02356">
                <text:p>15215.0235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9663.05712">
                <text:p>9663.0571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7532.10866">
                <text:p>7532.1086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4111.08036">
                <text:p>14111.0803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3355.2">
                <text:p>13355.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012.34264">
                <text:p>7012.3426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2815.59192">
                <text:p>12815.5919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5113.80894">
                <text:p>15113.8089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8225.98164">
                <text:p>8225.9816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8967.10248">
                <text:p>8967.1024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3952.2812">
                <text:p>13952.281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2220.7606">
                <text:p>12220.760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8897.20944">
                <text:p>8897.2094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0135.73576">
                <text:p>10135.7357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5347.89404">
                <text:p>15347.8940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0412.17428">
                <text:p>10412.1742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8103.09656">
                <text:p>8103.0965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2278.15992">
                <text:p>12278.1599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4631.34186">
                <text:p>14631.3418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8981.0802">
                <text:p>8981.080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8712.82296">
                <text:p>8712.8229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9871.18416">
                <text:p>9871.1841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1557.6507">
                <text:p>11557.650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4877.65318">
                <text:p>14877.6531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9665.86326">
                <text:p>9665.8632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0428.00908">
                <text:p>10428.0090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540.159">
                <text:p>8540.15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1208.1156">
                <text:p>11208.115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3091.7551">
                <text:p>13091.755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0566.27198">
                <text:p>10566.2719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2514.50098">
                <text:p>12514.5009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9677.89834">
                <text:p>9677.8983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0495.2068">
                <text:p>10495.206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492.4565">
                <text:p>8492.456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0078.28764">
                <text:p>10078.2876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0005.70788">
                <text:p>10005.7078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1316.11772">
                <text:p>11316.1177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3423.4021">
                <text:p>13423.402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0985.32836">
                <text:p>10985.3283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1362.50768">
                <text:p>11362.5076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568.04902">
                <text:p>9568.0490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1087.81738">
                <text:p>11087.8173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6602.91138">
                <text:p>6602.9113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962.34724">
                <text:p>9962.3472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7924.38696">
                <text:p>7924.3869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578.69312">
                <text:p>9578.6931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2753.31436">
                <text:p>12753.3143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6970.01058">
                <text:p>6970.0105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460.22556">
                <text:p>10460.2255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702.47494">
                <text:p>5702.4749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9744.8536">
                <text:p>9744.853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8452.6179">
                <text:p>8452.617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199.44782">
                <text:p>10199.4478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9305.50378">
                <text:p>9305.5037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1631.9935">
                <text:p>11631.993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190.0542">
                <text:p>10190.054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1280.22006">
                <text:p>11280.2200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8905.03318">
                <text:p>8905.0331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0799.20678">
                <text:p>10799.2067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7871.72934">
                <text:p>7871.7293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0763.48316">
                <text:p>10763.4831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8422.19438">
                <text:p>8422.1943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0048.38334">
                <text:p>10048.3833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8480.63488">
                <text:p>8480.6348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9541.25444">
                <text:p>9541.2544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8291.35508">
                <text:p>8291.3550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6721.06064">
                <text:p>6721.0606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7245.72648">
                <text:p>7245.7264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918.80822">
                <text:p>3918.8082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5414.69712">
                <text:p>5414.6971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4875.13424">
                <text:p>4875.1342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902.69744">
                <text:p>4902.6974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969.56146">
                <text:p>2969.5614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457.53678">
                <text:p>2457.5367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242.78866">
                <text:p>2242.7886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507.04076">
                <text:p>1507.0407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404.84788">
                <text:p>1404.8478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534.15964">
                <text:p>534.1596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56.53824">
                <text:p>156.5382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